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expor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79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14.954cm"/>
    </style:style>
    <style:style style:name="ro1" style:family="table-row">
      <style:table-row-properties style:row-height="0.743cm" fo:break-before="auto" style:use-optimal-row-height="true"/>
    </style:style>
    <style:style style:name="ro2" style:family="table-row">
      <style:table-row-properties style:row-height="0.66cm" fo:break-before="auto" style:use-optimal-row-height="true"/>
    </style:style>
    <style:style style:name="ro3" style:family="table-row">
      <style:table-row-properties style:row-height="0.57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 fo:border="0.74pt solid #000000" fo:padding="0.101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 fo:padding="0.101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fo:padding="0.101cm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style:text-align-source="fix" style:repeat-content="false" fo:border="0.74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border="0.74pt solid #000000" fo:padding-bottom="0.101cm" fo:padding-left="0.101cm" fo:padding-right="0cm" fo:padding-top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cell-protect="none" style:print-content="true" style:text-align-source="fix" style:repeat-content="false" fo:border="0.74pt solid #000000" fo:padding-bottom="0.101cm" fo:padding-left="0.101cm" fo:padding-right="0cm" fo:padding-top="0.101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cell-protect="none" style:print-content="true" fo:border="0.74pt solid #000000" fo:padding-bottom="0.101cm" fo:padding-left="0.101cm" fo:padding-right="0cm" fo:padding-top="0.101cm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none" style:print-content="true" fo:padding-bottom="0.101cm" fo:padding-left="0.101cm" fo:padding-right="0cm" fo:padding-top="0.101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ee6ef" style:cell-protect="none" style:print-content="true" style:text-align-source="fix" style:repeat-content="false" fo:wrap-option="no-wrap" fo:border="0.74pt solid #000000" style:direction="ltr" fo:padding-bottom="0.101cm" fo:padding-left="0cm" fo:padding-right="0cm" fo:padding-top="0.101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padding-bottom="0.101cm" fo:padding-left="0cm" fo:padding-right="0cm" fo:padding-top="0.101cm"/>
    </style:style>
    <style:style style:name="ce14" style:family="table-cell" style:parent-style-name="Default">
      <style:table-cell-properties style:cell-protect="protected formula-hidden" style:print-content="true" fo:padding-bottom="0.101cm" fo:padding-left="0cm" fo:padding-right="0cm" fo:padding-top="0.101cm"/>
    </style:style>
    <style:style style:name="ce31" style:family="table-cell" style:parent-style-name="Default">
      <style:table-cell-properties style:cell-protect="hidden-and-protected" style:print-content="true"/>
    </style:style>
    <style:style style:name="ce16" style:family="table-cell" style:parent-style-name="Default">
      <style:table-cell-properties style:cell-protect="protected formula-hidden" style:print-content="false" fo:padding-bottom="0.101cm" fo:padding-left="0cm" fo:padding-right="0cm" fo:padding-top="0.101cm"/>
    </style:style>
    <style:style style:name="ce15" style:family="table-cell" style:parent-style-name="Default">
      <style:table-cell-properties style:cell-protect="protected formula-hidden" style:print-content="false"/>
    </style:style>
    <style:style style:name="gr1" style:family="graphic" style:parent-style-name="Default">
      <style:graphic-properties loext:decorative="false"/>
      <style:text-properties fo:font-size="12pt"/>
    </style:style>
    <style:style style:name="P1" style:family="paragraph">
      <style:paragraph-properties fo:text-align="center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maps.D3">
          <table:error-message table:message-type="stop" table:title="Day-night cycle enabling error!" table:display="true">
            <text:p>You must choose Yes or No</text:p>
          </table:error-message>
        </table:content-validation>
        <table:content-validation table:name="val2" table:condition="of:cell-content-is-whole-number() and cell-content-is-between(0,255)" table:allow-empty-cell="false" table:base-cell-address="events.E3">
          <table:help-message table:title="Valid range" table:display="false">
            <text:p>Number between 0 and 255</text:p>
          </table:help-message>
          <table:error-message table:message-type="stop" table:title="Battle background palettes error!" table:display="true">
            <text:p>You must input a value between 0 and 255</text:p>
          </table:error-message>
        </table:content-validation>
      </table:content-validations>
      <table:table table:name="map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1" form:id="control1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Maps?language=Basic&amp;location=document" xlink:type="simple"/>
              </office:event-listeners>
            </form:button>
          </form:form>
        </office:forms>
        <table:shapes>
          <draw:control draw:z-index="0" draw:name="export_map" draw:style-name="gr1" draw:text-style-name="P1" svg:width="3.739cm" svg:height="0.871cm" svg:x="28.199cm" svg:y="0.237cm" draw:control="control1"/>
        </table:shapes>
        <table:table-column table:style-name="co1" table:number-columns-repeated="2" table:default-cell-style-name="ce3"/>
        <table:table-column table:style-name="co2" table:default-cell-style-name="ce8"/>
        <table:table-column table:style-name="co1" table:number-columns-repeated="2" table:default-cell-style-name="ce12"/>
        <table:table-column table:style-name="co1" table:visibility="collapse" table:default-cell-style-name="ce14"/>
        <table:table-column table:style-name="co1" table:visibility="collapse" table:default-cell-style-name="ce13"/>
        <table:table-column table:style-name="co1" table:visibility="collapse" table:number-columns-repeated="2" table:default-cell-style-name="Default"/>
        <table:table-column table:style-name="co1" table:number-columns-repeated="4" table:default-cell-style-name="ce3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aps</text:p>
          </table:table-cell>
          <table:covered-table-cell table:style-name="ce5"/>
          <table:covered-table-cell table:style-name="ce6"/>
          <table:covered-table-cell table:number-columns-repeated="2" table:style-name="ce10"/>
          <table:table-cell table:style-name="Default" table:number-columns-repeated="2"/>
          <table:table-cell table:number-columns-repeated="6"/>
          <table:table-cell table:number-columns-spanned="2" table:number-rows-spanned="2"/>
          <table:covered-table-cell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ce11" office:value-type="string" calcext:value-type="string">
            <text:p>Freeze</text:p>
          </table:table-cell>
          <table:table-cell table:style-name="Default" table:number-columns-repeated="2"/>
          <table:table-cell table:number-columns-repeated="6"/>
          <table:covered-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World of Balance, World Ma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]=&quot;Yes&quot;;1;0)" office:value-type="float" office:value="0" calcext:value-type="float">
            <text:p>0</text:p>
          </table:table-cell>
          <table:table-cell/>
          <table:table-cell table:formula="of:=IF([.$E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World of Ruin, World Ma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]=&quot;Yes&quot;;2;0)" office:value-type="float" office:value="0" calcext:value-type="float">
            <text:p>0</text:p>
          </table:table-cell>
          <table:table-cell/>
          <table:table-cell table:formula="of:=IF([.$E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Serpent Trench, World Ma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]=&quot;Yes&quot;;4;0)" office:value-type="float" office:value="0" calcext:value-type="float">
            <text:p>0</text:p>
          </table:table-cell>
          <table:table-cell/>
          <table:table-cell table:formula="of:=IF([.$E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On that day... etc.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]=&quot;Yes&quot;;8;0)" office:value-type="float" office:value="0" calcext:value-type="float">
            <text:p>0</text:p>
          </table:table-cell>
          <table:table-cell/>
          <table:table-cell table:formula="of:=IF([.$E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Shadow's Drea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]=&quot;Yes&quot;;16;0)" office:value-type="float" office:value="0" calcext:value-type="float">
            <text:p>0</text:p>
          </table:table-cell>
          <table:table-cell/>
          <table:table-cell table:formula="of:=IF([.$E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Mog's Explanatio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]=&quot;Yes&quot;;32;0)" office:value-type="float" office:value="0" calcext:value-type="float">
            <text:p>0</text:p>
          </table:table-cell>
          <table:table-cell/>
          <table:table-cell table:formula="of:=IF([.$E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Blackjack, Deck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]=&quot;Yes&quot;;64;0)" office:value-type="float" office:value="0" calcext:value-type="float">
            <text:p>0</text:p>
          </table:table-cell>
          <table:table-cell/>
          <table:table-cell table:formula="of:=IF([.$E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Blackjack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]=&quot;Yes&quot;;128;0)" office:value-type="float" office:value="0" calcext:value-type="float">
            <text:p>0</text:p>
          </table:table-cell>
          <table:table-cell table:style-name="ce14" table:formula="of:=SUM([.F3:.F10])" office:value-type="float" office:value="0" calcext:value-type="float">
            <text:p>0</text:p>
          </table:table-cell>
          <table:table-cell table:formula="of:=IF([.$E10]=&quot;Yes&quot;;128;0)" office:value-type="float" office:value="0" calcext:value-type="float">
            <text:p>0</text:p>
          </table:table-cell>
          <table:table-cell table:formula="of:=SUM([.H3:.H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Blackjack, Back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]=&quot;Yes&quot;;1;0)" office:value-type="float" office:value="0" calcext:value-type="float">
            <text:p>0</text:p>
          </table:table-cell>
          <table:table-cell/>
          <table:table-cell table:formula="of:=IF([.$E1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Choose A Scenario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]=&quot;Yes&quot;;2;0)" office:value-type="float" office:value="0" calcext:value-type="float">
            <text:p>0</text:p>
          </table:table-cell>
          <table:table-cell/>
          <table:table-cell table:formula="of:=IF([.$E1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Blackjack, Roo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]=&quot;Yes&quot;;4;0)" office:value-type="float" office:value="0" calcext:value-type="float">
            <text:p>0</text:p>
          </table:table-cell>
          <table:table-cell/>
          <table:table-cell table:formula="of:=IF([.$E1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Falcon, Roo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]=&quot;Yes&quot;;8;0)" office:value-type="float" office:value="0" calcext:value-type="float">
            <text:p>0</text:p>
          </table:table-cell>
          <table:table-cell/>
          <table:table-cell table:formula="of:=IF([.$E1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Falcon, Mai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/>
          <table:table-cell table:formula="of:=IF([.$E1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Falcon, Roof, Landing on Kefka's Tow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]=&quot;Yes&quot;;32;0)" office:value-type="float" office:value="0" calcext:value-type="float">
            <text:p>0</text:p>
          </table:table-cell>
          <table:table-cell/>
          <table:table-cell table:formula="of:=IF([.$E1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Chocobo Stable, Forested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]=&quot;Yes&quot;;64;0)" office:value-type="float" office:value="0" calcext:value-type="float">
            <text:p>0</text:p>
          </table:table-cell>
          <table:table-cell/>
          <table:table-cell table:formula="of:=IF([.$E1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Chocobo Stable, Forested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]=&quot;Yes&quot;;128;0)" office:value-type="float" office:value="0" calcext:value-type="float">
            <text:p>0</text:p>
          </table:table-cell>
          <table:table-cell table:style-name="ce14" table:formula="of:=SUM([.F11:.F18])" office:value-type="float" office:value="0" calcext:value-type="float">
            <text:p>0</text:p>
          </table:table-cell>
          <table:table-cell table:formula="of:=IF([.$E18]=&quot;Yes&quot;;128;0)" office:value-type="float" office:value="0" calcext:value-type="float">
            <text:p>0</text:p>
          </table:table-cell>
          <table:table-cell table:formula="of:=SUM([.H11:.H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Chocobo Stable, Forested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]=&quot;Yes&quot;;1;0)" office:value-type="float" office:value="0" calcext:value-type="float">
            <text:p>0</text:p>
          </table:table-cell>
          <table:table-cell/>
          <table:table-cell table:formula="of:=IF([.$E1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Falcon, Roo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]=&quot;Yes&quot;;2;0)" office:value-type="float" office:value="0" calcext:value-type="float">
            <text:p>0</text:p>
          </table:table-cell>
          <table:table-cell/>
          <table:table-cell table:formula="of:=IF([.$E2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Narshe Cliff, Intro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]=&quot;Yes&quot;;4;0)" office:value-type="float" office:value="0" calcext:value-type="float">
            <text:p>0</text:p>
          </table:table-cell>
          <table:table-cell/>
          <table:table-cell table:formula="of:=IF([.$E2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Narshe, Outside, Beginning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]=&quot;Yes&quot;;8;0)" office:value-type="float" office:value="0" calcext:value-type="float">
            <text:p>0</text:p>
          </table:table-cell>
          <table:table-cell/>
          <table:table-cell table:formula="of:=IF([.$E2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Narshe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]=&quot;Yes&quot;;16;0)" office:value-type="float" office:value="0" calcext:value-type="float">
            <text:p>0</text:p>
          </table:table-cell>
          <table:table-cell/>
          <table:table-cell table:formula="of:=IF([.$E2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Narshe, Outside, Beginning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]=&quot;Yes&quot;;32;0)" office:value-type="float" office:value="0" calcext:value-type="float">
            <text:p>0</text:p>
          </table:table-cell>
          <table:table-cell/>
          <table:table-cell table:formula="of:=IF([.$E2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Narshe, Outside, Battlefield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]=&quot;Yes&quot;;64;0)" office:value-type="float" office:value="0" calcext:value-type="float">
            <text:p>0</text:p>
          </table:table-cell>
          <table:table-cell/>
          <table:table-cell table:formula="of:=IF([.$E2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Narshe, Outside, Northern Cliff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]=&quot;Yes&quot;;128;0)" office:value-type="float" office:value="0" calcext:value-type="float">
            <text:p>0</text:p>
          </table:table-cell>
          <table:table-cell table:style-name="ce14" table:formula="of:=SUM([.F19:.F26])" office:value-type="float" office:value="0" calcext:value-type="float">
            <text:p>0</text:p>
          </table:table-cell>
          <table:table-cell table:formula="of:=IF([.$E26]=&quot;Yes&quot;;128;0)" office:value-type="float" office:value="0" calcext:value-type="float">
            <text:p>0</text:p>
          </table:table-cell>
          <table:table-cell table:formula="of:=SUM([.H19:.H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Narshe, Weapons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]=&quot;Yes&quot;;1;0)" office:value-type="float" office:value="0" calcext:value-type="float">
            <text:p>0</text:p>
          </table:table-cell>
          <table:table-cell/>
          <table:table-cell table:formula="of:=IF([.$E2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9" calcext:value-type="string">
            <text:p>$019</text:p>
          </table:table-cell>
          <table:table-cell table:formula="of:=TEXT((ROW()-3); &quot;000&quot;)" office:value-type="string" office:string-value="025" calcext:value-type="string">
            <text:p>025</text:p>
          </table:table-cell>
          <table:table-cell office:value-type="string" calcext:value-type="string">
            <text:p>Narshe, Armor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]=&quot;Yes&quot;;2;0)" office:value-type="float" office:value="0" calcext:value-type="float">
            <text:p>0</text:p>
          </table:table-cell>
          <table:table-cell/>
          <table:table-cell table:formula="of:=IF([.$E2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A" calcext:value-type="string">
            <text:p>$01A</text:p>
          </table:table-cell>
          <table:table-cell table:formula="of:=TEXT((ROW()-3); &quot;000&quot;)" office:value-type="string" office:string-value="026" calcext:value-type="string">
            <text:p>026</text:p>
          </table:table-cell>
          <table:table-cell office:value-type="string" calcext:value-type="string">
            <text:p>Narshe, Item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]=&quot;Yes&quot;;4;0)" office:value-type="float" office:value="0" calcext:value-type="float">
            <text:p>0</text:p>
          </table:table-cell>
          <table:table-cell/>
          <table:table-cell table:formula="of:=IF([.$E2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B" calcext:value-type="string">
            <text:p>$01B</text:p>
          </table:table-cell>
          <table:table-cell table:formula="of:=TEXT((ROW()-3); &quot;000&quot;)" office:value-type="string" office:string-value="027" calcext:value-type="string">
            <text:p>027</text:p>
          </table:table-cell>
          <table:table-cell office:value-type="string" calcext:value-type="string">
            <text:p>Narshe, Relics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]=&quot;Yes&quot;;8;0)" office:value-type="float" office:value="0" calcext:value-type="float">
            <text:p>0</text:p>
          </table:table-cell>
          <table:table-cell/>
          <table:table-cell table:formula="of:=IF([.$E3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C" calcext:value-type="string">
            <text:p>$01C</text:p>
          </table:table-cell>
          <table:table-cell table:formula="of:=TEXT((ROW()-3); &quot;000&quot;)" office:value-type="string" office:string-value="028" calcext:value-type="string">
            <text:p>028</text:p>
          </table:table-cell>
          <table:table-cell office:value-type="string" calcext:value-type="string">
            <text:p>Narshe, Inn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]=&quot;Yes&quot;;16;0)" office:value-type="float" office:value="0" calcext:value-type="float">
            <text:p>0</text:p>
          </table:table-cell>
          <table:table-cell/>
          <table:table-cell table:formula="of:=IF([.$E3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D" calcext:value-type="string">
            <text:p>$01D</text:p>
          </table:table-cell>
          <table:table-cell table:formula="of:=TEXT((ROW()-3); &quot;000&quot;)" office:value-type="string" office:string-value="029" calcext:value-type="string">
            <text:p>029</text:p>
          </table:table-cell>
          <table:table-cell office:value-type="string" calcext:value-type="string">
            <text:p>Narshe, Pub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]=&quot;Yes&quot;;32;0)" office:value-type="float" office:value="0" calcext:value-type="float">
            <text:p>0</text:p>
          </table:table-cell>
          <table:table-cell/>
          <table:table-cell table:formula="of:=IF([.$E3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E" calcext:value-type="string">
            <text:p>$01E</text:p>
          </table:table-cell>
          <table:table-cell table:formula="of:=TEXT((ROW()-3); &quot;000&quot;)" office:value-type="string" office:string-value="030" calcext:value-type="string">
            <text:p>030</text:p>
          </table:table-cell>
          <table:table-cell office:value-type="string" calcext:value-type="string">
            <text:p>Narshe, Elder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]=&quot;Yes&quot;;64;0)" office:value-type="float" office:value="0" calcext:value-type="float">
            <text:p>0</text:p>
          </table:table-cell>
          <table:table-cell/>
          <table:table-cell table:formula="of:=IF([.$E3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1F" calcext:value-type="string">
            <text:p>$01F</text:p>
          </table:table-cell>
          <table:table-cell table:formula="of:=TEXT((ROW()-3); &quot;000&quot;)" office:value-type="string" office:string-value="031" calcext:value-type="string">
            <text:p>031</text:p>
          </table:table-cell>
          <table:table-cell office:value-type="string" calcext:value-type="string">
            <text:p>___Chocobo Stabl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]=&quot;Yes&quot;;128;0)" office:value-type="float" office:value="0" calcext:value-type="float">
            <text:p>0</text:p>
          </table:table-cell>
          <table:table-cell table:style-name="ce14" table:formula="of:=SUM([.F27:.F34])" office:value-type="float" office:value="0" calcext:value-type="float">
            <text:p>0</text:p>
          </table:table-cell>
          <table:table-cell table:formula="of:=IF([.$E34]=&quot;Yes&quot;;128;0)" office:value-type="float" office:value="0" calcext:value-type="float">
            <text:p>0</text:p>
          </table:table-cell>
          <table:table-cell table:formula="of:=SUM([.H27:.H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20" calcext:value-type="string">
            <text:p>$020</text:p>
          </table:table-cell>
          <table:table-cell table:formula="of:=TEXT((ROW()-3); &quot;000&quot;)" office:value-type="string" office:string-value="032" calcext:value-type="string">
            <text:p>032</text:p>
          </table:table-cell>
          <table:table-cell office:value-type="string" calcext:value-type="string">
            <text:p>Narshe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]=&quot;Yes&quot;;1;0)" office:value-type="float" office:value="0" calcext:value-type="float">
            <text:p>0</text:p>
          </table:table-cell>
          <table:table-cell/>
          <table:table-cell table:formula="of:=IF([.$E3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1" calcext:value-type="string">
            <text:p>$021</text:p>
          </table:table-cell>
          <table:table-cell table:formula="of:=TEXT((ROW()-3); &quot;000&quot;)" office:value-type="string" office:string-value="033" calcext:value-type="string">
            <text:p>033</text:p>
          </table:table-cell>
          <table:table-cell office:value-type="string" calcext:value-type="string">
            <text:p>Narshe, Outside, North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]=&quot;Yes&quot;;2;0)" office:value-type="float" office:value="0" calcext:value-type="float">
            <text:p>0</text:p>
          </table:table-cell>
          <table:table-cell/>
          <table:table-cell table:formula="of:=IF([.$E3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2" calcext:value-type="string">
            <text:p>$022</text:p>
          </table:table-cell>
          <table:table-cell table:formula="of:=TEXT((ROW()-3); &quot;000&quot;)" office:value-type="string" office:string-value="034" calcext:value-type="string">
            <text:p>034</text:p>
          </table:table-cell>
          <table:table-cell office:value-type="string" calcext:value-type="string">
            <text:p>Narshe, Outside, Battlefield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]=&quot;Yes&quot;;4;0)" office:value-type="float" office:value="0" calcext:value-type="float">
            <text:p>0</text:p>
          </table:table-cell>
          <table:table-cell/>
          <table:table-cell table:formula="of:=IF([.$E3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3" calcext:value-type="string">
            <text:p>$023</text:p>
          </table:table-cell>
          <table:table-cell table:formula="of:=TEXT((ROW()-3); &quot;000&quot;)" office:value-type="string" office:string-value="035" calcext:value-type="string">
            <text:p>035</text:p>
          </table:table-cell>
          <table:table-cell office:value-type="string" calcext:value-type="string">
            <text:p>Narshe, Outside, Northern Cliff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]=&quot;Yes&quot;;8;0)" office:value-type="float" office:value="0" calcext:value-type="float">
            <text:p>0</text:p>
          </table:table-cell>
          <table:table-cell/>
          <table:table-cell table:formula="of:=IF([.$E3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4" calcext:value-type="string">
            <text:p>$024</text:p>
          </table:table-cell>
          <table:table-cell table:formula="of:=TEXT((ROW()-3); &quot;000&quot;)" office:value-type="string" office:string-value="036" calcext:value-type="string">
            <text:p>036</text:p>
          </table:table-cell>
          <table:table-cell office:value-type="string" calcext:value-type="string">
            <text:p>Narshe, Mines Cart Rail Rooms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]=&quot;Yes&quot;;16;0)" office:value-type="float" office:value="0" calcext:value-type="float">
            <text:p>0</text:p>
          </table:table-cell>
          <table:table-cell/>
          <table:table-cell table:formula="of:=IF([.$E3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5" calcext:value-type="string">
            <text:p>$025</text:p>
          </table:table-cell>
          <table:table-cell table:formula="of:=TEXT((ROW()-3); &quot;000&quot;)" office:value-type="string" office:string-value="037" calcext:value-type="string">
            <text:p>037</text:p>
          </table:table-cell>
          <table:table-cell office:value-type="string" calcext:value-type="string">
            <text:p>Narshe, Mines Battle Room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]=&quot;Yes&quot;;32;0)" office:value-type="float" office:value="0" calcext:value-type="float">
            <text:p>0</text:p>
          </table:table-cell>
          <table:table-cell/>
          <table:table-cell table:formula="of:=IF([.$E4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6" calcext:value-type="string">
            <text:p>$026</text:p>
          </table:table-cell>
          <table:table-cell table:formula="of:=TEXT((ROW()-3); &quot;000&quot;)" office:value-type="string" office:string-value="038" calcext:value-type="string">
            <text:p>038</text:p>
          </table:table-cell>
          <table:table-cell office:value-type="string" calcext:value-type="string">
            <text:p>Narshe, Mines 1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]=&quot;Yes&quot;;64;0)" office:value-type="float" office:value="0" calcext:value-type="float">
            <text:p>0</text:p>
          </table:table-cell>
          <table:table-cell/>
          <table:table-cell table:formula="of:=IF([.$E4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7" calcext:value-type="string">
            <text:p>$027</text:p>
          </table:table-cell>
          <table:table-cell table:formula="of:=TEXT((ROW()-3); &quot;000&quot;)" office:value-type="string" office:string-value="039" calcext:value-type="string">
            <text:p>039</text:p>
          </table:table-cell>
          <table:table-cell office:value-type="string" calcext:value-type="string">
            <text:p>Narshe, Outside, North, Beginn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2]=&quot;Yes&quot;;128;0)" office:value-type="float" office:value="0" calcext:value-type="float">
            <text:p>0</text:p>
          </table:table-cell>
          <table:table-cell table:style-name="ce14" table:formula="of:=SUM([.F35:.F42])" office:value-type="float" office:value="0" calcext:value-type="float">
            <text:p>0</text:p>
          </table:table-cell>
          <table:table-cell table:formula="of:=IF([.$E42]=&quot;Yes&quot;;128;0)" office:value-type="float" office:value="0" calcext:value-type="float">
            <text:p>0</text:p>
          </table:table-cell>
          <table:table-cell table:formula="of:=SUM([.H35:.H4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28" calcext:value-type="string">
            <text:p>$028</text:p>
          </table:table-cell>
          <table:table-cell table:formula="of:=TEXT((ROW()-3); &quot;000&quot;)" office:value-type="string" office:string-value="040" calcext:value-type="string">
            <text:p>040</text:p>
          </table:table-cell>
          <table:table-cell office:value-type="string" calcext:value-type="string">
            <text:p>Narshe, Mines 1, Beginning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3]=&quot;Yes&quot;;1;0)" office:value-type="float" office:value="0" calcext:value-type="float">
            <text:p>0</text:p>
          </table:table-cell>
          <table:table-cell/>
          <table:table-cell table:formula="of:=IF([.$E4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9" calcext:value-type="string">
            <text:p>$029</text:p>
          </table:table-cell>
          <table:table-cell table:formula="of:=TEXT((ROW()-3); &quot;000&quot;)" office:value-type="string" office:string-value="041" calcext:value-type="string">
            <text:p>041</text:p>
          </table:table-cell>
          <table:table-cell office:value-type="string" calcext:value-type="string">
            <text:p>Narshe, Mines 1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4]=&quot;Yes&quot;;2;0)" office:value-type="float" office:value="0" calcext:value-type="float">
            <text:p>0</text:p>
          </table:table-cell>
          <table:table-cell/>
          <table:table-cell table:formula="of:=IF([.$E4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A" calcext:value-type="string">
            <text:p>$02A</text:p>
          </table:table-cell>
          <table:table-cell table:formula="of:=TEXT((ROW()-3); &quot;000&quot;)" office:value-type="string" office:string-value="042" calcext:value-type="string">
            <text:p>042</text:p>
          </table:table-cell>
          <table:table-cell office:value-type="string" calcext:value-type="string">
            <text:p>Narshe, Mines Esper Room, Beginning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5]=&quot;Yes&quot;;4;0)" office:value-type="float" office:value="0" calcext:value-type="float">
            <text:p>0</text:p>
          </table:table-cell>
          <table:table-cell/>
          <table:table-cell table:formula="of:=IF([.$E4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B" calcext:value-type="string">
            <text:p>$02B</text:p>
          </table:table-cell>
          <table:table-cell table:formula="of:=TEXT((ROW()-3); &quot;000&quot;)" office:value-type="string" office:string-value="043" calcext:value-type="string">
            <text:p>043</text:p>
          </table:table-cell>
          <table:table-cell office:value-type="string" calcext:value-type="string">
            <text:p>Narshe, Mines Esper Room, Empty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6]=&quot;Yes&quot;;8;0)" office:value-type="float" office:value="0" calcext:value-type="float">
            <text:p>0</text:p>
          </table:table-cell>
          <table:table-cell/>
          <table:table-cell table:formula="of:=IF([.$E4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C" calcext:value-type="string">
            <text:p>$02C</text:p>
          </table:table-cell>
          <table:table-cell table:formula="of:=TEXT((ROW()-3); &quot;000&quot;)" office:value-type="string" office:string-value="044" calcext:value-type="string">
            <text:p>044</text:p>
          </table:table-cell>
          <table:table-cell office:value-type="string" calcext:value-type="string">
            <text:p>Narshe, Moogle's Room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7]=&quot;Yes&quot;;16;0)" office:value-type="float" office:value="0" calcext:value-type="float">
            <text:p>0</text:p>
          </table:table-cell>
          <table:table-cell/>
          <table:table-cell table:formula="of:=IF([.$E4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D" calcext:value-type="string">
            <text:p>$02D</text:p>
          </table:table-cell>
          <table:table-cell table:formula="of:=TEXT((ROW()-3); &quot;000&quot;)" office:value-type="string" office:string-value="045" calcext:value-type="string">
            <text:p>045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8]=&quot;Yes&quot;;32;0)" office:value-type="float" office:value="0" calcext:value-type="float">
            <text:p>0</text:p>
          </table:table-cell>
          <table:table-cell/>
          <table:table-cell table:formula="of:=IF([.$E4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E" calcext:value-type="string">
            <text:p>$02E</text:p>
          </table:table-cell>
          <table:table-cell table:formula="of:=TEXT((ROW()-3); &quot;000&quot;)" office:value-type="string" office:string-value="046" calcext:value-type="string">
            <text:p>046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9]=&quot;Yes&quot;;64;0)" office:value-type="float" office:value="0" calcext:value-type="float">
            <text:p>0</text:p>
          </table:table-cell>
          <table:table-cell/>
          <table:table-cell table:formula="of:=IF([.$E4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2F" calcext:value-type="string">
            <text:p>$02F</text:p>
          </table:table-cell>
          <table:table-cell table:formula="of:=TEXT((ROW()-3); &quot;000&quot;)" office:value-type="string" office:string-value="047" calcext:value-type="string">
            <text:p>047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0]=&quot;Yes&quot;;128;0)" office:value-type="float" office:value="0" calcext:value-type="float">
            <text:p>0</text:p>
          </table:table-cell>
          <table:table-cell table:style-name="ce14" table:formula="of:=SUM([.F43:.F50])" office:value-type="float" office:value="0" calcext:value-type="float">
            <text:p>0</text:p>
          </table:table-cell>
          <table:table-cell table:formula="of:=IF([.$E50]=&quot;Yes&quot;;128;0)" office:value-type="float" office:value="0" calcext:value-type="float">
            <text:p>0</text:p>
          </table:table-cell>
          <table:table-cell table:formula="of:=SUM([.H43:.H5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30" calcext:value-type="string">
            <text:p>$030</text:p>
          </table:table-cell>
          <table:table-cell table:formula="of:=TEXT((ROW()-3); &quot;000&quot;)" office:value-type="string" office:string-value="048" calcext:value-type="string">
            <text:p>048</text:p>
          </table:table-cell>
          <table:table-cell office:value-type="string" calcext:value-type="string">
            <text:p>Narshe, Mines 2, From Secret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1]=&quot;Yes&quot;;1;0)" office:value-type="float" office:value="0" calcext:value-type="float">
            <text:p>0</text:p>
          </table:table-cell>
          <table:table-cell/>
          <table:table-cell table:formula="of:=IF([.$E5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1" calcext:value-type="string">
            <text:p>$031</text:p>
          </table:table-cell>
          <table:table-cell table:formula="of:=TEXT((ROW()-3); &quot;000&quot;)" office:value-type="string" office:string-value="049" calcext:value-type="string">
            <text:p>049</text:p>
          </table:table-cell>
          <table:table-cell office:value-type="string" calcext:value-type="string">
            <text:p>Narshe, Mines Checkpoint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2]=&quot;Yes&quot;;2;0)" office:value-type="float" office:value="0" calcext:value-type="float">
            <text:p>0</text:p>
          </table:table-cell>
          <table:table-cell/>
          <table:table-cell table:formula="of:=IF([.$E5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2" calcext:value-type="string">
            <text:p>$032</text:p>
          </table:table-cell>
          <table:table-cell table:formula="of:=TEXT((ROW()-3); &quot;000&quot;)" office:value-type="string" office:string-value="050" calcext:value-type="string">
            <text:p>050</text:p>
          </table:table-cell>
          <table:table-cell office:value-type="string" calcext:value-type="string">
            <text:p>Narshe, Mines 2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3]=&quot;Yes&quot;;4;0)" office:value-type="float" office:value="0" calcext:value-type="float">
            <text:p>0</text:p>
          </table:table-cell>
          <table:table-cell/>
          <table:table-cell table:formula="of:=IF([.$E5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3" calcext:value-type="string">
            <text:p>$033</text:p>
          </table:table-cell>
          <table:table-cell table:formula="of:=TEXT((ROW()-3); &quot;000&quot;)" office:value-type="string" office:string-value="051" calcext:value-type="string">
            <text:p>051</text:p>
          </table:table-cell>
          <table:table-cell office:value-type="string" calcext:value-type="string">
            <text:p>Narshe, Mines Battle Room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4]=&quot;Yes&quot;;8;0)" office:value-type="float" office:value="0" calcext:value-type="float">
            <text:p>0</text:p>
          </table:table-cell>
          <table:table-cell/>
          <table:table-cell table:formula="of:=IF([.$E5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4" calcext:value-type="string">
            <text:p>$034</text:p>
          </table:table-cell>
          <table:table-cell table:formula="of:=TEXT((ROW()-3); &quot;000&quot;)" office:value-type="string" office:string-value="052" calcext:value-type="string">
            <text:p>052</text:p>
          </table:table-cell>
          <table:table-cell office:value-type="string" calcext:value-type="string">
            <text:p>Narshe, Moogle's Room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5]=&quot;Yes&quot;;16;0)" office:value-type="float" office:value="0" calcext:value-type="float">
            <text:p>0</text:p>
          </table:table-cell>
          <table:table-cell/>
          <table:table-cell table:formula="of:=IF([.$E5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5" calcext:value-type="string">
            <text:p>$035</text:p>
          </table:table-cell>
          <table:table-cell table:formula="of:=TEXT((ROW()-3); &quot;000&quot;)" office:value-type="string" office:string-value="053" calcext:value-type="string">
            <text:p>053</text:p>
          </table:table-cell>
          <table:table-cell office:value-type="string" calcext:value-type="string">
            <text:p>Cave to Figaro Castle, Room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6]=&quot;Yes&quot;;32;0)" office:value-type="float" office:value="0" calcext:value-type="float">
            <text:p>0</text:p>
          </table:table-cell>
          <table:table-cell/>
          <table:table-cell table:formula="of:=IF([.$E5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6" calcext:value-type="string">
            <text:p>$036</text:p>
          </table:table-cell>
          <table:table-cell table:formula="of:=TEXT((ROW()-3); &quot;000&quot;)" office:value-type="string" office:string-value="054" calcext:value-type="string">
            <text:p>054</text:p>
          </table:table-cell>
          <table:table-cell office:value-type="string" calcext:value-type="string">
            <text:p>Figaro Castle, Submerg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7]=&quot;Yes&quot;;64;0)" office:value-type="float" office:value="0" calcext:value-type="float">
            <text:p>0</text:p>
          </table:table-cell>
          <table:table-cell/>
          <table:table-cell table:formula="of:=IF([.$E5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7" calcext:value-type="string">
            <text:p>$037</text:p>
          </table:table-cell>
          <table:table-cell table:formula="of:=TEXT((ROW()-3); &quot;000&quot;)" office:value-type="string" office:string-value="055" calcext:value-type="string">
            <text:p>055</text:p>
          </table:table-cell>
          <table:table-cell office:value-type="string" calcext:value-type="string">
            <text:p>Figaro Castl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8]=&quot;Yes&quot;;128;0)" office:value-type="float" office:value="0" calcext:value-type="float">
            <text:p>0</text:p>
          </table:table-cell>
          <table:table-cell table:style-name="ce14" table:formula="of:=SUM([.F51:.F58])" office:value-type="float" office:value="0" calcext:value-type="float">
            <text:p>0</text:p>
          </table:table-cell>
          <table:table-cell table:formula="of:=IF([.$E58]=&quot;Yes&quot;;128;0)" office:value-type="float" office:value="0" calcext:value-type="float">
            <text:p>0</text:p>
          </table:table-cell>
          <table:table-cell table:formula="of:=SUM([.H51:.H5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38" calcext:value-type="string">
            <text:p>$038</text:p>
          </table:table-cell>
          <table:table-cell table:formula="of:=TEXT((ROW()-3); &quot;000&quot;)" office:value-type="string" office:string-value="056" calcext:value-type="string">
            <text:p>056</text:p>
          </table:table-cell>
          <table:table-cell office:value-type="string" calcext:value-type="string">
            <text:p>Figaro Desert, Kefka &amp;amp;amp; Troop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59]=&quot;Yes&quot;;1;0)" office:value-type="float" office:value="0" calcext:value-type="float">
            <text:p>0</text:p>
          </table:table-cell>
          <table:table-cell/>
          <table:table-cell table:formula="of:=IF([.$E5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9" calcext:value-type="string">
            <text:p>$039</text:p>
          </table:table-cell>
          <table:table-cell table:formula="of:=TEXT((ROW()-3); &quot;000&quot;)" office:value-type="string" office:string-value="057" calcext:value-type="string">
            <text:p>057</text:p>
          </table:table-cell>
          <table:table-cell office:value-type="string" calcext:value-type="string">
            <text:p>Figaro Castle, King's Bed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0]=&quot;Yes&quot;;2;0)" office:value-type="float" office:value="0" calcext:value-type="float">
            <text:p>0</text:p>
          </table:table-cell>
          <table:table-cell/>
          <table:table-cell table:formula="of:=IF([.$E6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A" calcext:value-type="string">
            <text:p>$03A</text:p>
          </table:table-cell>
          <table:table-cell table:formula="of:=TEXT((ROW()-3); &quot;000&quot;)" office:value-type="string" office:string-value="058" calcext:value-type="string">
            <text:p>058</text:p>
          </table:table-cell>
          <table:table-cell office:value-type="string" calcext:value-type="string">
            <text:p>Figaro Castle, Thron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1]=&quot;Yes&quot;;4;0)" office:value-type="float" office:value="0" calcext:value-type="float">
            <text:p>0</text:p>
          </table:table-cell>
          <table:table-cell/>
          <table:table-cell table:formula="of:=IF([.$E6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B" calcext:value-type="string">
            <text:p>$03B</text:p>
          </table:table-cell>
          <table:table-cell table:formula="of:=TEXT((ROW()-3); &quot;000&quot;)" office:value-type="string" office:string-value="059" calcext:value-type="string">
            <text:p>059</text:p>
          </table:table-cell>
          <table:table-cell office:value-type="string" calcext:value-type="string">
            <text:p>Figaro Castl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2]=&quot;Yes&quot;;8;0)" office:value-type="float" office:value="0" calcext:value-type="float">
            <text:p>0</text:p>
          </table:table-cell>
          <table:table-cell/>
          <table:table-cell table:formula="of:=IF([.$E6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C" calcext:value-type="string">
            <text:p>$03C</text:p>
          </table:table-cell>
          <table:table-cell table:formula="of:=TEXT((ROW()-3); &quot;000&quot;)" office:value-type="string" office:string-value="060" calcext:value-type="string">
            <text:p>060</text:p>
          </table:table-cell>
          <table:table-cell office:value-type="string" calcext:value-type="string">
            <text:p>Figaro Castle, Libra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3]=&quot;Yes&quot;;16;0)" office:value-type="float" office:value="0" calcext:value-type="float">
            <text:p>0</text:p>
          </table:table-cell>
          <table:table-cell/>
          <table:table-cell table:formula="of:=IF([.$E6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D" calcext:value-type="string">
            <text:p>$03D</text:p>
          </table:table-cell>
          <table:table-cell table:formula="of:=TEXT((ROW()-3); &quot;000&quot;)" office:value-type="string" office:string-value="061" calcext:value-type="string">
            <text:p>061</text:p>
          </table:table-cell>
          <table:table-cell office:value-type="string" calcext:value-type="string">
            <text:p>Figaro Castle, Basemen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4]=&quot;Yes&quot;;32;0)" office:value-type="float" office:value="0" calcext:value-type="float">
            <text:p>0</text:p>
          </table:table-cell>
          <table:table-cell/>
          <table:table-cell table:formula="of:=IF([.$E6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E" calcext:value-type="string">
            <text:p>$03E</text:p>
          </table:table-cell>
          <table:table-cell table:formula="of:=TEXT((ROW()-3); &quot;000&quot;)" office:value-type="string" office:string-value="062" calcext:value-type="string">
            <text:p>062</text:p>
          </table:table-cell>
          <table:table-cell office:value-type="string" calcext:value-type="string">
            <text:p>Figaro Castle, Basemen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5]=&quot;Yes&quot;;64;0)" office:value-type="float" office:value="0" calcext:value-type="float">
            <text:p>0</text:p>
          </table:table-cell>
          <table:table-cell/>
          <table:table-cell table:formula="of:=IF([.$E6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3F" calcext:value-type="string">
            <text:p>$03F</text:p>
          </table:table-cell>
          <table:table-cell table:formula="of:=TEXT((ROW()-3); &quot;000&quot;)" office:value-type="string" office:string-value="063" calcext:value-type="string">
            <text:p>063</text:p>
          </table:table-cell>
          <table:table-cell office:value-type="string" calcext:value-type="string">
            <text:p>Figaro Castle, Basement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6]=&quot;Yes&quot;;128;0)" office:value-type="float" office:value="0" calcext:value-type="float">
            <text:p>0</text:p>
          </table:table-cell>
          <table:table-cell table:style-name="ce14" table:formula="of:=SUM([.F59:.F66])" office:value-type="float" office:value="0" calcext:value-type="float">
            <text:p>0</text:p>
          </table:table-cell>
          <table:table-cell table:formula="of:=IF([.$E66]=&quot;Yes&quot;;128;0)" office:value-type="float" office:value="0" calcext:value-type="float">
            <text:p>0</text:p>
          </table:table-cell>
          <table:table-cell table:formula="of:=SUM([.H59:.H6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40" calcext:value-type="string">
            <text:p>$040</text:p>
          </table:table-cell>
          <table:table-cell table:formula="of:=TEXT((ROW()-3); &quot;000&quot;)" office:value-type="string" office:string-value="064" calcext:value-type="string">
            <text:p>064</text:p>
          </table:table-cell>
          <table:table-cell office:value-type="string" calcext:value-type="string">
            <text:p>Figaro Castle, Engin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7]=&quot;Yes&quot;;1;0)" office:value-type="float" office:value="0" calcext:value-type="float">
            <text:p>0</text:p>
          </table:table-cell>
          <table:table-cell/>
          <table:table-cell table:formula="of:=IF([.$E6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1" calcext:value-type="string">
            <text:p>$041</text:p>
          </table:table-cell>
          <table:table-cell table:formula="of:=TEXT((ROW()-3); &quot;000&quot;)" office:value-type="string" office:string-value="065" calcext:value-type="string">
            <text:p>065</text:p>
          </table:table-cell>
          <table:table-cell office:value-type="string" calcext:value-type="string">
            <text:p>Figaro Castle, Treasur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8]=&quot;Yes&quot;;2;0)" office:value-type="float" office:value="0" calcext:value-type="float">
            <text:p>0</text:p>
          </table:table-cell>
          <table:table-cell/>
          <table:table-cell table:formula="of:=IF([.$E6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2" calcext:value-type="string">
            <text:p>$042</text:p>
          </table:table-cell>
          <table:table-cell table:formula="of:=TEXT((ROW()-3); &quot;000&quot;)" office:value-type="string" office:string-value="066" calcext:value-type="string">
            <text:p>066</text:p>
          </table:table-cell>
          <table:table-cell office:value-type="string" calcext:value-type="string">
            <text:p>Figaro Castle, Regal Crow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69]=&quot;Yes&quot;;4;0)" office:value-type="float" office:value="0" calcext:value-type="float">
            <text:p>0</text:p>
          </table:table-cell>
          <table:table-cell/>
          <table:table-cell table:formula="of:=IF([.$E6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3" calcext:value-type="string">
            <text:p>$043</text:p>
          </table:table-cell>
          <table:table-cell table:formula="of:=TEXT((ROW()-3); &quot;000&quot;)" office:value-type="string" office:string-value="067" calcext:value-type="string">
            <text:p>067</text:p>
          </table:table-cell>
          <table:table-cell office:value-type="string" calcext:value-type="string">
            <text:p>Figaro Castle, Outside, Nighttim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0]=&quot;Yes&quot;;8;0)" office:value-type="float" office:value="0" calcext:value-type="float">
            <text:p>0</text:p>
          </table:table-cell>
          <table:table-cell/>
          <table:table-cell table:formula="of:=IF([.$E7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4" calcext:value-type="string">
            <text:p>$044</text:p>
          </table:table-cell>
          <table:table-cell table:formula="of:=TEXT((ROW()-3); &quot;000&quot;)" office:value-type="string" office:string-value="068" calcext:value-type="string">
            <text:p>068</text:p>
          </table:table-cell>
          <table:table-cell office:value-type="string" calcext:value-type="string">
            <text:p>Cave to South Figaro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1]=&quot;Yes&quot;;16;0)" office:value-type="float" office:value="0" calcext:value-type="float">
            <text:p>0</text:p>
          </table:table-cell>
          <table:table-cell/>
          <table:table-cell table:formula="of:=IF([.$E7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5" calcext:value-type="string">
            <text:p>$045</text:p>
          </table:table-cell>
          <table:table-cell table:formula="of:=TEXT((ROW()-3); &quot;000&quot;)" office:value-type="string" office:string-value="069" calcext:value-type="string">
            <text:p>069</text:p>
          </table:table-cell>
          <table:table-cell office:value-type="string" calcext:value-type="string">
            <text:p>Cave to South Figaro, Room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2]=&quot;Yes&quot;;32;0)" office:value-type="float" office:value="0" calcext:value-type="float">
            <text:p>0</text:p>
          </table:table-cell>
          <table:table-cell/>
          <table:table-cell table:formula="of:=IF([.$E7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6" calcext:value-type="string">
            <text:p>$046</text:p>
          </table:table-cell>
          <table:table-cell table:formula="of:=TEXT((ROW()-3); &quot;000&quot;)" office:value-type="string" office:string-value="070" calcext:value-type="string">
            <text:p>070</text:p>
          </table:table-cell>
          <table:table-cell office:value-type="string" calcext:value-type="string">
            <text:p>Cave to South Figaro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3]=&quot;Yes&quot;;64;0)" office:value-type="float" office:value="0" calcext:value-type="float">
            <text:p>0</text:p>
          </table:table-cell>
          <table:table-cell/>
          <table:table-cell table:formula="of:=IF([.$E7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7" calcext:value-type="string">
            <text:p>$047</text:p>
          </table:table-cell>
          <table:table-cell table:formula="of:=TEXT((ROW()-3); &quot;000&quot;)" office:value-type="string" office:string-value="071" calcext:value-type="string">
            <text:p>071</text:p>
          </table:table-cell>
          <table:table-cell office:value-type="string" calcext:value-type="string">
            <text:p>Cave to South Figaro,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4]=&quot;Yes&quot;;128;0)" office:value-type="float" office:value="0" calcext:value-type="float">
            <text:p>0</text:p>
          </table:table-cell>
          <table:table-cell table:style-name="ce14" table:formula="of:=SUM([.F67:.F74])" office:value-type="float" office:value="0" calcext:value-type="float">
            <text:p>0</text:p>
          </table:table-cell>
          <table:table-cell table:formula="of:=IF([.$E74]=&quot;Yes&quot;;128;0)" office:value-type="float" office:value="0" calcext:value-type="float">
            <text:p>0</text:p>
          </table:table-cell>
          <table:table-cell table:formula="of:=SUM([.H67:.H7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48" calcext:value-type="string">
            <text:p>$048</text:p>
          </table:table-cell>
          <table:table-cell table:formula="of:=TEXT((ROW()-3); &quot;000&quot;)" office:value-type="string" office:string-value="072" calcext:value-type="string">
            <text:p>072</text:p>
          </table:table-cell>
          <table:table-cell office:value-type="string" calcext:value-type="string">
            <text:p>Cave to South Figaro, Room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5]=&quot;Yes&quot;;1;0)" office:value-type="float" office:value="0" calcext:value-type="float">
            <text:p>0</text:p>
          </table:table-cell>
          <table:table-cell/>
          <table:table-cell table:formula="of:=IF([.$E7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9" calcext:value-type="string">
            <text:p>$049</text:p>
          </table:table-cell>
          <table:table-cell table:formula="of:=TEXT((ROW()-3); &quot;000&quot;)" office:value-type="string" office:string-value="073" calcext:value-type="string">
            <text:p>073</text:p>
          </table:table-cell>
          <table:table-cell office:value-type="string" calcext:value-type="string">
            <text:p>Cave to South Figaro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6]=&quot;Yes&quot;;2;0)" office:value-type="float" office:value="0" calcext:value-type="float">
            <text:p>0</text:p>
          </table:table-cell>
          <table:table-cell/>
          <table:table-cell table:formula="of:=IF([.$E7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A" calcext:value-type="string">
            <text:p>$04A</text:p>
          </table:table-cell>
          <table:table-cell table:formula="of:=TEXT((ROW()-3); &quot;000&quot;)" office:value-type="string" office:string-value="074" calcext:value-type="string">
            <text:p>074</text:p>
          </table:table-cell>
          <table:table-cell office:value-type="string" calcext:value-type="string">
            <text:p>South Figaro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7]=&quot;Yes&quot;;4;0)" office:value-type="float" office:value="0" calcext:value-type="float">
            <text:p>0</text:p>
          </table:table-cell>
          <table:table-cell/>
          <table:table-cell table:formula="of:=IF([.$E7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B" calcext:value-type="string">
            <text:p>$04B</text:p>
          </table:table-cell>
          <table:table-cell table:formula="of:=TEXT((ROW()-3); &quot;000&quot;)" office:value-type="string" office:string-value="075" calcext:value-type="string">
            <text:p>075</text:p>
          </table:table-cell>
          <table:table-cell office:value-type="string" calcext:value-type="string">
            <text:p>South Figaro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8]=&quot;Yes&quot;;8;0)" office:value-type="float" office:value="0" calcext:value-type="float">
            <text:p>0</text:p>
          </table:table-cell>
          <table:table-cell/>
          <table:table-cell table:formula="of:=IF([.$E7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C" calcext:value-type="string">
            <text:p>$04C</text:p>
          </table:table-cell>
          <table:table-cell table:formula="of:=TEXT((ROW()-3); &quot;000&quot;)" office:value-type="string" office:string-value="076" calcext:value-type="string">
            <text:p>076</text:p>
          </table:table-cell>
          <table:table-cell office:value-type="string" calcext:value-type="string">
            <text:p>South Figaro, Inn/Rel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79]=&quot;Yes&quot;;16;0)" office:value-type="float" office:value="0" calcext:value-type="float">
            <text:p>0</text:p>
          </table:table-cell>
          <table:table-cell/>
          <table:table-cell table:formula="of:=IF([.$E7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D" calcext:value-type="string">
            <text:p>$04D</text:p>
          </table:table-cell>
          <table:table-cell table:formula="of:=TEXT((ROW()-3); &quot;000&quot;)" office:value-type="string" office:string-value="077" calcext:value-type="string">
            <text:p>077</text:p>
          </table:table-cell>
          <table:table-cell office:value-type="string" calcext:value-type="string">
            <text:p>South Figaro, Arsena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0]=&quot;Yes&quot;;32;0)" office:value-type="float" office:value="0" calcext:value-type="float">
            <text:p>0</text:p>
          </table:table-cell>
          <table:table-cell/>
          <table:table-cell table:formula="of:=IF([.$E8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E" calcext:value-type="string">
            <text:p>$04E</text:p>
          </table:table-cell>
          <table:table-cell table:formula="of:=TEXT((ROW()-3); &quot;000&quot;)" office:value-type="string" office:string-value="078" calcext:value-type="string">
            <text:p>078</text:p>
          </table:table-cell>
          <table:table-cell office:value-type="string" calcext:value-type="string">
            <text:p>South Figaro, Pub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1]=&quot;Yes&quot;;64;0)" office:value-type="float" office:value="0" calcext:value-type="float">
            <text:p>0</text:p>
          </table:table-cell>
          <table:table-cell/>
          <table:table-cell table:formula="of:=IF([.$E8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4F" calcext:value-type="string">
            <text:p>$04F</text:p>
          </table:table-cell>
          <table:table-cell table:formula="of:=TEXT((ROW()-3); &quot;000&quot;)" office:value-type="string" office:string-value="079" calcext:value-type="string">
            <text:p>079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2]=&quot;Yes&quot;;128;0)" office:value-type="float" office:value="0" calcext:value-type="float">
            <text:p>0</text:p>
          </table:table-cell>
          <table:table-cell table:style-name="ce14" table:formula="of:=SUM([.F75:.F82])" office:value-type="float" office:value="0" calcext:value-type="float">
            <text:p>0</text:p>
          </table:table-cell>
          <table:table-cell table:formula="of:=IF([.$E82]=&quot;Yes&quot;;128;0)" office:value-type="float" office:value="0" calcext:value-type="float">
            <text:p>0</text:p>
          </table:table-cell>
          <table:table-cell table:formula="of:=SUM([.H75:.H8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50" calcext:value-type="string">
            <text:p>$050</text:p>
          </table:table-cell>
          <table:table-cell table:formula="of:=TEXT((ROW()-3); &quot;000&quot;)" office:value-type="string" office:string-value="080" calcext:value-type="string">
            <text:p>080</text:p>
          </table:table-cell>
          <table:table-cell office:value-type="string" calcext:value-type="string">
            <text:p>South Figaro, Chocobo Stabl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3]=&quot;Yes&quot;;1;0)" office:value-type="float" office:value="0" calcext:value-type="float">
            <text:p>0</text:p>
          </table:table-cell>
          <table:table-cell/>
          <table:table-cell table:formula="of:=IF([.$E8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1" calcext:value-type="string">
            <text:p>$051</text:p>
          </table:table-cell>
          <table:table-cell table:formula="of:=TEXT((ROW()-3); &quot;000&quot;)" office:value-type="string" office:string-value="081" calcext:value-type="string">
            <text:p>081</text:p>
          </table:table-cell>
          <table:table-cell office:value-type="string" calcext:value-type="string">
            <text:p>South Figaro, Rich Man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4]=&quot;Yes&quot;;2;0)" office:value-type="float" office:value="0" calcext:value-type="float">
            <text:p>0</text:p>
          </table:table-cell>
          <table:table-cell/>
          <table:table-cell table:formula="of:=IF([.$E8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2" calcext:value-type="string">
            <text:p>$052</text:p>
          </table:table-cell>
          <table:table-cell table:formula="of:=TEXT((ROW()-3); &quot;000&quot;)" office:value-type="string" office:string-value="082" calcext:value-type="string">
            <text:p>082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5]=&quot;Yes&quot;;4;0)" office:value-type="float" office:value="0" calcext:value-type="float">
            <text:p>0</text:p>
          </table:table-cell>
          <table:table-cell/>
          <table:table-cell table:formula="of:=IF([.$E8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3" calcext:value-type="string">
            <text:p>$053</text:p>
          </table:table-cell>
          <table:table-cell table:formula="of:=TEXT((ROW()-3); &quot;000&quot;)" office:value-type="string" office:string-value="083" calcext:value-type="string">
            <text:p>083</text:p>
          </table:table-cell>
          <table:table-cell office:value-type="string" calcext:value-type="string">
            <text:p>South Figaro, Basemen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6]=&quot;Yes&quot;;8;0)" office:value-type="float" office:value="0" calcext:value-type="float">
            <text:p>0</text:p>
          </table:table-cell>
          <table:table-cell/>
          <table:table-cell table:formula="of:=IF([.$E8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4" calcext:value-type="string">
            <text:p>$054</text:p>
          </table:table-cell>
          <table:table-cell table:formula="of:=TEXT((ROW()-3); &quot;000&quot;)" office:value-type="string" office:string-value="084" calcext:value-type="string">
            <text:p>084</text:p>
          </table:table-cell>
          <table:table-cell office:value-type="string" calcext:value-type="string">
            <text:p>South Figaro, Basement 1 Clock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7]=&quot;Yes&quot;;16;0)" office:value-type="float" office:value="0" calcext:value-type="float">
            <text:p>0</text:p>
          </table:table-cell>
          <table:table-cell/>
          <table:table-cell table:formula="of:=IF([.$E8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5" calcext:value-type="string">
            <text:p>$055</text:p>
          </table:table-cell>
          <table:table-cell table:formula="of:=TEXT((ROW()-3); &quot;000&quot;)" office:value-type="string" office:string-value="085" calcext:value-type="string">
            <text:p>085</text:p>
          </table:table-cell>
          <table:table-cell office:value-type="string" calcext:value-type="string">
            <text:p>South Figaro, Item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8]=&quot;Yes&quot;;32;0)" office:value-type="float" office:value="0" calcext:value-type="float">
            <text:p>0</text:p>
          </table:table-cell>
          <table:table-cell/>
          <table:table-cell table:formula="of:=IF([.$E8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6" calcext:value-type="string">
            <text:p>$056</text:p>
          </table:table-cell>
          <table:table-cell table:formula="of:=TEXT((ROW()-3); &quot;000&quot;)" office:value-type="string" office:string-value="086" calcext:value-type="string">
            <text:p>086</text:p>
          </table:table-cell>
          <table:table-cell office:value-type="string" calcext:value-type="string">
            <text:p>South Figaro, Duncan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89]=&quot;Yes&quot;;64;0)" office:value-type="float" office:value="0" calcext:value-type="float">
            <text:p>0</text:p>
          </table:table-cell>
          <table:table-cell/>
          <table:table-cell table:formula="of:=IF([.$E8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7" calcext:value-type="string">
            <text:p>$057</text:p>
          </table:table-cell>
          <table:table-cell table:formula="of:=TEXT((ROW()-3); &quot;000&quot;)" office:value-type="string" office:string-value="087" calcext:value-type="string">
            <text:p>087</text:p>
          </table:table-cell>
          <table:table-cell office:value-type="string" calcext:value-type="string">
            <text:p>South Figaro, Basement 1 Monster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0]=&quot;Yes&quot;;128;0)" office:value-type="float" office:value="0" calcext:value-type="float">
            <text:p>0</text:p>
          </table:table-cell>
          <table:table-cell table:style-name="ce14" table:formula="of:=SUM([.F83:.F90])" office:value-type="float" office:value="0" calcext:value-type="float">
            <text:p>0</text:p>
          </table:table-cell>
          <table:table-cell table:formula="of:=IF([.$E90]=&quot;Yes&quot;;128;0)" office:value-type="float" office:value="0" calcext:value-type="float">
            <text:p>0</text:p>
          </table:table-cell>
          <table:table-cell table:formula="of:=SUM([.H83:.H9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58" calcext:value-type="string">
            <text:p>$058</text:p>
          </table:table-cell>
          <table:table-cell table:formula="of:=TEXT((ROW()-3); &quot;000&quot;)" office:value-type="string" office:string-value="088" calcext:value-type="string">
            <text:p>088</text:p>
          </table:table-cell>
          <table:table-cell office:value-type="string" calcext:value-type="string">
            <text:p>South Figaro, Basement 1 Save Poi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1]=&quot;Yes&quot;;1;0)" office:value-type="float" office:value="0" calcext:value-type="float">
            <text:p>0</text:p>
          </table:table-cell>
          <table:table-cell/>
          <table:table-cell table:formula="of:=IF([.$E9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9" calcext:value-type="string">
            <text:p>$059</text:p>
          </table:table-cell>
          <table:table-cell table:formula="of:=TEXT((ROW()-3); &quot;000&quot;)" office:value-type="string" office:string-value="089" calcext:value-type="string">
            <text:p>089</text:p>
          </table:table-cell>
          <table:table-cell office:value-type="string" calcext:value-type="string">
            <text:p>South Figaro, Basemen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2]=&quot;Yes&quot;;2;0)" office:value-type="float" office:value="0" calcext:value-type="float">
            <text:p>0</text:p>
          </table:table-cell>
          <table:table-cell/>
          <table:table-cell table:formula="of:=IF([.$E9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A" calcext:value-type="string">
            <text:p>$05A</text:p>
          </table:table-cell>
          <table:table-cell table:formula="of:=TEXT((ROW()-3); &quot;000&quot;)" office:value-type="string" office:string-value="090" calcext:value-type="string">
            <text:p>090</text:p>
          </table:table-cell>
          <table:table-cell office:value-type="string" calcext:value-type="string">
            <text:p>Cave to Figaro Castle, Entranc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3]=&quot;Yes&quot;;4;0)" office:value-type="float" office:value="0" calcext:value-type="float">
            <text:p>0</text:p>
          </table:table-cell>
          <table:table-cell/>
          <table:table-cell table:formula="of:=IF([.$E9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B" calcext:value-type="string">
            <text:p>$05B</text:p>
          </table:table-cell>
          <table:table-cell table:formula="of:=TEXT((ROW()-3); &quot;000&quot;)" office:value-type="string" office:string-value="091" calcext:value-type="string">
            <text:p>091</text:p>
          </table:table-cell>
          <table:table-cell office:value-type="string" calcext:value-type="string">
            <text:p>South Figaro, Dock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4]=&quot;Yes&quot;;8;0)" office:value-type="float" office:value="0" calcext:value-type="float">
            <text:p>0</text:p>
          </table:table-cell>
          <table:table-cell/>
          <table:table-cell table:formula="of:=IF([.$E9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C" calcext:value-type="string">
            <text:p>$05C</text:p>
          </table:table-cell>
          <table:table-cell table:formula="of:=TEXT((ROW()-3); &quot;000&quot;)" office:value-type="string" office:string-value="092" calcext:value-type="string">
            <text:p>092</text:p>
          </table:table-cell>
          <table:table-cell office:value-type="string" calcext:value-type="string">
            <text:p>Cave to Figaro Castle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5]=&quot;Yes&quot;;16;0)" office:value-type="float" office:value="0" calcext:value-type="float">
            <text:p>0</text:p>
          </table:table-cell>
          <table:table-cell/>
          <table:table-cell table:formula="of:=IF([.$E9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D" calcext:value-type="string">
            <text:p>$05D</text:p>
          </table:table-cell>
          <table:table-cell table:formula="of:=TEXT((ROW()-3); &quot;000&quot;)" office:value-type="string" office:string-value="093" calcext:value-type="string">
            <text:p>093</text:p>
          </table:table-cell>
          <table:table-cell office:value-type="string" calcext:value-type="string">
            <text:p>Sabin's Hous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6]=&quot;Yes&quot;;32;0)" office:value-type="float" office:value="0" calcext:value-type="float">
            <text:p>0</text:p>
          </table:table-cell>
          <table:table-cell/>
          <table:table-cell table:formula="of:=IF([.$E9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E" calcext:value-type="string">
            <text:p>$05E</text:p>
          </table:table-cell>
          <table:table-cell table:formula="of:=TEXT((ROW()-3); &quot;000&quot;)" office:value-type="string" office:string-value="094" calcext:value-type="string">
            <text:p>094</text:p>
          </table:table-cell>
          <table:table-cell office:value-type="string" calcext:value-type="string">
            <text:p>Sabin's Hous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7]=&quot;Yes&quot;;64;0)" office:value-type="float" office:value="0" calcext:value-type="float">
            <text:p>0</text:p>
          </table:table-cell>
          <table:table-cell/>
          <table:table-cell table:formula="of:=IF([.$E9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5F" calcext:value-type="string">
            <text:p>$05F</text:p>
          </table:table-cell>
          <table:table-cell table:formula="of:=TEXT((ROW()-3); &quot;000&quot;)" office:value-type="string" office:string-value="095" calcext:value-type="string">
            <text:p>095</text:p>
          </table:table-cell>
          <table:table-cell office:value-type="string" calcext:value-type="string">
            <text:p>Mt.Kolts,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8]=&quot;Yes&quot;;128;0)" office:value-type="float" office:value="0" calcext:value-type="float">
            <text:p>0</text:p>
          </table:table-cell>
          <table:table-cell table:style-name="ce14" table:formula="of:=SUM([.F91:.F98])" office:value-type="float" office:value="0" calcext:value-type="float">
            <text:p>0</text:p>
          </table:table-cell>
          <table:table-cell table:formula="of:=IF([.$E98]=&quot;Yes&quot;;128;0)" office:value-type="float" office:value="0" calcext:value-type="float">
            <text:p>0</text:p>
          </table:table-cell>
          <table:table-cell table:formula="of:=SUM([.H91:.H9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60" calcext:value-type="string">
            <text:p>$060</text:p>
          </table:table-cell>
          <table:table-cell table:formula="of:=TEXT((ROW()-3); &quot;000&quot;)" office:value-type="string" office:string-value="096" calcext:value-type="string">
            <text:p>096</text:p>
          </table:table-cell>
          <table:table-cell office:value-type="string" calcext:value-type="string">
            <text:p>Mt.Kolts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99]=&quot;Yes&quot;;1;0)" office:value-type="float" office:value="0" calcext:value-type="float">
            <text:p>0</text:p>
          </table:table-cell>
          <table:table-cell/>
          <table:table-cell table:formula="of:=IF([.$E9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1" calcext:value-type="string">
            <text:p>$061</text:p>
          </table:table-cell>
          <table:table-cell table:formula="of:=TEXT((ROW()-3); &quot;000&quot;)" office:value-type="string" office:string-value="097" calcext:value-type="string">
            <text:p>097</text:p>
          </table:table-cell>
          <table:table-cell office:value-type="string" calcext:value-type="string">
            <text:p>Mt.Kolts, Outside Bridg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0]=&quot;Yes&quot;;2;0)" office:value-type="float" office:value="0" calcext:value-type="float">
            <text:p>0</text:p>
          </table:table-cell>
          <table:table-cell/>
          <table:table-cell table:formula="of:=IF([.$E10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2" calcext:value-type="string">
            <text:p>$062</text:p>
          </table:table-cell>
          <table:table-cell table:formula="of:=TEXT((ROW()-3); &quot;000&quot;)" office:value-type="string" office:string-value="098" calcext:value-type="string">
            <text:p>098</text:p>
          </table:table-cell>
          <table:table-cell office:value-type="string" calcext:value-type="string">
            <text:p>Mt.Kolts, Outside Vargas Area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1]=&quot;Yes&quot;;4;0)" office:value-type="float" office:value="0" calcext:value-type="float">
            <text:p>0</text:p>
          </table:table-cell>
          <table:table-cell/>
          <table:table-cell table:formula="of:=IF([.$E10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3" calcext:value-type="string">
            <text:p>$063</text:p>
          </table:table-cell>
          <table:table-cell table:formula="of:=TEXT((ROW()-3); &quot;000&quot;)" office:value-type="string" office:string-value="099" calcext:value-type="string">
            <text:p>099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2]=&quot;Yes&quot;;8;0)" office:value-type="float" office:value="0" calcext:value-type="float">
            <text:p>0</text:p>
          </table:table-cell>
          <table:table-cell/>
          <table:table-cell table:formula="of:=IF([.$E10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4" calcext:value-type="string">
            <text:p>$064</text:p>
          </table:table-cell>
          <table:table-cell table:formula="of:=TEXT((ROW()-3); &quot;000&quot;)" office:value-type="string" office:string-value="100" calcext:value-type="string">
            <text:p>100</text:p>
          </table:table-cell>
          <table:table-cell office:value-type="string" calcext:value-type="string">
            <text:p>Mt.Kolts, C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3]=&quot;Yes&quot;;16;0)" office:value-type="float" office:value="0" calcext:value-type="float">
            <text:p>0</text:p>
          </table:table-cell>
          <table:table-cell/>
          <table:table-cell table:formula="of:=IF([.$E10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5" calcext:value-type="string">
            <text:p>$065</text:p>
          </table:table-cell>
          <table:table-cell table:formula="of:=TEXT((ROW()-3); &quot;000&quot;)" office:value-type="string" office:string-value="101" calcext:value-type="string">
            <text:p>101</text:p>
          </table:table-cell>
          <table:table-cell office:value-type="string" calcext:value-type="string">
            <text:p>Mt.Kolts, Exi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4]=&quot;Yes&quot;;32;0)" office:value-type="float" office:value="0" calcext:value-type="float">
            <text:p>0</text:p>
          </table:table-cell>
          <table:table-cell/>
          <table:table-cell table:formula="of:=IF([.$E10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6" calcext:value-type="string">
            <text:p>$066</text:p>
          </table:table-cell>
          <table:table-cell table:formula="of:=TEXT((ROW()-3); &quot;000&quot;)" office:value-type="string" office:string-value="102" calcext:value-type="string">
            <text:p>102</text:p>
          </table:table-cell>
          <table:table-cell office:value-type="string" calcext:value-type="string">
            <text:p>Mt.Kolts, Cliff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5]=&quot;Yes&quot;;64;0)" office:value-type="float" office:value="0" calcext:value-type="float">
            <text:p>0</text:p>
          </table:table-cell>
          <table:table-cell/>
          <table:table-cell table:formula="of:=IF([.$E10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7" calcext:value-type="string">
            <text:p>$067</text:p>
          </table:table-cell>
          <table:table-cell table:formula="of:=TEXT((ROW()-3); &quot;000&quot;)" office:value-type="string" office:string-value="103" calcext:value-type="string">
            <text:p>103</text:p>
          </table:table-cell>
          <table:table-cell office:value-type="string" calcext:value-type="string">
            <text:p>Mt.Kolts, Cave Save Poi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6]=&quot;Yes&quot;;128;0)" office:value-type="float" office:value="0" calcext:value-type="float">
            <text:p>0</text:p>
          </table:table-cell>
          <table:table-cell table:style-name="ce14" table:formula="of:=SUM([.F99:.F106])" office:value-type="float" office:value="0" calcext:value-type="float">
            <text:p>0</text:p>
          </table:table-cell>
          <table:table-cell table:formula="of:=IF([.$E106]=&quot;Yes&quot;;128;0)" office:value-type="float" office:value="0" calcext:value-type="float">
            <text:p>0</text:p>
          </table:table-cell>
          <table:table-cell table:formula="of:=SUM([.H99:.H10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68" calcext:value-type="string">
            <text:p>$068</text:p>
          </table:table-cell>
          <table:table-cell table:formula="of:=TEXT((ROW()-3); &quot;000&quot;)" office:value-type="string" office:string-value="104" calcext:value-type="string">
            <text:p>104</text:p>
          </table:table-cell>
          <table:table-cell office:value-type="string" calcext:value-type="string">
            <text:p>Narshe, Schoo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7]=&quot;Yes&quot;;1;0)" office:value-type="float" office:value="0" calcext:value-type="float">
            <text:p>0</text:p>
          </table:table-cell>
          <table:table-cell/>
          <table:table-cell table:formula="of:=IF([.$E10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9" calcext:value-type="string">
            <text:p>$069</text:p>
          </table:table-cell>
          <table:table-cell table:formula="of:=TEXT((ROW()-3); &quot;000&quot;)" office:value-type="string" office:string-value="105" calcext:value-type="string">
            <text:p>105</text:p>
          </table:table-cell>
          <table:table-cell office:value-type="string" calcext:value-type="string">
            <text:p>Narshe, School, Adv. Battle Tact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8]=&quot;Yes&quot;;2;0)" office:value-type="float" office:value="0" calcext:value-type="float">
            <text:p>0</text:p>
          </table:table-cell>
          <table:table-cell/>
          <table:table-cell table:formula="of:=IF([.$E10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A" calcext:value-type="string">
            <text:p>$06A</text:p>
          </table:table-cell>
          <table:table-cell table:formula="of:=TEXT((ROW()-3); &quot;000&quot;)" office:value-type="string" office:string-value="106" calcext:value-type="string">
            <text:p>106</text:p>
          </table:table-cell>
          <table:table-cell office:value-type="string" calcext:value-type="string">
            <text:p>Narshe, School, Battle Tact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09]=&quot;Yes&quot;;4;0)" office:value-type="float" office:value="0" calcext:value-type="float">
            <text:p>0</text:p>
          </table:table-cell>
          <table:table-cell/>
          <table:table-cell table:formula="of:=IF([.$E10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B" calcext:value-type="string">
            <text:p>$06B</text:p>
          </table:table-cell>
          <table:table-cell table:formula="of:=TEXT((ROW()-3); &quot;000&quot;)" office:value-type="string" office:string-value="107" calcext:value-type="string">
            <text:p>107</text:p>
          </table:table-cell>
          <table:table-cell office:value-type="string" calcext:value-type="string">
            <text:p>Narshe, School, Environmental Scie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0]=&quot;Yes&quot;;8;0)" office:value-type="float" office:value="0" calcext:value-type="float">
            <text:p>0</text:p>
          </table:table-cell>
          <table:table-cell/>
          <table:table-cell table:formula="of:=IF([.$E11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C" calcext:value-type="string">
            <text:p>$06C</text:p>
          </table:table-cell>
          <table:table-cell table:formula="of:=TEXT((ROW()-3); &quot;000&quot;)" office:value-type="string" office:string-value="108" calcext:value-type="string">
            <text:p>108</text:p>
          </table:table-cell>
          <table:table-cell office:value-type="string" calcext:value-type="string">
            <text:p>Returner's Hideout,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1]=&quot;Yes&quot;;16;0)" office:value-type="float" office:value="0" calcext:value-type="float">
            <text:p>0</text:p>
          </table:table-cell>
          <table:table-cell/>
          <table:table-cell table:formula="of:=IF([.$E11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D" calcext:value-type="string">
            <text:p>$06D</text:p>
          </table:table-cell>
          <table:table-cell table:formula="of:=TEXT((ROW()-3); &quot;000&quot;)" office:value-type="string" office:string-value="109" calcext:value-type="string">
            <text:p>109</text:p>
          </table:table-cell>
          <table:table-cell office:value-type="string" calcext:value-type="string">
            <text:p>Returner's Hideout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2]=&quot;Yes&quot;;32;0)" office:value-type="float" office:value="0" calcext:value-type="float">
            <text:p>0</text:p>
          </table:table-cell>
          <table:table-cell/>
          <table:table-cell table:formula="of:=IF([.$E11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E" calcext:value-type="string">
            <text:p>$06E</text:p>
          </table:table-cell>
          <table:table-cell table:formula="of:=TEXT((ROW()-3); &quot;000&quot;)" office:value-type="string" office:string-value="110" calcext:value-type="string">
            <text:p>110</text:p>
          </table:table-cell>
          <table:table-cell office:value-type="string" calcext:value-type="string">
            <text:p>Returner's Hideout, Room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3]=&quot;Yes&quot;;64;0)" office:value-type="float" office:value="0" calcext:value-type="float">
            <text:p>0</text:p>
          </table:table-cell>
          <table:table-cell/>
          <table:table-cell table:formula="of:=IF([.$E11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6F" calcext:value-type="string">
            <text:p>$06F</text:p>
          </table:table-cell>
          <table:table-cell table:formula="of:=TEXT((ROW()-3); &quot;000&quot;)" office:value-type="string" office:string-value="111" calcext:value-type="string">
            <text:p>111</text:p>
          </table:table-cell>
          <table:table-cell office:value-type="string" calcext:value-type="string">
            <text:p>Returner's Hideout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4]=&quot;Yes&quot;;128;0)" office:value-type="float" office:value="0" calcext:value-type="float">
            <text:p>0</text:p>
          </table:table-cell>
          <table:table-cell table:style-name="ce14" table:formula="of:=SUM([.F107:.F114])" office:value-type="float" office:value="0" calcext:value-type="float">
            <text:p>0</text:p>
          </table:table-cell>
          <table:table-cell table:formula="of:=IF([.$E114]=&quot;Yes&quot;;128;0)" office:value-type="float" office:value="0" calcext:value-type="float">
            <text:p>0</text:p>
          </table:table-cell>
          <table:table-cell table:formula="of:=SUM([.H107:.H1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70" calcext:value-type="string">
            <text:p>$070</text:p>
          </table:table-cell>
          <table:table-cell table:formula="of:=TEXT((ROW()-3); &quot;000&quot;)" office:value-type="string" office:string-value="112" calcext:value-type="string">
            <text:p>112</text:p>
          </table:table-cell>
          <table:table-cell office:value-type="string" calcext:value-type="string">
            <text:p>Tunnel to Lete Riv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5]=&quot;Yes&quot;;1;0)" office:value-type="float" office:value="0" calcext:value-type="float">
            <text:p>0</text:p>
          </table:table-cell>
          <table:table-cell/>
          <table:table-cell table:formula="of:=IF([.$E11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1" calcext:value-type="string">
            <text:p>$071</text:p>
          </table:table-cell>
          <table:table-cell table:formula="of:=TEXT((ROW()-3); &quot;000&quot;)" office:value-type="string" office:string-value="113" calcext:value-type="string">
            <text:p>113</text:p>
          </table:table-cell>
          <table:table-cell office:value-type="string" calcext:value-type="string">
            <text:p>Lete Riv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6]=&quot;Yes&quot;;2;0)" office:value-type="float" office:value="0" calcext:value-type="float">
            <text:p>0</text:p>
          </table:table-cell>
          <table:table-cell/>
          <table:table-cell table:formula="of:=IF([.$E11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2" calcext:value-type="string">
            <text:p>$072</text:p>
          </table:table-cell>
          <table:table-cell table:formula="of:=TEXT((ROW()-3); &quot;000&quot;)" office:value-type="string" office:string-value="114" calcext:value-type="string">
            <text:p>114</text:p>
          </table:table-cell>
          <table:table-cell office:value-type="string" calcext:value-type="string">
            <text:p>Lete River C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7]=&quot;Yes&quot;;4;0)" office:value-type="float" office:value="0" calcext:value-type="float">
            <text:p>0</text:p>
          </table:table-cell>
          <table:table-cell/>
          <table:table-cell table:formula="of:=IF([.$E11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3" calcext:value-type="string">
            <text:p>$073</text:p>
          </table:table-cell>
          <table:table-cell table:formula="of:=TEXT((ROW()-3); &quot;000&quot;)" office:value-type="string" office:string-value="115" calcext:value-type="string">
            <text:p>115</text:p>
          </table:table-cell>
          <table:table-cell office:value-type="string" calcext:value-type="string">
            <text:p>Gau's Father's Hous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8]=&quot;Yes&quot;;8;0)" office:value-type="float" office:value="0" calcext:value-type="float">
            <text:p>0</text:p>
          </table:table-cell>
          <table:table-cell/>
          <table:table-cell table:formula="of:=IF([.$E11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4" calcext:value-type="string">
            <text:p>$074</text:p>
          </table:table-cell>
          <table:table-cell table:formula="of:=TEXT((ROW()-3); &quot;000&quot;)" office:value-type="string" office:string-value="116" calcext:value-type="string">
            <text:p>116</text:p>
          </table:table-cell>
          <table:table-cell office:value-type="string" calcext:value-type="string">
            <text:p>Gau's Father's Hous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19]=&quot;Yes&quot;;16;0)" office:value-type="float" office:value="0" calcext:value-type="float">
            <text:p>0</text:p>
          </table:table-cell>
          <table:table-cell/>
          <table:table-cell table:formula="of:=IF([.$E11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5" calcext:value-type="string">
            <text:p>$075</text:p>
          </table:table-cell>
          <table:table-cell table:formula="of:=TEXT((ROW()-3); &quot;000&quot;)" office:value-type="string" office:string-value="117" calcext:value-type="string">
            <text:p>117</text:p>
          </table:table-cell>
          <table:table-cell office:value-type="string" calcext:value-type="string">
            <text:p>Military Base Cam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0]=&quot;Yes&quot;;32;0)" office:value-type="float" office:value="0" calcext:value-type="float">
            <text:p>0</text:p>
          </table:table-cell>
          <table:table-cell/>
          <table:table-cell table:formula="of:=IF([.$E12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6" calcext:value-type="string">
            <text:p>$076</text:p>
          </table:table-cell>
          <table:table-cell table:formula="of:=TEXT((ROW()-3); &quot;000&quot;)" office:value-type="string" office:string-value="118" calcext:value-type="string">
            <text:p>118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1]=&quot;Yes&quot;;64;0)" office:value-type="float" office:value="0" calcext:value-type="float">
            <text:p>0</text:p>
          </table:table-cell>
          <table:table-cell/>
          <table:table-cell table:formula="of:=IF([.$E12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7" calcext:value-type="string">
            <text:p>$077</text:p>
          </table:table-cell>
          <table:table-cell table:formula="of:=TEXT((ROW()-3); &quot;000&quot;)" office:value-type="string" office:string-value="119" calcext:value-type="string">
            <text:p>119</text:p>
          </table:table-cell>
          <table:table-cell office:value-type="string" calcext:value-type="string">
            <text:p>Military Base Camp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2]=&quot;Yes&quot;;128;0)" office:value-type="float" office:value="0" calcext:value-type="float">
            <text:p>0</text:p>
          </table:table-cell>
          <table:table-cell table:style-name="ce14" table:formula="of:=SUM([.F115:.F122])" office:value-type="float" office:value="0" calcext:value-type="float">
            <text:p>0</text:p>
          </table:table-cell>
          <table:table-cell table:formula="of:=IF([.$E122]=&quot;Yes&quot;;128;0)" office:value-type="float" office:value="0" calcext:value-type="float">
            <text:p>0</text:p>
          </table:table-cell>
          <table:table-cell table:formula="of:=SUM([.H115:.H1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78" calcext:value-type="string">
            <text:p>$078</text:p>
          </table:table-cell>
          <table:table-cell table:formula="of:=TEXT((ROW()-3); &quot;000&quot;)" office:value-type="string" office:string-value="120" calcext:value-type="string">
            <text:p>120</text:p>
          </table:table-cell>
          <table:table-cell office:value-type="string" calcext:value-type="string">
            <text:p>Doma Castle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3]=&quot;Yes&quot;;1;0)" office:value-type="float" office:value="0" calcext:value-type="float">
            <text:p>0</text:p>
          </table:table-cell>
          <table:table-cell/>
          <table:table-cell table:formula="of:=IF([.$E12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9" calcext:value-type="string">
            <text:p>$079</text:p>
          </table:table-cell>
          <table:table-cell table:formula="of:=TEXT((ROW()-3); &quot;000&quot;)" office:value-type="string" office:string-value="121" calcext:value-type="string">
            <text:p>121</text:p>
          </table:table-cell>
          <table:table-cell office:value-type="string" calcext:value-type="string">
            <text:p>Doma Castle, Outside Poisoning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4]=&quot;Yes&quot;;2;0)" office:value-type="float" office:value="0" calcext:value-type="float">
            <text:p>0</text:p>
          </table:table-cell>
          <table:table-cell/>
          <table:table-cell table:formula="of:=IF([.$E12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A" calcext:value-type="string">
            <text:p>$07A</text:p>
          </table:table-cell>
          <table:table-cell table:formula="of:=TEXT((ROW()-3); &quot;000&quot;)" office:value-type="string" office:string-value="122" calcext:value-type="string">
            <text:p>122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5]=&quot;Yes&quot;;4;0)" office:value-type="float" office:value="0" calcext:value-type="float">
            <text:p>0</text:p>
          </table:table-cell>
          <table:table-cell/>
          <table:table-cell table:formula="of:=IF([.$E12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B" calcext:value-type="string">
            <text:p>$07B</text:p>
          </table:table-cell>
          <table:table-cell table:formula="of:=TEXT((ROW()-3); &quot;000&quot;)" office:value-type="string" office:string-value="123" calcext:value-type="string">
            <text:p>123</text:p>
          </table:table-cell>
          <table:table-cell office:value-type="string" calcext:value-type="string">
            <text:p>Doma Castl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6]=&quot;Yes&quot;;8;0)" office:value-type="float" office:value="0" calcext:value-type="float">
            <text:p>0</text:p>
          </table:table-cell>
          <table:table-cell/>
          <table:table-cell table:formula="of:=IF([.$E12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C" calcext:value-type="string">
            <text:p>$07C</text:p>
          </table:table-cell>
          <table:table-cell table:formula="of:=TEXT((ROW()-3); &quot;000&quot;)" office:value-type="string" office:string-value="124" calcext:value-type="string">
            <text:p>124</text:p>
          </table:table-cell>
          <table:table-cell office:value-type="string" calcext:value-type="string">
            <text:p>Doma Castle, Cyan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7]=&quot;Yes&quot;;16;0)" office:value-type="float" office:value="0" calcext:value-type="float">
            <text:p>0</text:p>
          </table:table-cell>
          <table:table-cell/>
          <table:table-cell table:formula="of:=IF([.$E12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D" calcext:value-type="string">
            <text:p>$07D</text:p>
          </table:table-cell>
          <table:table-cell table:formula="of:=TEXT((ROW()-3); &quot;000&quot;)" office:value-type="string" office:string-value="125" calcext:value-type="string">
            <text:p>125</text:p>
          </table:table-cell>
          <table:table-cell office:value-type="string" calcext:value-type="string">
            <text:p>Cyan's Dream, Doma Castl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8]=&quot;Yes&quot;;32;0)" office:value-type="float" office:value="0" calcext:value-type="float">
            <text:p>0</text:p>
          </table:table-cell>
          <table:table-cell/>
          <table:table-cell table:formula="of:=IF([.$E12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E" calcext:value-type="string">
            <text:p>$07E</text:p>
          </table:table-cell>
          <table:table-cell table:formula="of:=TEXT((ROW()-3); &quot;000&quot;)" office:value-type="string" office:string-value="126" calcext:value-type="string">
            <text:p>126</text:p>
          </table:table-cell>
          <table:table-cell office:value-type="string" calcext:value-type="string">
            <text:p>Cyan's Dream, Doma Castle Room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29]=&quot;Yes&quot;;64;0)" office:value-type="float" office:value="0" calcext:value-type="float">
            <text:p>0</text:p>
          </table:table-cell>
          <table:table-cell/>
          <table:table-cell table:formula="of:=IF([.$E12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7F" calcext:value-type="string">
            <text:p>$07F</text:p>
          </table:table-cell>
          <table:table-cell table:formula="of:=TEXT((ROW()-3); &quot;000&quot;)" office:value-type="string" office:string-value="127" calcext:value-type="string">
            <text:p>127</text:p>
          </table:table-cell>
          <table:table-cell office:value-type="string" calcext:value-type="string">
            <text:p>Duncan's Hous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0]=&quot;Yes&quot;;128;0)" office:value-type="float" office:value="0" calcext:value-type="float">
            <text:p>0</text:p>
          </table:table-cell>
          <table:table-cell table:style-name="ce14" table:formula="of:=SUM([.F123:.F130])" office:value-type="float" office:value="0" calcext:value-type="float">
            <text:p>0</text:p>
          </table:table-cell>
          <table:table-cell table:formula="of:=IF([.$E130]=&quot;Yes&quot;;128;0)" office:value-type="float" office:value="0" calcext:value-type="float">
            <text:p>0</text:p>
          </table:table-cell>
          <table:table-cell table:formula="of:=SUM([.H123:.H13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80" calcext:value-type="string">
            <text:p>$080</text:p>
          </table:table-cell>
          <table:table-cell table:formula="of:=TEXT((ROW()-3); &quot;000&quot;)" office:value-type="string" office:string-value="128" calcext:value-type="string">
            <text:p>128</text:p>
          </table:table-cell>
          <table:table-cell office:value-type="string" calcext:value-type="string">
            <text:p>Duncan's Hous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1]=&quot;Yes&quot;;1;0)" office:value-type="float" office:value="0" calcext:value-type="float">
            <text:p>0</text:p>
          </table:table-cell>
          <table:table-cell/>
          <table:table-cell table:formula="of:=IF([.$E13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1" calcext:value-type="string">
            <text:p>$081</text:p>
          </table:table-cell>
          <table:table-cell table:formula="of:=TEXT((ROW()-3); &quot;000&quot;)" office:value-type="string" office:string-value="129" calcext:value-type="string">
            <text:p>129</text:p>
          </table:table-cell>
          <table:table-cell office:value-type="string" calcext:value-type="string">
            <text:p>Ending, sky with bird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2]=&quot;Yes&quot;;2;0)" office:value-type="float" office:value="0" calcext:value-type="float">
            <text:p>0</text:p>
          </table:table-cell>
          <table:table-cell/>
          <table:table-cell table:formula="of:=IF([.$E13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2" calcext:value-type="string">
            <text:p>$082</text:p>
          </table:table-cell>
          <table:table-cell table:formula="of:=TEXT((ROW()-3); &quot;000&quot;)" office:value-type="string" office:string-value="130" calcext:value-type="string">
            <text:p>130</text:p>
          </table:table-cell>
          <table:table-cell office:value-type="string" calcext:value-type="string">
            <text:p>Ending, Phantom Fores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3]=&quot;Yes&quot;;4;0)" office:value-type="float" office:value="0" calcext:value-type="float">
            <text:p>0</text:p>
          </table:table-cell>
          <table:table-cell/>
          <table:table-cell table:formula="of:=IF([.$E13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3" calcext:value-type="string">
            <text:p>$083</text:p>
          </table:table-cell>
          <table:table-cell table:formula="of:=TEXT((ROW()-3); &quot;000&quot;)" office:value-type="string" office:string-value="131" calcext:value-type="string">
            <text:p>131</text:p>
          </table:table-cell>
          <table:table-cell office:value-type="string" calcext:value-type="string">
            <text:p>Gau's Father's House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4]=&quot;Yes&quot;;8;0)" office:value-type="float" office:value="0" calcext:value-type="float">
            <text:p>0</text:p>
          </table:table-cell>
          <table:table-cell/>
          <table:table-cell table:formula="of:=IF([.$E13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4" calcext:value-type="string">
            <text:p>$084</text:p>
          </table:table-cell>
          <table:table-cell table:formula="of:=TEXT((ROW()-3); &quot;000&quot;)" office:value-type="string" office:string-value="132" calcext:value-type="string">
            <text:p>132</text:p>
          </table:table-cell>
          <table:table-cell office:value-type="string" calcext:value-type="string">
            <text:p>Phantom Fores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5]=&quot;Yes&quot;;16;0)" office:value-type="float" office:value="0" calcext:value-type="float">
            <text:p>0</text:p>
          </table:table-cell>
          <table:table-cell/>
          <table:table-cell table:formula="of:=IF([.$E13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5" calcext:value-type="string">
            <text:p>$085</text:p>
          </table:table-cell>
          <table:table-cell table:formula="of:=TEXT((ROW()-3); &quot;000&quot;)" office:value-type="string" office:string-value="133" calcext:value-type="string">
            <text:p>133</text:p>
          </table:table-cell>
          <table:table-cell office:value-type="string" calcext:value-type="string">
            <text:p>Phantom Fores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6]=&quot;Yes&quot;;32;0)" office:value-type="float" office:value="0" calcext:value-type="float">
            <text:p>0</text:p>
          </table:table-cell>
          <table:table-cell/>
          <table:table-cell table:formula="of:=IF([.$E13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6" calcext:value-type="string">
            <text:p>$086</text:p>
          </table:table-cell>
          <table:table-cell table:formula="of:=TEXT((ROW()-3); &quot;000&quot;)" office:value-type="string" office:string-value="134" calcext:value-type="string">
            <text:p>134</text:p>
          </table:table-cell>
          <table:table-cell office:value-type="string" calcext:value-type="string">
            <text:p>Phantom Forest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7]=&quot;Yes&quot;;64;0)" office:value-type="float" office:value="0" calcext:value-type="float">
            <text:p>0</text:p>
          </table:table-cell>
          <table:table-cell/>
          <table:table-cell table:formula="of:=IF([.$E13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7" calcext:value-type="string">
            <text:p>$087</text:p>
          </table:table-cell>
          <table:table-cell table:formula="of:=TEXT((ROW()-3); &quot;000&quot;)" office:value-type="string" office:string-value="135" calcext:value-type="string">
            <text:p>135</text:p>
          </table:table-cell>
          <table:table-cell office:value-type="string" calcext:value-type="string">
            <text:p>Phantom Forest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8]=&quot;Yes&quot;;128;0)" office:value-type="float" office:value="0" calcext:value-type="float">
            <text:p>0</text:p>
          </table:table-cell>
          <table:table-cell table:style-name="ce14" table:formula="of:=SUM([.F131:.F138])" office:value-type="float" office:value="0" calcext:value-type="float">
            <text:p>0</text:p>
          </table:table-cell>
          <table:table-cell table:formula="of:=IF([.$E138]=&quot;Yes&quot;;128;0)" office:value-type="float" office:value="0" calcext:value-type="float">
            <text:p>0</text:p>
          </table:table-cell>
          <table:table-cell table:formula="of:=SUM([.H131:.H1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88" calcext:value-type="string">
            <text:p>$088</text:p>
          </table:table-cell>
          <table:table-cell table:formula="of:=TEXT((ROW()-3); &quot;000&quot;)" office:value-type="string" office:string-value="136" calcext:value-type="string">
            <text:p>136</text:p>
          </table:table-cell>
          <table:table-cell office:value-type="string" calcext:value-type="string">
            <text:p>Ending, mountain bridg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39]=&quot;Yes&quot;;1;0)" office:value-type="float" office:value="0" calcext:value-type="float">
            <text:p>0</text:p>
          </table:table-cell>
          <table:table-cell/>
          <table:table-cell table:formula="of:=IF([.$E13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9" calcext:value-type="string">
            <text:p>$089</text:p>
          </table:table-cell>
          <table:table-cell table:formula="of:=TEXT((ROW()-3); &quot;000&quot;)" office:value-type="string" office:string-value="137" calcext:value-type="string">
            <text:p>137</text:p>
          </table:table-cell>
          <table:table-cell office:value-type="string" calcext:value-type="string">
            <text:p>Phantom Train, Docking Station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0]=&quot;Yes&quot;;2;0)" office:value-type="float" office:value="0" calcext:value-type="float">
            <text:p>0</text:p>
          </table:table-cell>
          <table:table-cell/>
          <table:table-cell table:formula="of:=IF([.$E14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A" calcext:value-type="string">
            <text:p>$08A</text:p>
          </table:table-cell>
          <table:table-cell table:formula="of:=TEXT((ROW()-3); &quot;000&quot;)" office:value-type="string" office:string-value="138" calcext:value-type="string">
            <text:p>138</text:p>
          </table:table-cell>
          <table:table-cell office:value-type="string" calcext:value-type="string">
            <text:p>Phantom Train, Docking Station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1]=&quot;Yes&quot;;4;0)" office:value-type="float" office:value="0" calcext:value-type="float">
            <text:p>0</text:p>
          </table:table-cell>
          <table:table-cell/>
          <table:table-cell table:formula="of:=IF([.$E14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B" calcext:value-type="string">
            <text:p>$08B</text:p>
          </table:table-cell>
          <table:table-cell table:formula="of:=TEXT((ROW()-3); &quot;000&quot;)" office:value-type="string" office:string-value="139" calcext:value-type="string">
            <text:p>139</text:p>
          </table:table-cell>
          <table:table-cell office:value-type="string" calcext:value-type="string">
            <text:p>Phantom Train, Docking Station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2]=&quot;Yes&quot;;8;0)" office:value-type="float" office:value="0" calcext:value-type="float">
            <text:p>0</text:p>
          </table:table-cell>
          <table:table-cell/>
          <table:table-cell table:formula="of:=IF([.$E14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C" calcext:value-type="string">
            <text:p>$08C</text:p>
          </table:table-cell>
          <table:table-cell table:formula="of:=TEXT((ROW()-3); &quot;000&quot;)" office:value-type="string" office:string-value="140" calcext:value-type="string">
            <text:p>140</text:p>
          </table:table-cell>
          <table:table-cell office:value-type="string" calcext:value-type="string">
            <text:p>Phantom Train, Docking Station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3]=&quot;Yes&quot;;16;0)" office:value-type="float" office:value="0" calcext:value-type="float">
            <text:p>0</text:p>
          </table:table-cell>
          <table:table-cell/>
          <table:table-cell table:formula="of:=IF([.$E14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D" calcext:value-type="string">
            <text:p>$08D</text:p>
          </table:table-cell>
          <table:table-cell table:formula="of:=TEXT((ROW()-3); &quot;000&quot;)" office:value-type="string" office:string-value="141" calcext:value-type="string">
            <text:p>141</text:p>
          </table:table-cell>
          <table:table-cell office:value-type="string" calcext:value-type="string">
            <text:p>Phantom Train, Out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4]=&quot;Yes&quot;;32;0)" office:value-type="float" office:value="0" calcext:value-type="float">
            <text:p>0</text:p>
          </table:table-cell>
          <table:table-cell/>
          <table:table-cell table:formula="of:=IF([.$E14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E" calcext:value-type="string">
            <text:p>$08E</text:p>
          </table:table-cell>
          <table:table-cell table:formula="of:=TEXT((ROW()-3); &quot;000&quot;)" office:value-type="string" office:string-value="142" calcext:value-type="string">
            <text:p>142</text:p>
          </table:table-cell>
          <table:table-cell office:value-type="string" calcext:value-type="string">
            <text:p>Phantom Train, Out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5]=&quot;Yes&quot;;64;0)" office:value-type="float" office:value="0" calcext:value-type="float">
            <text:p>0</text:p>
          </table:table-cell>
          <table:table-cell/>
          <table:table-cell table:formula="of:=IF([.$E14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8F" calcext:value-type="string">
            <text:p>$08F</text:p>
          </table:table-cell>
          <table:table-cell table:formula="of:=TEXT((ROW()-3); &quot;000&quot;)" office:value-type="string" office:string-value="143" calcext:value-type="string">
            <text:p>143</text:p>
          </table:table-cell>
          <table:table-cell office:value-type="string" calcext:value-type="string">
            <text:p>Cyan's Dream, Phantom Train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6]=&quot;Yes&quot;;128;0)" office:value-type="float" office:value="0" calcext:value-type="float">
            <text:p>0</text:p>
          </table:table-cell>
          <table:table-cell table:style-name="ce14" table:formula="of:=SUM([.F139:.F146])" office:value-type="float" office:value="0" calcext:value-type="float">
            <text:p>0</text:p>
          </table:table-cell>
          <table:table-cell table:formula="of:=IF([.$E146]=&quot;Yes&quot;;128;0)" office:value-type="float" office:value="0" calcext:value-type="float">
            <text:p>0</text:p>
          </table:table-cell>
          <table:table-cell table:formula="of:=SUM([.H139:.H14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90" calcext:value-type="string">
            <text:p>$090</text:p>
          </table:table-cell>
          <table:table-cell table:formula="of:=TEXT((ROW()-3); &quot;000&quot;)" office:value-type="string" office:string-value="144" calcext:value-type="string">
            <text:p>144</text:p>
          </table:table-cell>
          <table:table-cell office:value-type="string" calcext:value-type="string">
            <text:p>Cyan's Dream, Phantom Train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7]=&quot;Yes&quot;;1;0)" office:value-type="float" office:value="0" calcext:value-type="float">
            <text:p>0</text:p>
          </table:table-cell>
          <table:table-cell/>
          <table:table-cell table:formula="of:=IF([.$E14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1" calcext:value-type="string">
            <text:p>$091</text:p>
          </table:table-cell>
          <table:table-cell table:formula="of:=TEXT((ROW()-3); &quot;000&quot;)" office:value-type="string" office:string-value="145" calcext:value-type="string">
            <text:p>145</text:p>
          </table:table-cell>
          <table:table-cell office:value-type="string" calcext:value-type="string">
            <text:p>Phantom Train, In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8]=&quot;Yes&quot;;2;0)" office:value-type="float" office:value="0" calcext:value-type="float">
            <text:p>0</text:p>
          </table:table-cell>
          <table:table-cell/>
          <table:table-cell table:formula="of:=IF([.$E14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2" calcext:value-type="string">
            <text:p>$092</text:p>
          </table:table-cell>
          <table:table-cell table:formula="of:=TEXT((ROW()-3); &quot;000&quot;)" office:value-type="string" office:string-value="146" calcext:value-type="string">
            <text:p>146</text:p>
          </table:table-cell>
          <table:table-cell office:value-type="string" calcext:value-type="string">
            <text:p>Phantom Train, Engineer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49]=&quot;Yes&quot;;4;0)" office:value-type="float" office:value="0" calcext:value-type="float">
            <text:p>0</text:p>
          </table:table-cell>
          <table:table-cell/>
          <table:table-cell table:formula="of:=IF([.$E14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3" calcext:value-type="string">
            <text:p>$093</text:p>
          </table:table-cell>
          <table:table-cell table:formula="of:=TEXT((ROW()-3); &quot;000&quot;)" office:value-type="string" office:string-value="147" calcext:value-type="string">
            <text:p>147</text:p>
          </table:table-cell>
          <table:table-cell office:value-type="string" calcext:value-type="string">
            <text:p>Phantom Train, Restaura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0]=&quot;Yes&quot;;8;0)" office:value-type="float" office:value="0" calcext:value-type="float">
            <text:p>0</text:p>
          </table:table-cell>
          <table:table-cell/>
          <table:table-cell table:formula="of:=IF([.$E15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4" calcext:value-type="string">
            <text:p>$094</text:p>
          </table:table-cell>
          <table:table-cell table:formula="of:=TEXT((ROW()-3); &quot;000&quot;)" office:value-type="string" office:string-value="148" calcext:value-type="string">
            <text:p>148</text:p>
          </table:table-cell>
          <table:table-cell office:value-type="string" calcext:value-type="string">
            <text:p>Mobliz, Outside during Light of Judgeme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1]=&quot;Yes&quot;;16;0)" office:value-type="float" office:value="0" calcext:value-type="float">
            <text:p>0</text:p>
          </table:table-cell>
          <table:table-cell/>
          <table:table-cell table:formula="of:=IF([.$E15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5" calcext:value-type="string">
            <text:p>$095</text:p>
          </table:table-cell>
          <table:table-cell table:formula="of:=TEXT((ROW()-3); &quot;000&quot;)" office:value-type="string" office:string-value="149" calcext:value-type="string">
            <text:p>149</text:p>
          </table:table-cell>
          <table:table-cell office:value-type="string" calcext:value-type="string">
            <text:p>Phantom Train, In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2]=&quot;Yes&quot;;32;0)" office:value-type="float" office:value="0" calcext:value-type="float">
            <text:p>0</text:p>
          </table:table-cell>
          <table:table-cell/>
          <table:table-cell table:formula="of:=IF([.$E15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6" calcext:value-type="string">
            <text:p>$096</text:p>
          </table:table-cell>
          <table:table-cell table:formula="of:=TEXT((ROW()-3); &quot;000&quot;)" office:value-type="string" office:string-value="150" calcext:value-type="string">
            <text:p>150</text:p>
          </table:table-cell>
          <table:table-cell office:value-type="string" calcext:value-type="string">
            <text:p>Mobliz, Basement 2, After Phunbaba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3]=&quot;Yes&quot;;64;0)" office:value-type="float" office:value="0" calcext:value-type="float">
            <text:p>0</text:p>
          </table:table-cell>
          <table:table-cell/>
          <table:table-cell table:formula="of:=IF([.$E15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7" calcext:value-type="string">
            <text:p>$097</text:p>
          </table:table-cell>
          <table:table-cell table:formula="of:=TEXT((ROW()-3); &quot;000&quot;)" office:value-type="string" office:string-value="151" calcext:value-type="string">
            <text:p>151</text:p>
          </table:table-cell>
          <table:table-cell office:value-type="string" calcext:value-type="string">
            <text:p>Phantom Train, Inside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4]=&quot;Yes&quot;;128;0)" office:value-type="float" office:value="0" calcext:value-type="float">
            <text:p>0</text:p>
          </table:table-cell>
          <table:table-cell table:style-name="ce14" table:formula="of:=SUM([.F147:.F154])" office:value-type="float" office:value="0" calcext:value-type="float">
            <text:p>0</text:p>
          </table:table-cell>
          <table:table-cell table:formula="of:=IF([.$E154]=&quot;Yes&quot;;128;0)" office:value-type="float" office:value="0" calcext:value-type="float">
            <text:p>0</text:p>
          </table:table-cell>
          <table:table-cell table:formula="of:=SUM([.H147:.H15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98" calcext:value-type="string">
            <text:p>$098</text:p>
          </table:table-cell>
          <table:table-cell table:formula="of:=TEXT((ROW()-3); &quot;000&quot;)" office:value-type="string" office:string-value="152" calcext:value-type="string">
            <text:p>152</text:p>
          </table:table-cell>
          <table:table-cell office:value-type="string" calcext:value-type="string">
            <text:p>Phantom Train, Inside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5]=&quot;Yes&quot;;1;0)" office:value-type="float" office:value="0" calcext:value-type="float">
            <text:p>0</text:p>
          </table:table-cell>
          <table:table-cell/>
          <table:table-cell table:formula="of:=IF([.$E15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9" calcext:value-type="string">
            <text:p>$099</text:p>
          </table:table-cell>
          <table:table-cell table:formula="of:=TEXT((ROW()-3); &quot;000&quot;)" office:value-type="string" office:string-value="153" calcext:value-type="string">
            <text:p>153</text:p>
          </table:table-cell>
          <table:table-cell office:value-type="string" calcext:value-type="string">
            <text:p>Phantom Train, Inside Room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6]=&quot;Yes&quot;;2;0)" office:value-type="float" office:value="0" calcext:value-type="float">
            <text:p>0</text:p>
          </table:table-cell>
          <table:table-cell/>
          <table:table-cell table:formula="of:=IF([.$E15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A" calcext:value-type="string">
            <text:p>$09A</text:p>
          </table:table-cell>
          <table:table-cell table:formula="of:=TEXT((ROW()-3); &quot;000&quot;)" office:value-type="string" office:string-value="154" calcext:value-type="string">
            <text:p>154</text:p>
          </table:table-cell>
          <table:table-cell office:value-type="string" calcext:value-type="string">
            <text:p>Mobliz, Basemen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7]=&quot;Yes&quot;;4;0)" office:value-type="float" office:value="0" calcext:value-type="float">
            <text:p>0</text:p>
          </table:table-cell>
          <table:table-cell/>
          <table:table-cell table:formula="of:=IF([.$E15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B" calcext:value-type="string">
            <text:p>$09B</text:p>
          </table:table-cell>
          <table:table-cell table:formula="of:=TEXT((ROW()-3); &quot;000&quot;)" office:value-type="string" office:string-value="155" calcext:value-type="string">
            <text:p>155</text:p>
          </table:table-cell>
          <table:table-cell office:value-type="string" calcext:value-type="string">
            <text:p>Waterfall C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8]=&quot;Yes&quot;;8;0)" office:value-type="float" office:value="0" calcext:value-type="float">
            <text:p>0</text:p>
          </table:table-cell>
          <table:table-cell/>
          <table:table-cell table:formula="of:=IF([.$E15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C" calcext:value-type="string">
            <text:p>$09C</text:p>
          </table:table-cell>
          <table:table-cell table:formula="of:=TEXT((ROW()-3); &quot;000&quot;)" office:value-type="string" office:string-value="156" calcext:value-type="string">
            <text:p>156</text:p>
          </table:table-cell>
          <table:table-cell office:value-type="string" calcext:value-type="string">
            <text:p>Waterfall Clif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59]=&quot;Yes&quot;;16;0)" office:value-type="float" office:value="0" calcext:value-type="float">
            <text:p>0</text:p>
          </table:table-cell>
          <table:table-cell/>
          <table:table-cell table:formula="of:=IF([.$E15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D" calcext:value-type="string">
            <text:p>$09D</text:p>
          </table:table-cell>
          <table:table-cell table:formula="of:=TEXT((ROW()-3); &quot;000&quot;)" office:value-type="string" office:string-value="157" calcext:value-type="string">
            <text:p>157</text:p>
          </table:table-cell>
          <table:table-cell office:value-type="string" calcext:value-type="string">
            <text:p>Mobliz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0]=&quot;Yes&quot;;32;0)" office:value-type="float" office:value="0" calcext:value-type="float">
            <text:p>0</text:p>
          </table:table-cell>
          <table:table-cell/>
          <table:table-cell table:formula="of:=IF([.$E16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E" calcext:value-type="string">
            <text:p>$09E</text:p>
          </table:table-cell>
          <table:table-cell table:formula="of:=TEXT((ROW()-3); &quot;000&quot;)" office:value-type="string" office:string-value="158" calcext:value-type="string">
            <text:p>158</text:p>
          </table:table-cell>
          <table:table-cell office:value-type="string" calcext:value-type="string">
            <text:p>Mobliz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1]=&quot;Yes&quot;;64;0)" office:value-type="float" office:value="0" calcext:value-type="float">
            <text:p>0</text:p>
          </table:table-cell>
          <table:table-cell/>
          <table:table-cell table:formula="of:=IF([.$E16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9F" calcext:value-type="string">
            <text:p>$09F</text:p>
          </table:table-cell>
          <table:table-cell table:formula="of:=TEXT((ROW()-3); &quot;000&quot;)" office:value-type="string" office:string-value="159" calcext:value-type="string">
            <text:p>159</text:p>
          </table:table-cell>
          <table:table-cell office:value-type="string" calcext:value-type="string">
            <text:p>Veldt Shor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2]=&quot;Yes&quot;;128;0)" office:value-type="float" office:value="0" calcext:value-type="float">
            <text:p>0</text:p>
          </table:table-cell>
          <table:table-cell table:style-name="ce14" table:formula="of:=SUM([.F155:.F162])" office:value-type="float" office:value="0" calcext:value-type="float">
            <text:p>0</text:p>
          </table:table-cell>
          <table:table-cell table:formula="of:=IF([.$E162]=&quot;Yes&quot;;128;0)" office:value-type="float" office:value="0" calcext:value-type="float">
            <text:p>0</text:p>
          </table:table-cell>
          <table:table-cell table:formula="of:=SUM([.H155:.H16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A0" calcext:value-type="string">
            <text:p>$0A0</text:p>
          </table:table-cell>
          <table:table-cell table:formula="of:=TEXT((ROW()-3); &quot;000&quot;)" office:value-type="string" office:string-value="160" calcext:value-type="string">
            <text:p>160</text:p>
          </table:table-cell>
          <table:table-cell office:value-type="string" calcext:value-type="string">
            <text:p>Mobliz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3]=&quot;Yes&quot;;1;0)" office:value-type="float" office:value="0" calcext:value-type="float">
            <text:p>0</text:p>
          </table:table-cell>
          <table:table-cell/>
          <table:table-cell table:formula="of:=IF([.$E16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1" calcext:value-type="string">
            <text:p>$0A1</text:p>
          </table:table-cell>
          <table:table-cell table:formula="of:=TEXT((ROW()-3); &quot;000&quot;)" office:value-type="string" office:string-value="161" calcext:value-type="string">
            <text:p>161</text:p>
          </table:table-cell>
          <table:table-cell office:value-type="string" calcext:value-type="string">
            <text:p>Mobliz, Arsena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4]=&quot;Yes&quot;;2;0)" office:value-type="float" office:value="0" calcext:value-type="float">
            <text:p>0</text:p>
          </table:table-cell>
          <table:table-cell/>
          <table:table-cell table:formula="of:=IF([.$E16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2" calcext:value-type="string">
            <text:p>$0A2</text:p>
          </table:table-cell>
          <table:table-cell table:formula="of:=TEXT((ROW()-3); &quot;000&quot;)" office:value-type="string" office:string-value="162" calcext:value-type="string">
            <text:p>162</text:p>
          </table:table-cell>
          <table:table-cell office:value-type="string" calcext:value-type="string">
            <text:p>Mobliz, Rel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5]=&quot;Yes&quot;;4;0)" office:value-type="float" office:value="0" calcext:value-type="float">
            <text:p>0</text:p>
          </table:table-cell>
          <table:table-cell/>
          <table:table-cell table:formula="of:=IF([.$E16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3" calcext:value-type="string">
            <text:p>$0A3</text:p>
          </table:table-cell>
          <table:table-cell table:formula="of:=TEXT((ROW()-3); &quot;000&quot;)" office:value-type="string" office:string-value="163" calcext:value-type="string">
            <text:p>163</text:p>
          </table:table-cell>
          <table:table-cell office:value-type="string" calcext:value-type="string">
            <text:p>Mobliz, Mail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6]=&quot;Yes&quot;;8;0)" office:value-type="float" office:value="0" calcext:value-type="float">
            <text:p>0</text:p>
          </table:table-cell>
          <table:table-cell/>
          <table:table-cell table:formula="of:=IF([.$E16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4" calcext:value-type="string">
            <text:p>$0A4</text:p>
          </table:table-cell>
          <table:table-cell table:formula="of:=TEXT((ROW()-3); &quot;000&quot;)" office:value-type="string" office:string-value="164" calcext:value-type="string">
            <text:p>164</text:p>
          </table:table-cell>
          <table:table-cell office:value-type="string" calcext:value-type="string">
            <text:p>Mobliz, Item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7]=&quot;Yes&quot;;16;0)" office:value-type="float" office:value="0" calcext:value-type="float">
            <text:p>0</text:p>
          </table:table-cell>
          <table:table-cell/>
          <table:table-cell table:formula="of:=IF([.$E16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5" calcext:value-type="string">
            <text:p>$0A5</text:p>
          </table:table-cell>
          <table:table-cell table:formula="of:=TEXT((ROW()-3); &quot;000&quot;)" office:value-type="string" office:string-value="165" calcext:value-type="string">
            <text:p>165</text:p>
          </table:table-cell>
          <table:table-cell office:value-type="string" calcext:value-type="string">
            <text:p>Mobliz, Basemen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8]=&quot;Yes&quot;;32;0)" office:value-type="float" office:value="0" calcext:value-type="float">
            <text:p>0</text:p>
          </table:table-cell>
          <table:table-cell/>
          <table:table-cell table:formula="of:=IF([.$E16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6" calcext:value-type="string">
            <text:p>$0A6</text:p>
          </table:table-cell>
          <table:table-cell table:formula="of:=TEXT((ROW()-3); &quot;000&quot;)" office:value-type="string" office:string-value="166" calcext:value-type="string">
            <text:p>166</text:p>
          </table:table-cell>
          <table:table-cell office:value-type="string" calcext:value-type="string">
            <text:p>Waterfall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69]=&quot;Yes&quot;;64;0)" office:value-type="float" office:value="0" calcext:value-type="float">
            <text:p>0</text:p>
          </table:table-cell>
          <table:table-cell/>
          <table:table-cell table:formula="of:=IF([.$E16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7" calcext:value-type="string">
            <text:p>$0A7</text:p>
          </table:table-cell>
          <table:table-cell table:formula="of:=TEXT((ROW()-3); &quot;000&quot;)" office:value-type="string" office:string-value="167" calcext:value-type="string">
            <text:p>167</text:p>
          </table:table-cell>
          <table:table-cell office:value-type="string" calcext:value-type="string">
            <text:p>Veldt Cave to Waterfal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0]=&quot;Yes&quot;;128;0)" office:value-type="float" office:value="0" calcext:value-type="float">
            <text:p>0</text:p>
          </table:table-cell>
          <table:table-cell table:style-name="ce14" table:formula="of:=SUM([.F163:.F170])" office:value-type="float" office:value="0" calcext:value-type="float">
            <text:p>0</text:p>
          </table:table-cell>
          <table:table-cell table:formula="of:=IF([.$E170]=&quot;Yes&quot;;128;0)" office:value-type="float" office:value="0" calcext:value-type="float">
            <text:p>0</text:p>
          </table:table-cell>
          <table:table-cell table:formula="of:=SUM([.H163:.H17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A8" calcext:value-type="string">
            <text:p>$0A8</text:p>
          </table:table-cell>
          <table:table-cell table:formula="of:=TEXT((ROW()-3); &quot;000&quot;)" office:value-type="string" office:string-value="168" calcext:value-type="string">
            <text:p>168</text:p>
          </table:table-cell>
          <table:table-cell office:value-type="string" calcext:value-type="string">
            <text:p>Veldt Waterfal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1]=&quot;Yes&quot;;1;0)" office:value-type="float" office:value="0" calcext:value-type="float">
            <text:p>0</text:p>
          </table:table-cell>
          <table:table-cell/>
          <table:table-cell table:formula="of:=IF([.$E17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9" calcext:value-type="string">
            <text:p>$0A9</text:p>
          </table:table-cell>
          <table:table-cell table:formula="of:=TEXT((ROW()-3); &quot;000&quot;)" office:value-type="string" office:string-value="169" calcext:value-type="string">
            <text:p>169</text:p>
          </table:table-cell>
          <table:table-cell office:value-type="string" calcext:value-type="string">
            <text:p>Nikeah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2]=&quot;Yes&quot;;2;0)" office:value-type="float" office:value="0" calcext:value-type="float">
            <text:p>0</text:p>
          </table:table-cell>
          <table:table-cell/>
          <table:table-cell table:formula="of:=IF([.$E17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A" calcext:value-type="string">
            <text:p>$0AA</text:p>
          </table:table-cell>
          <table:table-cell table:formula="of:=TEXT((ROW()-3); &quot;000&quot;)" office:value-type="string" office:string-value="170" calcext:value-type="string">
            <text:p>170</text:p>
          </table:table-cell>
          <table:table-cell office:value-type="string" calcext:value-type="string">
            <text:p>Veldt Shor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3]=&quot;Yes&quot;;4;0)" office:value-type="float" office:value="0" calcext:value-type="float">
            <text:p>0</text:p>
          </table:table-cell>
          <table:table-cell/>
          <table:table-cell table:formula="of:=IF([.$E17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B" calcext:value-type="string">
            <text:p>$0AB</text:p>
          </table:table-cell>
          <table:table-cell table:formula="of:=TEXT((ROW()-3); &quot;000&quot;)" office:value-type="string" office:string-value="171" calcext:value-type="string">
            <text:p>171</text:p>
          </table:table-cell>
          <table:table-cell office:value-type="string" calcext:value-type="string">
            <text:p>Nikeah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4]=&quot;Yes&quot;;8;0)" office:value-type="float" office:value="0" calcext:value-type="float">
            <text:p>0</text:p>
          </table:table-cell>
          <table:table-cell/>
          <table:table-cell table:formula="of:=IF([.$E17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C" calcext:value-type="string">
            <text:p>$0AC</text:p>
          </table:table-cell>
          <table:table-cell table:formula="of:=TEXT((ROW()-3); &quot;000&quot;)" office:value-type="string" office:string-value="172" calcext:value-type="string">
            <text:p>172</text:p>
          </table:table-cell>
          <table:table-cell office:value-type="string" calcext:value-type="string">
            <text:p>Nikeah, Pub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5]=&quot;Yes&quot;;16;0)" office:value-type="float" office:value="0" calcext:value-type="float">
            <text:p>0</text:p>
          </table:table-cell>
          <table:table-cell/>
          <table:table-cell table:formula="of:=IF([.$E17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D" calcext:value-type="string">
            <text:p>$0AD</text:p>
          </table:table-cell>
          <table:table-cell table:formula="of:=TEXT((ROW()-3); &quot;000&quot;)" office:value-type="string" office:string-value="173" calcext:value-type="string">
            <text:p>173</text:p>
          </table:table-cell>
          <table:table-cell office:value-type="string" calcext:value-type="string">
            <text:p>Nikeah, Chocobo Stabl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6]=&quot;Yes&quot;;32;0)" office:value-type="float" office:value="0" calcext:value-type="float">
            <text:p>0</text:p>
          </table:table-cell>
          <table:table-cell/>
          <table:table-cell table:formula="of:=IF([.$E17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E" calcext:value-type="string">
            <text:p>$0AE</text:p>
          </table:table-cell>
          <table:table-cell table:formula="of:=TEXT((ROW()-3); &quot;000&quot;)" office:value-type="string" office:string-value="174" calcext:value-type="string">
            <text:p>174</text:p>
          </table:table-cell>
          <table:table-cell office:value-type="string" calcext:value-type="string">
            <text:p>Shadow's Dream 2, Phantom Fores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7]=&quot;Yes&quot;;64;0)" office:value-type="float" office:value="0" calcext:value-type="float">
            <text:p>0</text:p>
          </table:table-cell>
          <table:table-cell/>
          <table:table-cell table:formula="of:=IF([.$E17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AF" calcext:value-type="string">
            <text:p>$0AF</text:p>
          </table:table-cell>
          <table:table-cell table:formula="of:=TEXT((ROW()-3); &quot;000&quot;)" office:value-type="string" office:string-value="175" calcext:value-type="string">
            <text:p>175</text:p>
          </table:table-cell>
          <table:table-cell office:value-type="string" calcext:value-type="string">
            <text:p>Serpent Trench Cav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8]=&quot;Yes&quot;;128;0)" office:value-type="float" office:value="0" calcext:value-type="float">
            <text:p>0</text:p>
          </table:table-cell>
          <table:table-cell table:style-name="ce14" table:formula="of:=SUM([.F171:.F178])" office:value-type="float" office:value="0" calcext:value-type="float">
            <text:p>0</text:p>
          </table:table-cell>
          <table:table-cell table:formula="of:=IF([.$E178]=&quot;Yes&quot;;128;0)" office:value-type="float" office:value="0" calcext:value-type="float">
            <text:p>0</text:p>
          </table:table-cell>
          <table:table-cell table:formula="of:=SUM([.H171:.H17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B0" calcext:value-type="string">
            <text:p>$0B0</text:p>
          </table:table-cell>
          <table:table-cell table:formula="of:=TEXT((ROW()-3); &quot;000&quot;)" office:value-type="string" office:string-value="176" calcext:value-type="string">
            <text:p>176</text:p>
          </table:table-cell>
          <table:table-cell office:value-type="string" calcext:value-type="string">
            <text:p>Mt.Zozo, Outside Bridg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79]=&quot;Yes&quot;;1;0)" office:value-type="float" office:value="0" calcext:value-type="float">
            <text:p>0</text:p>
          </table:table-cell>
          <table:table-cell/>
          <table:table-cell table:formula="of:=IF([.$E17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1" calcext:value-type="string">
            <text:p>$0B1</text:p>
          </table:table-cell>
          <table:table-cell table:formula="of:=TEXT((ROW()-3); &quot;000&quot;)" office:value-type="string" office:string-value="177" calcext:value-type="string">
            <text:p>177</text:p>
          </table:table-cell>
          <table:table-cell office:value-type="string" calcext:value-type="string">
            <text:p>Mt.Zozo, Out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0]=&quot;Yes&quot;;2;0)" office:value-type="float" office:value="0" calcext:value-type="float">
            <text:p>0</text:p>
          </table:table-cell>
          <table:table-cell/>
          <table:table-cell table:formula="of:=IF([.$E18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2" calcext:value-type="string">
            <text:p>$0B2</text:p>
          </table:table-cell>
          <table:table-cell table:formula="of:=TEXT((ROW()-3); &quot;000&quot;)" office:value-type="string" office:string-value="178" calcext:value-type="string">
            <text:p>178</text:p>
          </table:table-cell>
          <table:table-cell office:value-type="string" calcext:value-type="string">
            <text:p>Mt.Zozo, Out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1]=&quot;Yes&quot;;4;0)" office:value-type="float" office:value="0" calcext:value-type="float">
            <text:p>0</text:p>
          </table:table-cell>
          <table:table-cell/>
          <table:table-cell table:formula="of:=IF([.$E18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3" calcext:value-type="string">
            <text:p>$0B3</text:p>
          </table:table-cell>
          <table:table-cell table:formula="of:=TEXT((ROW()-3); &quot;000&quot;)" office:value-type="string" office:string-value="179" calcext:value-type="string">
            <text:p>179</text:p>
          </table:table-cell>
          <table:table-cell office:value-type="string" calcext:value-type="string">
            <text:p>Mt.Zozo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2]=&quot;Yes&quot;;8;0)" office:value-type="float" office:value="0" calcext:value-type="float">
            <text:p>0</text:p>
          </table:table-cell>
          <table:table-cell/>
          <table:table-cell table:formula="of:=IF([.$E18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4" calcext:value-type="string">
            <text:p>$0B4</text:p>
          </table:table-cell>
          <table:table-cell table:formula="of:=TEXT((ROW()-3); &quot;000&quot;)" office:value-type="string" office:string-value="180" calcext:value-type="string">
            <text:p>180</text:p>
          </table:table-cell>
          <table:table-cell office:value-type="string" calcext:value-type="string">
            <text:p>Mt.Zozo, Cyan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3]=&quot;Yes&quot;;16;0)" office:value-type="float" office:value="0" calcext:value-type="float">
            <text:p>0</text:p>
          </table:table-cell>
          <table:table-cell/>
          <table:table-cell table:formula="of:=IF([.$E18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5" calcext:value-type="string">
            <text:p>$0B5</text:p>
          </table:table-cell>
          <table:table-cell table:formula="of:=TEXT((ROW()-3); &quot;000&quot;)" office:value-type="string" office:string-value="181" calcext:value-type="string">
            <text:p>181</text:p>
          </table:table-cell>
          <table:table-cell office:value-type="string" calcext:value-type="string">
            <text:p>Mt.Zozo, Clif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4]=&quot;Yes&quot;;32;0)" office:value-type="float" office:value="0" calcext:value-type="float">
            <text:p>0</text:p>
          </table:table-cell>
          <table:table-cell/>
          <table:table-cell table:formula="of:=IF([.$E18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6" calcext:value-type="string">
            <text:p>$0B6</text:p>
          </table:table-cell>
          <table:table-cell table:formula="of:=TEXT((ROW()-3); &quot;000&quot;)" office:value-type="string" office:string-value="182" calcext:value-type="string">
            <text:p>182</text:p>
          </table:table-cell>
          <table:table-cell office:value-type="string" calcext:value-type="string">
            <text:p>Ending, Relm, Shadow, Strago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5]=&quot;Yes&quot;;64;0)" office:value-type="float" office:value="0" calcext:value-type="float">
            <text:p>0</text:p>
          </table:table-cell>
          <table:table-cell/>
          <table:table-cell table:formula="of:=IF([.$E18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7" calcext:value-type="string">
            <text:p>$0B7</text:p>
          </table:table-cell>
          <table:table-cell table:formula="of:=TEXT((ROW()-3); &quot;000&quot;)" office:value-type="string" office:string-value="183" calcext:value-type="string">
            <text:p>183</text:p>
          </table:table-cell>
          <table:table-cell office:value-type="string" calcext:value-type="string">
            <text:p>Mobliz, Basement 2, Before Kefka Figh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6]=&quot;Yes&quot;;128;0)" office:value-type="float" office:value="0" calcext:value-type="float">
            <text:p>0</text:p>
          </table:table-cell>
          <table:table-cell table:style-name="ce14" table:formula="of:=SUM([.F179:.F186])" office:value-type="float" office:value="0" calcext:value-type="float">
            <text:p>0</text:p>
          </table:table-cell>
          <table:table-cell table:formula="of:=IF([.$E186]=&quot;Yes&quot;;128;0)" office:value-type="float" office:value="0" calcext:value-type="float">
            <text:p>0</text:p>
          </table:table-cell>
          <table:table-cell table:formula="of:=SUM([.H179:.H18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B8" calcext:value-type="string">
            <text:p>$0B8</text:p>
          </table:table-cell>
          <table:table-cell table:formula="of:=TEXT((ROW()-3); &quot;000&quot;)" office:value-type="string" office:string-value="184" calcext:value-type="string">
            <text:p>184</text:p>
          </table:table-cell>
          <table:table-cell office:value-type="string" calcext:value-type="string">
            <text:p>Mobliz, Outside, Before Kefka Figh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7]=&quot;Yes&quot;;1;0)" office:value-type="float" office:value="0" calcext:value-type="float">
            <text:p>0</text:p>
          </table:table-cell>
          <table:table-cell/>
          <table:table-cell table:formula="of:=IF([.$E18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9" calcext:value-type="string">
            <text:p>$0B9</text:p>
          </table:table-cell>
          <table:table-cell table:formula="of:=TEXT((ROW()-3); &quot;000&quot;)" office:value-type="string" office:string-value="185" calcext:value-type="string">
            <text:p>185</text:p>
          </table:table-cell>
          <table:table-cell office:value-type="string" calcext:value-type="string">
            <text:p>Crazy Man's Hous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8]=&quot;Yes&quot;;2;0)" office:value-type="float" office:value="0" calcext:value-type="float">
            <text:p>0</text:p>
          </table:table-cell>
          <table:table-cell/>
          <table:table-cell table:formula="of:=IF([.$E18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A" calcext:value-type="string">
            <text:p>$0BA</text:p>
          </table:table-cell>
          <table:table-cell table:formula="of:=TEXT((ROW()-3); &quot;000&quot;)" office:value-type="string" office:string-value="186" calcext:value-type="string">
            <text:p>186</text:p>
          </table:table-cell>
          <table:table-cell office:value-type="string" calcext:value-type="string">
            <text:p>Crazy Man's Hous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89]=&quot;Yes&quot;;4;0)" office:value-type="float" office:value="0" calcext:value-type="float">
            <text:p>0</text:p>
          </table:table-cell>
          <table:table-cell/>
          <table:table-cell table:formula="of:=IF([.$E18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B" calcext:value-type="string">
            <text:p>$0BB</text:p>
          </table:table-cell>
          <table:table-cell table:formula="of:=TEXT((ROW()-3); &quot;000&quot;)" office:value-type="string" office:string-value="187" calcext:value-type="string">
            <text:p>187</text:p>
          </table:table-cell>
          <table:table-cell office:value-type="string" calcext:value-type="string">
            <text:p>Nikeah, Ferry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0]=&quot;Yes&quot;;8;0)" office:value-type="float" office:value="0" calcext:value-type="float">
            <text:p>0</text:p>
          </table:table-cell>
          <table:table-cell/>
          <table:table-cell table:formula="of:=IF([.$E19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C" calcext:value-type="string">
            <text:p>$0BC</text:p>
          </table:table-cell>
          <table:table-cell table:formula="of:=TEXT((ROW()-3); &quot;000&quot;)" office:value-type="string" office:string-value="188" calcext:value-type="string">
            <text:p>188</text:p>
          </table:table-cell>
          <table:table-cell office:value-type="string" calcext:value-type="string">
            <text:p>Kohlingen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1]=&quot;Yes&quot;;16;0)" office:value-type="float" office:value="0" calcext:value-type="float">
            <text:p>0</text:p>
          </table:table-cell>
          <table:table-cell/>
          <table:table-cell table:formula="of:=IF([.$E19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D" calcext:value-type="string">
            <text:p>$0BD</text:p>
          </table:table-cell>
          <table:table-cell table:formula="of:=TEXT((ROW()-3); &quot;000&quot;)" office:value-type="string" office:string-value="189" calcext:value-type="string">
            <text:p>189</text:p>
          </table:table-cell>
          <table:table-cell office:value-type="string" calcext:value-type="string">
            <text:p>Kohlingen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2]=&quot;Yes&quot;;32;0)" office:value-type="float" office:value="0" calcext:value-type="float">
            <text:p>0</text:p>
          </table:table-cell>
          <table:table-cell/>
          <table:table-cell table:formula="of:=IF([.$E19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E" calcext:value-type="string">
            <text:p>$0BE</text:p>
          </table:table-cell>
          <table:table-cell table:formula="of:=TEXT((ROW()-3); &quot;000&quot;)" office:value-type="string" office:string-value="190" calcext:value-type="string">
            <text:p>190</text:p>
          </table:table-cell>
          <table:table-cell office:value-type="string" calcext:value-type="string">
            <text:p>Ending, Rapid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3]=&quot;Yes&quot;;64;0)" office:value-type="float" office:value="0" calcext:value-type="float">
            <text:p>0</text:p>
          </table:table-cell>
          <table:table-cell/>
          <table:table-cell table:formula="of:=IF([.$E19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BF" calcext:value-type="string">
            <text:p>$0BF</text:p>
          </table:table-cell>
          <table:table-cell table:formula="of:=TEXT((ROW()-3); &quot;000&quot;)" office:value-type="string" office:string-value="191" calcext:value-type="string">
            <text:p>191</text:p>
          </table:table-cell>
          <table:table-cell office:value-type="string" calcext:value-type="string">
            <text:p>Kohlingen, Inn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4]=&quot;Yes&quot;;128;0)" office:value-type="float" office:value="0" calcext:value-type="float">
            <text:p>0</text:p>
          </table:table-cell>
          <table:table-cell table:style-name="ce14" table:formula="of:=SUM([.F187:.F194])" office:value-type="float" office:value="0" calcext:value-type="float">
            <text:p>0</text:p>
          </table:table-cell>
          <table:table-cell table:formula="of:=IF([.$E194]=&quot;Yes&quot;;128;0)" office:value-type="float" office:value="0" calcext:value-type="float">
            <text:p>0</text:p>
          </table:table-cell>
          <table:table-cell table:formula="of:=SUM([.H187:.H19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C0" calcext:value-type="string">
            <text:p>$0C0</text:p>
          </table:table-cell>
          <table:table-cell table:formula="of:=TEXT((ROW()-3); &quot;000&quot;)" office:value-type="string" office:string-value="192" calcext:value-type="string">
            <text:p>192</text:p>
          </table:table-cell>
          <table:table-cell office:value-type="string" calcext:value-type="string">
            <text:p>___Kohlinge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5]=&quot;Yes&quot;;1;0)" office:value-type="float" office:value="0" calcext:value-type="float">
            <text:p>0</text:p>
          </table:table-cell>
          <table:table-cell/>
          <table:table-cell table:formula="of:=IF([.$E19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1" calcext:value-type="string">
            <text:p>$0C1</text:p>
          </table:table-cell>
          <table:table-cell table:formula="of:=TEXT((ROW()-3); &quot;000&quot;)" office:value-type="string" office:string-value="193" calcext:value-type="string">
            <text:p>193</text:p>
          </table:table-cell>
          <table:table-cell office:value-type="string" calcext:value-type="string">
            <text:p>___Kohlingen, Arsena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6]=&quot;Yes&quot;;2;0)" office:value-type="float" office:value="0" calcext:value-type="float">
            <text:p>0</text:p>
          </table:table-cell>
          <table:table-cell/>
          <table:table-cell table:formula="of:=IF([.$E19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2" calcext:value-type="string">
            <text:p>$0C2</text:p>
          </table:table-cell>
          <table:table-cell table:formula="of:=TEXT((ROW()-3); &quot;000&quot;)" office:value-type="string" office:string-value="194" calcext:value-type="string">
            <text:p>194</text:p>
          </table:table-cell>
          <table:table-cell office:value-type="string" calcext:value-type="string">
            <text:p>Kohlingen, General Stor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7]=&quot;Yes&quot;;4;0)" office:value-type="float" office:value="0" calcext:value-type="float">
            <text:p>0</text:p>
          </table:table-cell>
          <table:table-cell/>
          <table:table-cell table:formula="of:=IF([.$E19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3" calcext:value-type="string">
            <text:p>$0C3</text:p>
          </table:table-cell>
          <table:table-cell table:formula="of:=TEXT((ROW()-3); &quot;000&quot;)" office:value-type="string" office:string-value="195" calcext:value-type="string">
            <text:p>195</text:p>
          </table:table-cell>
          <table:table-cell office:value-type="string" calcext:value-type="string">
            <text:p>Kohlingen, Chemist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8]=&quot;Yes&quot;;8;0)" office:value-type="float" office:value="0" calcext:value-type="float">
            <text:p>0</text:p>
          </table:table-cell>
          <table:table-cell/>
          <table:table-cell table:formula="of:=IF([.$E19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4" calcext:value-type="string">
            <text:p>$0C4</text:p>
          </table:table-cell>
          <table:table-cell table:formula="of:=TEXT((ROW()-3); &quot;000&quot;)" office:value-type="string" office:string-value="196" calcext:value-type="string">
            <text:p>196</text:p>
          </table:table-cell>
          <table:table-cell office:value-type="string" calcext:value-type="string">
            <text:p>Maranda, Flower Girl's Hous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199]=&quot;Yes&quot;;16;0)" office:value-type="float" office:value="0" calcext:value-type="float">
            <text:p>0</text:p>
          </table:table-cell>
          <table:table-cell/>
          <table:table-cell table:formula="of:=IF([.$E19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5" calcext:value-type="string">
            <text:p>$0C5</text:p>
          </table:table-cell>
          <table:table-cell table:formula="of:=TEXT((ROW()-3); &quot;000&quot;)" office:value-type="string" office:string-value="197" calcext:value-type="string">
            <text:p>197</text:p>
          </table:table-cell>
          <table:table-cell office:value-type="string" calcext:value-type="string">
            <text:p>Kohlingen, Rachel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0]=&quot;Yes&quot;;32;0)" office:value-type="float" office:value="0" calcext:value-type="float">
            <text:p>0</text:p>
          </table:table-cell>
          <table:table-cell/>
          <table:table-cell table:formula="of:=IF([.$E20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6" calcext:value-type="string">
            <text:p>$0C6</text:p>
          </table:table-cell>
          <table:table-cell table:formula="of:=TEXT((ROW()-3); &quot;000&quot;)" office:value-type="string" office:string-value="198" calcext:value-type="string">
            <text:p>198</text:p>
          </table:table-cell>
          <table:table-cell office:value-type="string" calcext:value-type="string">
            <text:p>Jidoor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1]=&quot;Yes&quot;;64;0)" office:value-type="float" office:value="0" calcext:value-type="float">
            <text:p>0</text:p>
          </table:table-cell>
          <table:table-cell/>
          <table:table-cell table:formula="of:=IF([.$E20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7" calcext:value-type="string">
            <text:p>$0C7</text:p>
          </table:table-cell>
          <table:table-cell table:formula="of:=TEXT((ROW()-3); &quot;000&quot;)" office:value-type="string" office:string-value="199" calcext:value-type="string">
            <text:p>199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2]=&quot;Yes&quot;;128;0)" office:value-type="float" office:value="0" calcext:value-type="float">
            <text:p>0</text:p>
          </table:table-cell>
          <table:table-cell table:style-name="ce14" table:formula="of:=SUM([.F195:.F202])" office:value-type="float" office:value="0" calcext:value-type="float">
            <text:p>0</text:p>
          </table:table-cell>
          <table:table-cell table:formula="of:=IF([.$E202]=&quot;Yes&quot;;128;0)" office:value-type="float" office:value="0" calcext:value-type="float">
            <text:p>0</text:p>
          </table:table-cell>
          <table:table-cell table:formula="of:=SUM([.H195:.H20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C8" calcext:value-type="string">
            <text:p>$0C8</text:p>
          </table:table-cell>
          <table:table-cell table:formula="of:=TEXT((ROW()-3); &quot;000&quot;)" office:value-type="string" office:string-value="200" calcext:value-type="string">
            <text:p>200</text:p>
          </table:table-cell>
          <table:table-cell office:value-type="string" calcext:value-type="string">
            <text:p>Jidoor, Auction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3]=&quot;Yes&quot;;1;0)" office:value-type="float" office:value="0" calcext:value-type="float">
            <text:p>0</text:p>
          </table:table-cell>
          <table:table-cell/>
          <table:table-cell table:formula="of:=IF([.$E20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9" calcext:value-type="string">
            <text:p>$0C9</text:p>
          </table:table-cell>
          <table:table-cell table:formula="of:=TEXT((ROW()-3); &quot;000&quot;)" office:value-type="string" office:string-value="201" calcext:value-type="string">
            <text:p>201</text:p>
          </table:table-cell>
          <table:table-cell office:value-type="string" calcext:value-type="string">
            <text:p>Jidoor, Item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4]=&quot;Yes&quot;;2;0)" office:value-type="float" office:value="0" calcext:value-type="float">
            <text:p>0</text:p>
          </table:table-cell>
          <table:table-cell/>
          <table:table-cell table:formula="of:=IF([.$E20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A" calcext:value-type="string">
            <text:p>$0CA</text:p>
          </table:table-cell>
          <table:table-cell table:formula="of:=TEXT((ROW()-3); &quot;000&quot;)" office:value-type="string" office:string-value="202" calcext:value-type="string">
            <text:p>202</text:p>
          </table:table-cell>
          <table:table-cell office:value-type="string" calcext:value-type="string">
            <text:p>Jidoor, Rel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5]=&quot;Yes&quot;;4;0)" office:value-type="float" office:value="0" calcext:value-type="float">
            <text:p>0</text:p>
          </table:table-cell>
          <table:table-cell/>
          <table:table-cell table:formula="of:=IF([.$E20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B" calcext:value-type="string">
            <text:p>$0CB</text:p>
          </table:table-cell>
          <table:table-cell table:formula="of:=TEXT((ROW()-3); &quot;000&quot;)" office:value-type="string" office:string-value="203" calcext:value-type="string">
            <text:p>203</text:p>
          </table:table-cell>
          <table:table-cell office:value-type="string" calcext:value-type="string">
            <text:p>Jidoor, Armor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6]=&quot;Yes&quot;;8;0)" office:value-type="float" office:value="0" calcext:value-type="float">
            <text:p>0</text:p>
          </table:table-cell>
          <table:table-cell/>
          <table:table-cell table:formula="of:=IF([.$E20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C" calcext:value-type="string">
            <text:p>$0CC</text:p>
          </table:table-cell>
          <table:table-cell table:formula="of:=TEXT((ROW()-3); &quot;000&quot;)" office:value-type="string" office:string-value="204" calcext:value-type="string">
            <text:p>204</text:p>
          </table:table-cell>
          <table:table-cell office:value-type="string" calcext:value-type="string">
            <text:p>Jidoor, Weapon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7]=&quot;Yes&quot;;16;0)" office:value-type="float" office:value="0" calcext:value-type="float">
            <text:p>0</text:p>
          </table:table-cell>
          <table:table-cell/>
          <table:table-cell table:formula="of:=IF([.$E20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D" calcext:value-type="string">
            <text:p>$0CD</text:p>
          </table:table-cell>
          <table:table-cell table:formula="of:=TEXT((ROW()-3); &quot;000&quot;)" office:value-type="string" office:string-value="205" calcext:value-type="string">
            <text:p>205</text:p>
          </table:table-cell>
          <table:table-cell office:value-type="string" calcext:value-type="string">
            <text:p>Jidoor, Chocobo Stabl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8]=&quot;Yes&quot;;32;0)" office:value-type="float" office:value="0" calcext:value-type="float">
            <text:p>0</text:p>
          </table:table-cell>
          <table:table-cell/>
          <table:table-cell table:formula="of:=IF([.$E20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E" calcext:value-type="string">
            <text:p>$0CE</text:p>
          </table:table-cell>
          <table:table-cell table:formula="of:=TEXT((ROW()-3); &quot;000&quot;)" office:value-type="string" office:string-value="206" calcext:value-type="string">
            <text:p>206</text:p>
          </table:table-cell>
          <table:table-cell office:value-type="string" calcext:value-type="string">
            <text:p>Jidoor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09]=&quot;Yes&quot;;64;0)" office:value-type="float" office:value="0" calcext:value-type="float">
            <text:p>0</text:p>
          </table:table-cell>
          <table:table-cell/>
          <table:table-cell table:formula="of:=IF([.$E20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CF" calcext:value-type="string">
            <text:p>$0CF</text:p>
          </table:table-cell>
          <table:table-cell table:formula="of:=TEXT((ROW()-3); &quot;000&quot;)" office:value-type="string" office:string-value="207" calcext:value-type="string">
            <text:p>207</text:p>
          </table:table-cell>
          <table:table-cell office:value-type="string" calcext:value-type="string">
            <text:p>Owzer's House, Baseme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0]=&quot;Yes&quot;;128;0)" office:value-type="float" office:value="0" calcext:value-type="float">
            <text:p>0</text:p>
          </table:table-cell>
          <table:table-cell table:style-name="ce14" table:formula="of:=SUM([.F203:.F210])" office:value-type="float" office:value="0" calcext:value-type="float">
            <text:p>0</text:p>
          </table:table-cell>
          <table:table-cell table:formula="of:=IF([.$E210]=&quot;Yes&quot;;128;0)" office:value-type="float" office:value="0" calcext:value-type="float">
            <text:p>0</text:p>
          </table:table-cell>
          <table:table-cell table:formula="of:=SUM([.H203:.H2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D0" calcext:value-type="string">
            <text:p>$0D0</text:p>
          </table:table-cell>
          <table:table-cell table:formula="of:=TEXT((ROW()-3); &quot;000&quot;)" office:value-type="string" office:string-value="208" calcext:value-type="string">
            <text:p>208</text:p>
          </table:table-cell>
          <table:table-cell office:value-type="string" calcext:value-type="string">
            <text:p>Owzer's House, Art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1]=&quot;Yes&quot;;1;0)" office:value-type="float" office:value="0" calcext:value-type="float">
            <text:p>0</text:p>
          </table:table-cell>
          <table:table-cell/>
          <table:table-cell table:formula="of:=IF([.$E21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1" calcext:value-type="string">
            <text:p>$0D1</text:p>
          </table:table-cell>
          <table:table-cell table:formula="of:=TEXT((ROW()-3); &quot;000&quot;)" office:value-type="string" office:string-value="209" calcext:value-type="string">
            <text:p>209</text:p>
          </table:table-cell>
          <table:table-cell office:value-type="string" calcext:value-type="string">
            <text:p>Owzer's House, F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2]=&quot;Yes&quot;;2;0)" office:value-type="float" office:value="0" calcext:value-type="float">
            <text:p>0</text:p>
          </table:table-cell>
          <table:table-cell/>
          <table:table-cell table:formula="of:=IF([.$E21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2" calcext:value-type="string">
            <text:p>$0D2</text:p>
          </table:table-cell>
          <table:table-cell table:formula="of:=TEXT((ROW()-3); &quot;000&quot;)" office:value-type="string" office:string-value="210" calcext:value-type="string">
            <text:p>210</text:p>
          </table:table-cell>
          <table:table-cell office:value-type="string" calcext:value-type="string">
            <text:p>Ending, Cyan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3]=&quot;Yes&quot;;4;0)" office:value-type="float" office:value="0" calcext:value-type="float">
            <text:p>0</text:p>
          </table:table-cell>
          <table:table-cell/>
          <table:table-cell table:formula="of:=IF([.$E21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3" calcext:value-type="string">
            <text:p>$0D3</text:p>
          </table:table-cell>
          <table:table-cell table:formula="of:=TEXT((ROW()-3); &quot;000&quot;)" office:value-type="string" office:string-value="211" calcext:value-type="string">
            <text:p>211</text:p>
          </table:table-cell>
          <table:table-cell office:value-type="string" calcext:value-type="string">
            <text:p>Ending, Umaro, Mog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4]=&quot;Yes&quot;;8;0)" office:value-type="float" office:value="0" calcext:value-type="float">
            <text:p>0</text:p>
          </table:table-cell>
          <table:table-cell/>
          <table:table-cell table:formula="of:=IF([.$E21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4" calcext:value-type="string">
            <text:p>$0D4</text:p>
          </table:table-cell>
          <table:table-cell table:formula="of:=TEXT((ROW()-3); &quot;000&quot;)" office:value-type="string" office:string-value="212" calcext:value-type="string">
            <text:p>212</text:p>
          </table:table-cell>
          <table:table-cell office:value-type="string" calcext:value-type="string">
            <text:p>Ending, Gogo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5]=&quot;Yes&quot;;16;0)" office:value-type="float" office:value="0" calcext:value-type="float">
            <text:p>0</text:p>
          </table:table-cell>
          <table:table-cell/>
          <table:table-cell table:formula="of:=IF([.$E21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5" calcext:value-type="string">
            <text:p>$0D5</text:p>
          </table:table-cell>
          <table:table-cell table:formula="of:=TEXT((ROW()-3); &quot;000&quot;)" office:value-type="string" office:string-value="213" calcext:value-type="string">
            <text:p>213</text:p>
          </table:table-cell>
          <table:table-cell office:value-type="string" calcext:value-type="string">
            <text:p>Ending, Gau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6]=&quot;Yes&quot;;32;0)" office:value-type="float" office:value="0" calcext:value-type="float">
            <text:p>0</text:p>
          </table:table-cell>
          <table:table-cell/>
          <table:table-cell table:formula="of:=IF([.$E21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6" calcext:value-type="string">
            <text:p>$0D6</text:p>
          </table:table-cell>
          <table:table-cell table:formula="of:=TEXT((ROW()-3); &quot;000&quot;)" office:value-type="string" office:string-value="214" calcext:value-type="string">
            <text:p>214</text:p>
          </table:table-cell>
          <table:table-cell office:value-type="string" calcext:value-type="string">
            <text:p>Cliff, Setzer waits for Daril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7]=&quot;Yes&quot;;64;0)" office:value-type="float" office:value="0" calcext:value-type="float">
            <text:p>0</text:p>
          </table:table-cell>
          <table:table-cell/>
          <table:table-cell table:formula="of:=IF([.$E21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7" calcext:value-type="string">
            <text:p>$0D7</text:p>
          </table:table-cell>
          <table:table-cell table:formula="of:=TEXT((ROW()-3); &quot;000&quot;)" office:value-type="string" office:string-value="215" calcext:value-type="string">
            <text:p>215</text:p>
          </table:table-cell>
          <table:table-cell office:value-type="string" calcext:value-type="string">
            <text:p>Ending, Falcon flying through sk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8]=&quot;Yes&quot;;128;0)" office:value-type="float" office:value="0" calcext:value-type="float">
            <text:p>0</text:p>
          </table:table-cell>
          <table:table-cell table:style-name="ce14" table:formula="of:=SUM([.F211:.F218])" office:value-type="float" office:value="0" calcext:value-type="float">
            <text:p>0</text:p>
          </table:table-cell>
          <table:table-cell table:formula="of:=IF([.$E218]=&quot;Yes&quot;;128;0)" office:value-type="float" office:value="0" calcext:value-type="float">
            <text:p>0</text:p>
          </table:table-cell>
          <table:table-cell table:formula="of:=SUM([.H211:.H2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D8" calcext:value-type="string">
            <text:p>$0D8</text:p>
          </table:table-cell>
          <table:table-cell table:formula="of:=TEXT((ROW()-3); &quot;000&quot;)" office:value-type="string" office:string-value="216" calcext:value-type="string">
            <text:p>216</text:p>
          </table:table-cell>
          <table:table-cell office:value-type="string" calcext:value-type="string">
            <text:p>Esper World, Lak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19]=&quot;Yes&quot;;1;0)" office:value-type="float" office:value="0" calcext:value-type="float">
            <text:p>0</text:p>
          </table:table-cell>
          <table:table-cell/>
          <table:table-cell table:formula="of:=IF([.$E21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9" calcext:value-type="string">
            <text:p>$0D9</text:p>
          </table:table-cell>
          <table:table-cell table:formula="of:=TEXT((ROW()-3); &quot;000&quot;)" office:value-type="string" office:string-value="217" calcext:value-type="string">
            <text:p>217</text:p>
          </table:table-cell>
          <table:table-cell office:value-type="string" calcext:value-type="string">
            <text:p>Esper World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0]=&quot;Yes&quot;;2;0)" office:value-type="float" office:value="0" calcext:value-type="float">
            <text:p>0</text:p>
          </table:table-cell>
          <table:table-cell/>
          <table:table-cell table:formula="of:=IF([.$E22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A" calcext:value-type="string">
            <text:p>$0DA</text:p>
          </table:table-cell>
          <table:table-cell table:formula="of:=TEXT((ROW()-3); &quot;000&quot;)" office:value-type="string" office:string-value="218" calcext:value-type="string">
            <text:p>218</text:p>
          </table:table-cell>
          <table:table-cell office:value-type="string" calcext:value-type="string">
            <text:p>Esper World, Gat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1]=&quot;Yes&quot;;4;0)" office:value-type="float" office:value="0" calcext:value-type="float">
            <text:p>0</text:p>
          </table:table-cell>
          <table:table-cell/>
          <table:table-cell table:formula="of:=IF([.$E22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B" calcext:value-type="string">
            <text:p>$0DB</text:p>
          </table:table-cell>
          <table:table-cell table:formula="of:=TEXT((ROW()-3); &quot;000&quot;)" office:value-type="string" office:string-value="219" calcext:value-type="string">
            <text:p>219</text:p>
          </table:table-cell>
          <table:table-cell office:value-type="string" calcext:value-type="string">
            <text:p>Esper World,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2]=&quot;Yes&quot;;8;0)" office:value-type="float" office:value="0" calcext:value-type="float">
            <text:p>0</text:p>
          </table:table-cell>
          <table:table-cell/>
          <table:table-cell table:formula="of:=IF([.$E22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C" calcext:value-type="string">
            <text:p>$0DC</text:p>
          </table:table-cell>
          <table:table-cell table:formula="of:=TEXT((ROW()-3); &quot;000&quot;)" office:value-type="string" office:string-value="220" calcext:value-type="string">
            <text:p>220</text:p>
          </table:table-cell>
          <table:table-cell office:value-type="string" calcext:value-type="string">
            <text:p>___boat dock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3]=&quot;Yes&quot;;16;0)" office:value-type="float" office:value="0" calcext:value-type="float">
            <text:p>0</text:p>
          </table:table-cell>
          <table:table-cell/>
          <table:table-cell table:formula="of:=IF([.$E22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D" calcext:value-type="string">
            <text:p>$0DD</text:p>
          </table:table-cell>
          <table:table-cell table:formula="of:=TEXT((ROW()-3); &quot;000&quot;)" office:value-type="string" office:string-value="221" calcext:value-type="string">
            <text:p>221</text:p>
          </table:table-cell>
          <table:table-cell office:value-type="string" calcext:value-type="string">
            <text:p>Zozo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4]=&quot;Yes&quot;;32;0)" office:value-type="float" office:value="0" calcext:value-type="float">
            <text:p>0</text:p>
          </table:table-cell>
          <table:table-cell/>
          <table:table-cell table:formula="of:=IF([.$E22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E" calcext:value-type="string">
            <text:p>$0DE</text:p>
          </table:table-cell>
          <table:table-cell table:formula="of:=TEXT((ROW()-3); &quot;000&quot;)" office:value-type="string" office:string-value="222" calcext:value-type="string">
            <text:p>222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5]=&quot;Yes&quot;;64;0)" office:value-type="float" office:value="0" calcext:value-type="float">
            <text:p>0</text:p>
          </table:table-cell>
          <table:table-cell/>
          <table:table-cell table:formula="of:=IF([.$E22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DF" calcext:value-type="string">
            <text:p>$0DF</text:p>
          </table:table-cell>
          <table:table-cell table:formula="of:=TEXT((ROW()-3); &quot;000&quot;)" office:value-type="string" office:string-value="223" calcext:value-type="string">
            <text:p>223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6]=&quot;Yes&quot;;128;0)" office:value-type="float" office:value="0" calcext:value-type="float">
            <text:p>0</text:p>
          </table:table-cell>
          <table:table-cell table:style-name="ce14" table:formula="of:=SUM([.F219:.F226])" office:value-type="float" office:value="0" calcext:value-type="float">
            <text:p>0</text:p>
          </table:table-cell>
          <table:table-cell table:formula="of:=IF([.$E226]=&quot;Yes&quot;;128;0)" office:value-type="float" office:value="0" calcext:value-type="float">
            <text:p>0</text:p>
          </table:table-cell>
          <table:table-cell table:formula="of:=SUM([.H219:.H22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E0" calcext:value-type="string">
            <text:p>$0E0</text:p>
          </table:table-cell>
          <table:table-cell table:formula="of:=TEXT((ROW()-3); &quot;000&quot;)" office:value-type="string" office:string-value="224" calcext:value-type="string">
            <text:p>224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7]=&quot;Yes&quot;;1;0)" office:value-type="float" office:value="0" calcext:value-type="float">
            <text:p>0</text:p>
          </table:table-cell>
          <table:table-cell/>
          <table:table-cell table:formula="of:=IF([.$E22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1" calcext:value-type="string">
            <text:p>$0E1</text:p>
          </table:table-cell>
          <table:table-cell table:formula="of:=TEXT((ROW()-3); &quot;000&quot;)" office:value-type="string" office:string-value="225" calcext:value-type="string">
            <text:p>225</text:p>
          </table:table-cell>
          <table:table-cell office:value-type="string" calcext:value-type="string">
            <text:p>Zozo, Inside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8]=&quot;Yes&quot;;2;0)" office:value-type="float" office:value="0" calcext:value-type="float">
            <text:p>0</text:p>
          </table:table-cell>
          <table:table-cell/>
          <table:table-cell table:formula="of:=IF([.$E22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2" calcext:value-type="string">
            <text:p>$0E2</text:p>
          </table:table-cell>
          <table:table-cell table:formula="of:=TEXT((ROW()-3); &quot;000&quot;)" office:value-type="string" office:string-value="226" calcext:value-type="string">
            <text:p>226</text:p>
          </table:table-cell>
          <table:table-cell office:value-type="string" calcext:value-type="string">
            <text:p>Zozo, Terra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29]=&quot;Yes&quot;;4;0)" office:value-type="float" office:value="0" calcext:value-type="float">
            <text:p>0</text:p>
          </table:table-cell>
          <table:table-cell/>
          <table:table-cell table:formula="of:=IF([.$E22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3" calcext:value-type="string">
            <text:p>$0E3</text:p>
          </table:table-cell>
          <table:table-cell table:formula="of:=TEXT((ROW()-3); &quot;000&quot;)" office:value-type="string" office:string-value="227" calcext:value-type="string">
            <text:p>227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0]=&quot;Yes&quot;;8;0)" office:value-type="float" office:value="0" calcext:value-type="float">
            <text:p>0</text:p>
          </table:table-cell>
          <table:table-cell/>
          <table:table-cell table:formula="of:=IF([.$E23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4" calcext:value-type="string">
            <text:p>$0E4</text:p>
          </table:table-cell>
          <table:table-cell table:formula="of:=TEXT((ROW()-3); &quot;000&quot;)" office:value-type="string" office:string-value="228" calcext:value-type="string">
            <text:p>228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1]=&quot;Yes&quot;;16;0)" office:value-type="float" office:value="0" calcext:value-type="float">
            <text:p>0</text:p>
          </table:table-cell>
          <table:table-cell/>
          <table:table-cell table:formula="of:=IF([.$E23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5" calcext:value-type="string">
            <text:p>$0E5</text:p>
          </table:table-cell>
          <table:table-cell table:formula="of:=TEXT((ROW()-3); &quot;000&quot;)" office:value-type="string" office:string-value="229" calcext:value-type="string">
            <text:p>229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2]=&quot;Yes&quot;;32;0)" office:value-type="float" office:value="0" calcext:value-type="float">
            <text:p>0</text:p>
          </table:table-cell>
          <table:table-cell/>
          <table:table-cell table:formula="of:=IF([.$E23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6" calcext:value-type="string">
            <text:p>$0E6</text:p>
          </table:table-cell>
          <table:table-cell table:formula="of:=TEXT((ROW()-3); &quot;000&quot;)" office:value-type="string" office:string-value="230" calcext:value-type="string">
            <text:p>230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3]=&quot;Yes&quot;;64;0)" office:value-type="float" office:value="0" calcext:value-type="float">
            <text:p>0</text:p>
          </table:table-cell>
          <table:table-cell/>
          <table:table-cell table:formula="of:=IF([.$E23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7" calcext:value-type="string">
            <text:p>$0E7</text:p>
          </table:table-cell>
          <table:table-cell table:formula="of:=TEXT((ROW()-3); &quot;000&quot;)" office:value-type="string" office:string-value="231" calcext:value-type="string">
            <text:p>231</text:p>
          </table:table-cell>
          <table:table-cell office:value-type="string" calcext:value-type="string">
            <text:p>Opera House, Theat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4]=&quot;Yes&quot;;128;0)" office:value-type="float" office:value="0" calcext:value-type="float">
            <text:p>0</text:p>
          </table:table-cell>
          <table:table-cell table:style-name="ce14" table:formula="of:=SUM([.F227:.F234])" office:value-type="float" office:value="0" calcext:value-type="float">
            <text:p>0</text:p>
          </table:table-cell>
          <table:table-cell table:formula="of:=IF([.$E234]=&quot;Yes&quot;;128;0)" office:value-type="float" office:value="0" calcext:value-type="float">
            <text:p>0</text:p>
          </table:table-cell>
          <table:table-cell table:formula="of:=SUM([.H227:.H23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E8" calcext:value-type="string">
            <text:p>$0E8</text:p>
          </table:table-cell>
          <table:table-cell table:formula="of:=TEXT((ROW()-3); &quot;000&quot;)" office:value-type="string" office:string-value="232" calcext:value-type="string">
            <text:p>232</text:p>
          </table:table-cell>
          <table:table-cell office:value-type="string" calcext:value-type="string">
            <text:p>Opera House, Switch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5]=&quot;Yes&quot;;1;0)" office:value-type="float" office:value="0" calcext:value-type="float">
            <text:p>0</text:p>
          </table:table-cell>
          <table:table-cell/>
          <table:table-cell table:formula="of:=IF([.$E23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9" calcext:value-type="string">
            <text:p>$0E9</text:p>
          </table:table-cell>
          <table:table-cell table:formula="of:=TEXT((ROW()-3); &quot;000&quot;)" office:value-type="string" office:string-value="233" calcext:value-type="string">
            <text:p>233</text:p>
          </table:table-cell>
          <table:table-cell office:value-type="string" calcext:value-type="string">
            <text:p>Opera House, Theater Play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6]=&quot;Yes&quot;;2;0)" office:value-type="float" office:value="0" calcext:value-type="float">
            <text:p>0</text:p>
          </table:table-cell>
          <table:table-cell/>
          <table:table-cell table:formula="of:=IF([.$E23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A" calcext:value-type="string">
            <text:p>$0EA</text:p>
          </table:table-cell>
          <table:table-cell table:formula="of:=TEXT((ROW()-3); &quot;000&quot;)" office:value-type="string" office:string-value="234" calcext:value-type="string">
            <text:p>234</text:p>
          </table:table-cell>
          <table:table-cell office:value-type="string" calcext:value-type="string">
            <text:p>Opera House, Theater Play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7]=&quot;Yes&quot;;4;0)" office:value-type="float" office:value="0" calcext:value-type="float">
            <text:p>0</text:p>
          </table:table-cell>
          <table:table-cell/>
          <table:table-cell table:formula="of:=IF([.$E23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B" calcext:value-type="string">
            <text:p>$0EB</text:p>
          </table:table-cell>
          <table:table-cell table:formula="of:=TEXT((ROW()-3); &quot;000&quot;)" office:value-type="string" office:string-value="235" calcext:value-type="string">
            <text:p>235</text:p>
          </table:table-cell>
          <table:table-cell office:value-type="string" calcext:value-type="string">
            <text:p>Opera House, Ceil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8]=&quot;Yes&quot;;8;0)" office:value-type="float" office:value="0" calcext:value-type="float">
            <text:p>0</text:p>
          </table:table-cell>
          <table:table-cell/>
          <table:table-cell table:formula="of:=IF([.$E23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C" calcext:value-type="string">
            <text:p>$0EC</text:p>
          </table:table-cell>
          <table:table-cell table:formula="of:=TEXT((ROW()-3); &quot;000&quot;)" office:value-type="string" office:string-value="236" calcext:value-type="string">
            <text:p>236</text:p>
          </table:table-cell>
          <table:table-cell office:value-type="string" calcext:value-type="string">
            <text:p>Opera House, Castle Balcon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39]=&quot;Yes&quot;;16;0)" office:value-type="float" office:value="0" calcext:value-type="float">
            <text:p>0</text:p>
          </table:table-cell>
          <table:table-cell/>
          <table:table-cell table:formula="of:=IF([.$E23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D" calcext:value-type="string">
            <text:p>$0ED</text:p>
          </table:table-cell>
          <table:table-cell table:formula="of:=TEXT((ROW()-3); &quot;000&quot;)" office:value-type="string" office:string-value="237" calcext:value-type="string">
            <text:p>237</text:p>
          </table:table-cell>
          <table:table-cell office:value-type="string" calcext:value-type="string">
            <text:p>Opera House, Mai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0]=&quot;Yes&quot;;32;0)" office:value-type="float" office:value="0" calcext:value-type="float">
            <text:p>0</text:p>
          </table:table-cell>
          <table:table-cell/>
          <table:table-cell table:formula="of:=IF([.$E24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E" calcext:value-type="string">
            <text:p>$0EE</text:p>
          </table:table-cell>
          <table:table-cell table:formula="of:=TEXT((ROW()-3); &quot;000&quot;)" office:value-type="string" office:string-value="238" calcext:value-type="string">
            <text:p>238</text:p>
          </table:table-cell>
          <table:table-cell office:value-type="string" calcext:value-type="string">
            <text:p>Opera House, Dressing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1]=&quot;Yes&quot;;64;0)" office:value-type="float" office:value="0" calcext:value-type="float">
            <text:p>0</text:p>
          </table:table-cell>
          <table:table-cell/>
          <table:table-cell table:formula="of:=IF([.$E24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EF" calcext:value-type="string">
            <text:p>$0EF</text:p>
          </table:table-cell>
          <table:table-cell table:formula="of:=TEXT((ROW()-3); &quot;000&quot;)" office:value-type="string" office:string-value="239" calcext:value-type="string">
            <text:p>239</text:p>
          </table:table-cell>
          <table:table-cell office:value-type="string" calcext:value-type="string">
            <text:p>___Opera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2]=&quot;Yes&quot;;128;0)" office:value-type="float" office:value="0" calcext:value-type="float">
            <text:p>0</text:p>
          </table:table-cell>
          <table:table-cell table:style-name="ce14" table:formula="of:=SUM([.F235:.F242])" office:value-type="float" office:value="0" calcext:value-type="float">
            <text:p>0</text:p>
          </table:table-cell>
          <table:table-cell table:formula="of:=IF([.$E242]=&quot;Yes&quot;;128;0)" office:value-type="float" office:value="0" calcext:value-type="float">
            <text:p>0</text:p>
          </table:table-cell>
          <table:table-cell table:formula="of:=SUM([.H235:.H24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F0" calcext:value-type="string">
            <text:p>$0F0</text:p>
          </table:table-cell>
          <table:table-cell table:formula="of:=TEXT((ROW()-3); &quot;000&quot;)" office:value-type="string" office:string-value="240" calcext:value-type="string">
            <text:p>240</text:p>
          </table:table-cell>
          <table:table-cell office:value-type="string" calcext:value-type="string">
            <text:p>Vector, after Magitek Facto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3]=&quot;Yes&quot;;1;0)" office:value-type="float" office:value="0" calcext:value-type="float">
            <text:p>0</text:p>
          </table:table-cell>
          <table:table-cell/>
          <table:table-cell table:formula="of:=IF([.$E24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1" calcext:value-type="string">
            <text:p>$0F1</text:p>
          </table:table-cell>
          <table:table-cell table:formula="of:=TEXT((ROW()-3); &quot;000&quot;)" office:value-type="string" office:string-value="241" calcext:value-type="string">
            <text:p>241</text:p>
          </table:table-cell>
          <table:table-cell office:value-type="string" calcext:value-type="string">
            <text:p>Imperial Castle, Cranes Activat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4]=&quot;Yes&quot;;2;0)" office:value-type="float" office:value="0" calcext:value-type="float">
            <text:p>0</text:p>
          </table:table-cell>
          <table:table-cell/>
          <table:table-cell table:formula="of:=IF([.$E24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2" calcext:value-type="string">
            <text:p>$0F2</text:p>
          </table:table-cell>
          <table:table-cell table:formula="of:=TEXT((ROW()-3); &quot;000&quot;)" office:value-type="string" office:string-value="242" calcext:value-type="string">
            <text:p>242</text:p>
          </table:table-cell>
          <table:table-cell office:value-type="string" calcext:value-type="string">
            <text:p>Vector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5]=&quot;Yes&quot;;4;0)" office:value-type="float" office:value="0" calcext:value-type="float">
            <text:p>0</text:p>
          </table:table-cell>
          <table:table-cell/>
          <table:table-cell table:formula="of:=IF([.$E24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3" calcext:value-type="string">
            <text:p>$0F3</text:p>
          </table:table-cell>
          <table:table-cell table:formula="of:=TEXT((ROW()-3); &quot;000&quot;)" office:value-type="string" office:string-value="243" calcext:value-type="string">
            <text:p>243</text:p>
          </table:table-cell>
          <table:table-cell office:value-type="string" calcext:value-type="string">
            <text:p>Imperial Castl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6]=&quot;Yes&quot;;8;0)" office:value-type="float" office:value="0" calcext:value-type="float">
            <text:p>0</text:p>
          </table:table-cell>
          <table:table-cell/>
          <table:table-cell table:formula="of:=IF([.$E24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4" calcext:value-type="string">
            <text:p>$0F4</text:p>
          </table:table-cell>
          <table:table-cell table:formula="of:=TEXT((ROW()-3); &quot;000&quot;)" office:value-type="string" office:string-value="244" calcext:value-type="string">
            <text:p>244</text:p>
          </table:table-cell>
          <table:table-cell office:value-type="string" calcext:value-type="string">
            <text:p>Imperial Castle, Outside Roo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7]=&quot;Yes&quot;;16;0)" office:value-type="float" office:value="0" calcext:value-type="float">
            <text:p>0</text:p>
          </table:table-cell>
          <table:table-cell/>
          <table:table-cell table:formula="of:=IF([.$E24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5" calcext:value-type="string">
            <text:p>$0F5</text:p>
          </table:table-cell>
          <table:table-cell table:formula="of:=TEXT((ROW()-3); &quot;000&quot;)" office:value-type="string" office:string-value="245" calcext:value-type="string">
            <text:p>245</text:p>
          </table:table-cell>
          <table:table-cell office:value-type="string" calcext:value-type="string">
            <text:p>Vector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8]=&quot;Yes&quot;;32;0)" office:value-type="float" office:value="0" calcext:value-type="float">
            <text:p>0</text:p>
          </table:table-cell>
          <table:table-cell/>
          <table:table-cell table:formula="of:=IF([.$E24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6" calcext:value-type="string">
            <text:p>$0F6</text:p>
          </table:table-cell>
          <table:table-cell table:formula="of:=TEXT((ROW()-3); &quot;000&quot;)" office:value-type="string" office:string-value="246" calcext:value-type="string">
            <text:p>246</text:p>
          </table:table-cell>
          <table:table-cell office:value-type="string" calcext:value-type="string">
            <text:p>Vector, Weapon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49]=&quot;Yes&quot;;64;0)" office:value-type="float" office:value="0" calcext:value-type="float">
            <text:p>0</text:p>
          </table:table-cell>
          <table:table-cell/>
          <table:table-cell table:formula="of:=IF([.$E24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7" calcext:value-type="string">
            <text:p>$0F7</text:p>
          </table:table-cell>
          <table:table-cell table:formula="of:=TEXT((ROW()-3); &quot;000&quot;)" office:value-type="string" office:string-value="247" calcext:value-type="string">
            <text:p>247</text:p>
          </table:table-cell>
          <table:table-cell office:value-type="string" calcext:value-type="string">
            <text:p>Vector, Pub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0]=&quot;Yes&quot;;128;0)" office:value-type="float" office:value="0" calcext:value-type="float">
            <text:p>0</text:p>
          </table:table-cell>
          <table:table-cell table:style-name="ce14" table:formula="of:=SUM([.F243:.F250])" office:value-type="float" office:value="0" calcext:value-type="float">
            <text:p>0</text:p>
          </table:table-cell>
          <table:table-cell table:formula="of:=IF([.$E250]=&quot;Yes&quot;;128;0)" office:value-type="float" office:value="0" calcext:value-type="float">
            <text:p>0</text:p>
          </table:table-cell>
          <table:table-cell table:formula="of:=SUM([.H243:.H25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0F8" calcext:value-type="string">
            <text:p>$0F8</text:p>
          </table:table-cell>
          <table:table-cell table:formula="of:=TEXT((ROW()-3); &quot;000&quot;)" office:value-type="string" office:string-value="248" calcext:value-type="string">
            <text:p>248</text:p>
          </table:table-cell>
          <table:table-cell office:value-type="string" calcext:value-type="string">
            <text:p>Vector, Armor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1]=&quot;Yes&quot;;1;0)" office:value-type="float" office:value="0" calcext:value-type="float">
            <text:p>0</text:p>
          </table:table-cell>
          <table:table-cell/>
          <table:table-cell table:formula="of:=IF([.$E25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9" calcext:value-type="string">
            <text:p>$0F9</text:p>
          </table:table-cell>
          <table:table-cell table:formula="of:=TEXT((ROW()-3); &quot;000&quot;)" office:value-type="string" office:string-value="249" calcext:value-type="string">
            <text:p>249</text:p>
          </table:table-cell>
          <table:table-cell office:value-type="string" calcext:value-type="string">
            <text:p>Vector, Healer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2]=&quot;Yes&quot;;2;0)" office:value-type="float" office:value="0" calcext:value-type="float">
            <text:p>0</text:p>
          </table:table-cell>
          <table:table-cell/>
          <table:table-cell table:formula="of:=IF([.$E25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A" calcext:value-type="string">
            <text:p>$0FA</text:p>
          </table:table-cell>
          <table:table-cell table:formula="of:=TEXT((ROW()-3); &quot;000&quot;)" office:value-type="string" office:string-value="250" calcext:value-type="string">
            <text:p>250</text:p>
          </table:table-cell>
          <table:table-cell office:value-type="string" calcext:value-type="string">
            <text:p>Imperial Castl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3]=&quot;Yes&quot;;4;0)" office:value-type="float" office:value="0" calcext:value-type="float">
            <text:p>0</text:p>
          </table:table-cell>
          <table:table-cell/>
          <table:table-cell table:formula="of:=IF([.$E25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B" calcext:value-type="string">
            <text:p>$0FB</text:p>
          </table:table-cell>
          <table:table-cell table:formula="of:=TEXT((ROW()-3); &quot;000&quot;)" office:value-type="string" office:string-value="251" calcext:value-type="string">
            <text:p>251</text:p>
          </table:table-cell>
          <table:table-cell office:value-type="string" calcext:value-type="string">
            <text:p>Imperial Castle, Banque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4]=&quot;Yes&quot;;8;0)" office:value-type="float" office:value="0" calcext:value-type="float">
            <text:p>0</text:p>
          </table:table-cell>
          <table:table-cell/>
          <table:table-cell table:formula="of:=IF([.$E25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C" calcext:value-type="string">
            <text:p>$0FC</text:p>
          </table:table-cell>
          <table:table-cell table:formula="of:=TEXT((ROW()-3); &quot;000&quot;)" office:value-type="string" office:string-value="252" calcext:value-type="string">
            <text:p>252</text:p>
          </table:table-cell>
          <table:table-cell office:value-type="string" calcext:value-type="string">
            <text:p>Imperial Castle, Bed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5]=&quot;Yes&quot;;16;0)" office:value-type="float" office:value="0" calcext:value-type="float">
            <text:p>0</text:p>
          </table:table-cell>
          <table:table-cell/>
          <table:table-cell table:formula="of:=IF([.$E25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D" calcext:value-type="string">
            <text:p>$0FD</text:p>
          </table:table-cell>
          <table:table-cell table:formula="of:=TEXT((ROW()-3); &quot;000&quot;)" office:value-type="string" office:string-value="253" calcext:value-type="string">
            <text:p>253</text:p>
          </table:table-cell>
          <table:table-cell office:value-type="string" calcext:value-type="string">
            <text:p>Vector, Outside, Burn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6]=&quot;Yes&quot;;32;0)" office:value-type="float" office:value="0" calcext:value-type="float">
            <text:p>0</text:p>
          </table:table-cell>
          <table:table-cell/>
          <table:table-cell table:formula="of:=IF([.$E25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E" calcext:value-type="string">
            <text:p>$0FE</text:p>
          </table:table-cell>
          <table:table-cell table:formula="of:=TEXT((ROW()-3); &quot;000&quot;)" office:value-type="string" office:string-value="254" calcext:value-type="string">
            <text:p>254</text:p>
          </table:table-cell>
          <table:table-cell office:value-type="string" calcext:value-type="string">
            <text:p>Ending, Cyan, Mog, Gogo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7]=&quot;Yes&quot;;64;0)" office:value-type="float" office:value="0" calcext:value-type="float">
            <text:p>0</text:p>
          </table:table-cell>
          <table:table-cell/>
          <table:table-cell table:formula="of:=IF([.$E25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0FF" calcext:value-type="string">
            <text:p>$0FF</text:p>
          </table:table-cell>
          <table:table-cell table:formula="of:=TEXT((ROW()-3); &quot;000&quot;)" office:value-type="string" office:string-value="255" calcext:value-type="string">
            <text:p>255</text:p>
          </table:table-cell>
          <table:table-cell office:value-type="string" calcext:value-type="string">
            <text:p>Ending, Setz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8]=&quot;Yes&quot;;128;0)" office:value-type="float" office:value="0" calcext:value-type="float">
            <text:p>0</text:p>
          </table:table-cell>
          <table:table-cell table:style-name="ce14" table:formula="of:=SUM([.F251:.F258])" office:value-type="float" office:value="0" calcext:value-type="float">
            <text:p>0</text:p>
          </table:table-cell>
          <table:table-cell table:formula="of:=IF([.$E258]=&quot;Yes&quot;;128;0)" office:value-type="float" office:value="0" calcext:value-type="float">
            <text:p>0</text:p>
          </table:table-cell>
          <table:table-cell table:formula="of:=SUM([.H251:.H25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00" calcext:value-type="string">
            <text:p>$100</text:p>
          </table:table-cell>
          <table:table-cell table:formula="of:=TEXT((ROW()-3); &quot;000&quot;)" office:value-type="string" office:string-value="256" calcext:value-type="string">
            <text:p>256</text:p>
          </table:table-cell>
          <table:table-cell office:value-type="string" calcext:value-type="string">
            <text:p>Ending, Umaro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59]=&quot;Yes&quot;;1;0)" office:value-type="float" office:value="0" calcext:value-type="float">
            <text:p>0</text:p>
          </table:table-cell>
          <table:table-cell/>
          <table:table-cell table:formula="of:=IF([.$E25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1" calcext:value-type="string">
            <text:p>$101</text:p>
          </table:table-cell>
          <table:table-cell table:formula="of:=TEXT((ROW()-3); &quot;000&quot;)" office:value-type="string" office:string-value="257" calcext:value-type="string">
            <text:p>257</text:p>
          </table:table-cell>
          <table:table-cell office:value-type="string" calcext:value-type="string">
            <text:p>___Magitek Facto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0]=&quot;Yes&quot;;2;0)" office:value-type="float" office:value="0" calcext:value-type="float">
            <text:p>0</text:p>
          </table:table-cell>
          <table:table-cell/>
          <table:table-cell table:formula="of:=IF([.$E26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2" calcext:value-type="string">
            <text:p>$102</text:p>
          </table:table-cell>
          <table:table-cell table:formula="of:=TEXT((ROW()-3); &quot;000&quot;)" office:value-type="string" office:string-value="258" calcext:value-type="string">
            <text:p>258</text:p>
          </table:table-cell>
          <table:table-cell office:value-type="string" calcext:value-type="string">
            <text:p>Ending, Edgar and Sabi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1]=&quot;Yes&quot;;4;0)" office:value-type="float" office:value="0" calcext:value-type="float">
            <text:p>0</text:p>
          </table:table-cell>
          <table:table-cell/>
          <table:table-cell table:formula="of:=IF([.$E26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3" calcext:value-type="string">
            <text:p>$103</text:p>
          </table:table-cell>
          <table:table-cell table:formula="of:=TEXT((ROW()-3); &quot;000&quot;)" office:value-type="string" office:string-value="259" calcext:value-type="string">
            <text:p>259</text:p>
          </table:table-cell>
          <table:table-cell office:value-type="string" calcext:value-type="string">
            <text:p>Ending, Falcon taking flight from Kefka's Towe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2]=&quot;Yes&quot;;8;0)" office:value-type="float" office:value="0" calcext:value-type="float">
            <text:p>0</text:p>
          </table:table-cell>
          <table:table-cell/>
          <table:table-cell table:formula="of:=IF([.$E26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4" calcext:value-type="string">
            <text:p>$104</text:p>
          </table:table-cell>
          <table:table-cell table:formula="of:=TEXT((ROW()-3); &quot;000&quot;)" office:value-type="string" office:string-value="260" calcext:value-type="string">
            <text:p>260</text:p>
          </table:table-cell>
          <table:table-cell office:value-type="string" calcext:value-type="string">
            <text:p>Ending, Locke and Celes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3]=&quot;Yes&quot;;16;0)" office:value-type="float" office:value="0" calcext:value-type="float">
            <text:p>0</text:p>
          </table:table-cell>
          <table:table-cell/>
          <table:table-cell table:formula="of:=IF([.$E26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5" calcext:value-type="string">
            <text:p>$105</text:p>
          </table:table-cell>
          <table:table-cell table:formula="of:=TEXT((ROW()-3); &quot;000&quot;)" office:value-type="string" office:string-value="261" calcext:value-type="string">
            <text:p>261</text:p>
          </table:table-cell>
          <table:table-cell office:value-type="string" calcext:value-type="string">
            <text:p>Ending, Shadow, Strago, Gau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4]=&quot;Yes&quot;;32;0)" office:value-type="float" office:value="0" calcext:value-type="float">
            <text:p>0</text:p>
          </table:table-cell>
          <table:table-cell/>
          <table:table-cell table:formula="of:=IF([.$E26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6" calcext:value-type="string">
            <text:p>$106</text:p>
          </table:table-cell>
          <table:table-cell table:formula="of:=TEXT((ROW()-3); &quot;000&quot;)" office:value-type="string" office:string-value="262" calcext:value-type="string">
            <text:p>262</text:p>
          </table:table-cell>
          <table:table-cell office:value-type="string" calcext:value-type="string">
            <text:p>Magitek Factory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5]=&quot;Yes&quot;;64;0)" office:value-type="float" office:value="0" calcext:value-type="float">
            <text:p>0</text:p>
          </table:table-cell>
          <table:table-cell/>
          <table:table-cell table:formula="of:=IF([.$E26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7" calcext:value-type="string">
            <text:p>$107</text:p>
          </table:table-cell>
          <table:table-cell table:formula="of:=TEXT((ROW()-3); &quot;000&quot;)" office:value-type="string" office:string-value="263" calcext:value-type="string">
            <text:p>263</text:p>
          </table:table-cell>
          <table:table-cell office:value-type="string" calcext:value-type="string">
            <text:p>Magitek Factory, Room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6]=&quot;Yes&quot;;128;0)" office:value-type="float" office:value="0" calcext:value-type="float">
            <text:p>0</text:p>
          </table:table-cell>
          <table:table-cell table:style-name="ce14" table:formula="of:=SUM([.F259:.F266])" office:value-type="float" office:value="0" calcext:value-type="float">
            <text:p>0</text:p>
          </table:table-cell>
          <table:table-cell table:formula="of:=IF([.$E266]=&quot;Yes&quot;;128;0)" office:value-type="float" office:value="0" calcext:value-type="float">
            <text:p>0</text:p>
          </table:table-cell>
          <table:table-cell table:formula="of:=SUM([.H259:.H26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08" calcext:value-type="string">
            <text:p>$108</text:p>
          </table:table-cell>
          <table:table-cell table:formula="of:=TEXT((ROW()-3); &quot;000&quot;)" office:value-type="string" office:string-value="264" calcext:value-type="string">
            <text:p>264</text:p>
          </table:table-cell>
          <table:table-cell office:value-type="string" calcext:value-type="string">
            <text:p>Magitek Factory, Room 3 (Espers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7]=&quot;Yes&quot;;1;0)" office:value-type="float" office:value="0" calcext:value-type="float">
            <text:p>0</text:p>
          </table:table-cell>
          <table:table-cell/>
          <table:table-cell table:formula="of:=IF([.$E26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9" calcext:value-type="string">
            <text:p>$109</text:p>
          </table:table-cell>
          <table:table-cell table:formula="of:=TEXT((ROW()-3); &quot;000&quot;)" office:value-type="string" office:string-value="265" calcext:value-type="string">
            <text:p>265</text:p>
          </table:table-cell>
          <table:table-cell office:value-type="string" calcext:value-type="string">
            <text:p>___Magitek Facto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8]=&quot;Yes&quot;;2;0)" office:value-type="float" office:value="0" calcext:value-type="float">
            <text:p>0</text:p>
          </table:table-cell>
          <table:table-cell/>
          <table:table-cell table:formula="of:=IF([.$E26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A" calcext:value-type="string">
            <text:p>$10A</text:p>
          </table:table-cell>
          <table:table-cell table:formula="of:=TEXT((ROW()-3); &quot;000&quot;)" office:value-type="string" office:string-value="266" calcext:value-type="string">
            <text:p>266</text:p>
          </table:table-cell>
          <table:table-cell office:value-type="string" calcext:value-type="string">
            <text:p>Magitek Factory, Elevato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69]=&quot;Yes&quot;;4;0)" office:value-type="float" office:value="0" calcext:value-type="float">
            <text:p>0</text:p>
          </table:table-cell>
          <table:table-cell/>
          <table:table-cell table:formula="of:=IF([.$E26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B" calcext:value-type="string">
            <text:p>$10B</text:p>
          </table:table-cell>
          <table:table-cell table:formula="of:=TEXT((ROW()-3); &quot;000&quot;)" office:value-type="string" office:string-value="267" calcext:value-type="string">
            <text:p>267</text:p>
          </table:table-cell>
          <table:table-cell office:value-type="string" calcext:value-type="string">
            <text:p>___Magitek Facto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0]=&quot;Yes&quot;;8;0)" office:value-type="float" office:value="0" calcext:value-type="float">
            <text:p>0</text:p>
          </table:table-cell>
          <table:table-cell/>
          <table:table-cell table:formula="of:=IF([.$E27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C" calcext:value-type="string">
            <text:p>$10C</text:p>
          </table:table-cell>
          <table:table-cell table:formula="of:=TEXT((ROW()-3); &quot;000&quot;)" office:value-type="string" office:string-value="268" calcext:value-type="string">
            <text:p>268</text:p>
          </table:table-cell>
          <table:table-cell office:value-type="string" calcext:value-type="string">
            <text:p>Ending, Terra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1]=&quot;Yes&quot;;16;0)" office:value-type="float" office:value="0" calcext:value-type="float">
            <text:p>0</text:p>
          </table:table-cell>
          <table:table-cell/>
          <table:table-cell table:formula="of:=IF([.$E27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D" calcext:value-type="string">
            <text:p>$10D</text:p>
          </table:table-cell>
          <table:table-cell table:formula="of:=TEXT((ROW()-3); &quot;000&quot;)" office:value-type="string" office:string-value="269" calcext:value-type="string">
            <text:p>269</text:p>
          </table:table-cell>
          <table:table-cell office:value-type="string" calcext:value-type="string">
            <text:p>Magitek Factory, Room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2]=&quot;Yes&quot;;32;0)" office:value-type="float" office:value="0" calcext:value-type="float">
            <text:p>0</text:p>
          </table:table-cell>
          <table:table-cell/>
          <table:table-cell table:formula="of:=IF([.$E27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E" calcext:value-type="string">
            <text:p>$10E</text:p>
          </table:table-cell>
          <table:table-cell table:formula="of:=TEXT((ROW()-3); &quot;000&quot;)" office:value-type="string" office:string-value="270" calcext:value-type="string">
            <text:p>270</text:p>
          </table:table-cell>
          <table:table-cell office:value-type="string" calcext:value-type="string">
            <text:p>Magitek Factory, Room 5 (Save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3]=&quot;Yes&quot;;64;0)" office:value-type="float" office:value="0" calcext:value-type="float">
            <text:p>0</text:p>
          </table:table-cell>
          <table:table-cell/>
          <table:table-cell table:formula="of:=IF([.$E27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0F" calcext:value-type="string">
            <text:p>$10F</text:p>
          </table:table-cell>
          <table:table-cell table:formula="of:=TEXT((ROW()-3); &quot;000&quot;)" office:value-type="string" office:string-value="271" calcext:value-type="string">
            <text:p>271</text:p>
          </table:table-cell>
          <table:table-cell office:value-type="string" calcext:value-type="string">
            <text:p>Magitek Res. Facility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4]=&quot;Yes&quot;;128;0)" office:value-type="float" office:value="0" calcext:value-type="float">
            <text:p>0</text:p>
          </table:table-cell>
          <table:table-cell table:style-name="ce14" table:formula="of:=SUM([.F267:.F274])" office:value-type="float" office:value="0" calcext:value-type="float">
            <text:p>0</text:p>
          </table:table-cell>
          <table:table-cell table:formula="of:=IF([.$E274]=&quot;Yes&quot;;128;0)" office:value-type="float" office:value="0" calcext:value-type="float">
            <text:p>0</text:p>
          </table:table-cell>
          <table:table-cell table:formula="of:=SUM([.H267:.H27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10" calcext:value-type="string">
            <text:p>$110</text:p>
          </table:table-cell>
          <table:table-cell table:formula="of:=TEXT((ROW()-3); &quot;000&quot;)" office:value-type="string" office:string-value="272" calcext:value-type="string">
            <text:p>272</text:p>
          </table:table-cell>
          <table:table-cell office:value-type="string" calcext:value-type="string">
            <text:p>Magitek Factory, Minecart Dock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5]=&quot;Yes&quot;;1;0)" office:value-type="float" office:value="0" calcext:value-type="float">
            <text:p>0</text:p>
          </table:table-cell>
          <table:table-cell/>
          <table:table-cell table:formula="of:=IF([.$E27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1" calcext:value-type="string">
            <text:p>$111</text:p>
          </table:table-cell>
          <table:table-cell table:formula="of:=TEXT((ROW()-3); &quot;000&quot;)" office:value-type="string" office:string-value="273" calcext:value-type="string">
            <text:p>273</text:p>
          </table:table-cell>
          <table:table-cell office:value-type="string" calcext:value-type="string">
            <text:p>Magitek Res. Facility, Room 2 (Number 042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6]=&quot;Yes&quot;;2;0)" office:value-type="float" office:value="0" calcext:value-type="float">
            <text:p>0</text:p>
          </table:table-cell>
          <table:table-cell/>
          <table:table-cell table:formula="of:=IF([.$E27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2" calcext:value-type="string">
            <text:p>$112</text:p>
          </table:table-cell>
          <table:table-cell table:formula="of:=TEXT((ROW()-3); &quot;000&quot;)" office:value-type="string" office:string-value="274" calcext:value-type="string">
            <text:p>274</text:p>
          </table:table-cell>
          <table:table-cell office:value-type="string" calcext:value-type="string">
            <text:p>Magitek Res. Facility, Esper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7]=&quot;Yes&quot;;4;0)" office:value-type="float" office:value="0" calcext:value-type="float">
            <text:p>0</text:p>
          </table:table-cell>
          <table:table-cell/>
          <table:table-cell table:formula="of:=IF([.$E27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3" calcext:value-type="string">
            <text:p>$113</text:p>
          </table:table-cell>
          <table:table-cell table:formula="of:=TEXT((ROW()-3); &quot;000&quot;)" office:value-type="string" office:string-value="275" calcext:value-type="string">
            <text:p>275</text:p>
          </table:table-cell>
          <table:table-cell office:value-type="string" calcext:value-type="string">
            <text:p>___dummie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8]=&quot;Yes&quot;;8;0)" office:value-type="float" office:value="0" calcext:value-type="float">
            <text:p>0</text:p>
          </table:table-cell>
          <table:table-cell/>
          <table:table-cell table:formula="of:=IF([.$E27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4" calcext:value-type="string">
            <text:p>$114</text:p>
          </table:table-cell>
          <table:table-cell table:formula="of:=TEXT((ROW()-3); &quot;000&quot;)" office:value-type="string" office:string-value="276" calcext:value-type="string">
            <text:p>276</text:p>
          </table:table-cell>
          <table:table-cell office:value-type="string" calcext:value-type="string">
            <text:p>Zone Eater's Stomach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79]=&quot;Yes&quot;;16;0)" office:value-type="float" office:value="0" calcext:value-type="float">
            <text:p>0</text:p>
          </table:table-cell>
          <table:table-cell/>
          <table:table-cell table:formula="of:=IF([.$E27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5" calcext:value-type="string">
            <text:p>$115</text:p>
          </table:table-cell>
          <table:table-cell table:formula="of:=TEXT((ROW()-3); &quot;000&quot;)" office:value-type="string" office:string-value="277" calcext:value-type="string">
            <text:p>277</text:p>
          </table:table-cell>
          <table:table-cell office:value-type="string" calcext:value-type="string">
            <text:p>Zone Eater's Stomach, Room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0]=&quot;Yes&quot;;32;0)" office:value-type="float" office:value="0" calcext:value-type="float">
            <text:p>0</text:p>
          </table:table-cell>
          <table:table-cell/>
          <table:table-cell table:formula="of:=IF([.$E28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6" calcext:value-type="string">
            <text:p>$116</text:p>
          </table:table-cell>
          <table:table-cell table:formula="of:=TEXT((ROW()-3); &quot;000&quot;)" office:value-type="string" office:string-value="278" calcext:value-type="string">
            <text:p>278</text:p>
          </table:table-cell>
          <table:table-cell office:value-type="string" calcext:value-type="string">
            <text:p>Zone Eater's Stomach, Room 6 (Gogo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1]=&quot;Yes&quot;;64;0)" office:value-type="float" office:value="0" calcext:value-type="float">
            <text:p>0</text:p>
          </table:table-cell>
          <table:table-cell/>
          <table:table-cell table:formula="of:=IF([.$E28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7" calcext:value-type="string">
            <text:p>$117</text:p>
          </table:table-cell>
          <table:table-cell table:formula="of:=TEXT((ROW()-3); &quot;000&quot;)" office:value-type="string" office:string-value="279" calcext:value-type="string">
            <text:p>279</text:p>
          </table:table-cell>
          <table:table-cell office:value-type="string" calcext:value-type="string">
            <text:p>Zone Eater's Stomach, Room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2]=&quot;Yes&quot;;128;0)" office:value-type="float" office:value="0" calcext:value-type="float">
            <text:p>0</text:p>
          </table:table-cell>
          <table:table-cell table:style-name="ce14" table:formula="of:=SUM([.F275:.F282])" office:value-type="float" office:value="0" calcext:value-type="float">
            <text:p>0</text:p>
          </table:table-cell>
          <table:table-cell table:formula="of:=IF([.$E282]=&quot;Yes&quot;;128;0)" office:value-type="float" office:value="0" calcext:value-type="float">
            <text:p>0</text:p>
          </table:table-cell>
          <table:table-cell table:formula="of:=SUM([.H275:.H28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18" calcext:value-type="string">
            <text:p>$118</text:p>
          </table:table-cell>
          <table:table-cell table:formula="of:=TEXT((ROW()-3); &quot;000&quot;)" office:value-type="string" office:string-value="280" calcext:value-type="string">
            <text:p>280</text:p>
          </table:table-cell>
          <table:table-cell office:value-type="string" calcext:value-type="string">
            <text:p>Zone Eater's Stomach, Room 3,5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3]=&quot;Yes&quot;;1;0)" office:value-type="float" office:value="0" calcext:value-type="float">
            <text:p>0</text:p>
          </table:table-cell>
          <table:table-cell/>
          <table:table-cell table:formula="of:=IF([.$E28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9" calcext:value-type="string">
            <text:p>$119</text:p>
          </table:table-cell>
          <table:table-cell table:formula="of:=TEXT((ROW()-3); &quot;000&quot;)" office:value-type="string" office:string-value="281" calcext:value-type="string">
            <text:p>281</text:p>
          </table:table-cell>
          <table:table-cell office:value-type="string" calcext:value-type="string">
            <text:p>Narshe, Umaro's Cav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4]=&quot;Yes&quot;;2;0)" office:value-type="float" office:value="0" calcext:value-type="float">
            <text:p>0</text:p>
          </table:table-cell>
          <table:table-cell/>
          <table:table-cell table:formula="of:=IF([.$E28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A" calcext:value-type="string">
            <text:p>$11A</text:p>
          </table:table-cell>
          <table:table-cell table:formula="of:=TEXT((ROW()-3); &quot;000&quot;)" office:value-type="string" office:string-value="282" calcext:value-type="string">
            <text:p>282</text:p>
          </table:table-cell>
          <table:table-cell office:value-type="string" calcext:value-type="string">
            <text:p>Narshe, Umaro's Cav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5]=&quot;Yes&quot;;4;0)" office:value-type="float" office:value="0" calcext:value-type="float">
            <text:p>0</text:p>
          </table:table-cell>
          <table:table-cell/>
          <table:table-cell table:formula="of:=IF([.$E28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B" calcext:value-type="string">
            <text:p>$11B</text:p>
          </table:table-cell>
          <table:table-cell table:formula="of:=TEXT((ROW()-3); &quot;000&quot;)" office:value-type="string" office:string-value="283" calcext:value-type="string">
            <text:p>283</text:p>
          </table:table-cell>
          <table:table-cell office:value-type="string" calcext:value-type="string">
            <text:p>Narshe, Umaro's Lai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6]=&quot;Yes&quot;;8;0)" office:value-type="float" office:value="0" calcext:value-type="float">
            <text:p>0</text:p>
          </table:table-cell>
          <table:table-cell/>
          <table:table-cell table:formula="of:=IF([.$E28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C" calcext:value-type="string">
            <text:p>$11C</text:p>
          </table:table-cell>
          <table:table-cell table:formula="of:=TEXT((ROW()-3); &quot;000&quot;)" office:value-type="string" office:string-value="284" calcext:value-type="string">
            <text:p>284</text:p>
          </table:table-cell>
          <table:table-cell office:value-type="string" calcext:value-type="string">
            <text:p>Maranda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7]=&quot;Yes&quot;;16;0)" office:value-type="float" office:value="0" calcext:value-type="float">
            <text:p>0</text:p>
          </table:table-cell>
          <table:table-cell/>
          <table:table-cell table:formula="of:=IF([.$E28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D" calcext:value-type="string">
            <text:p>$11D</text:p>
          </table:table-cell>
          <table:table-cell table:formula="of:=TEXT((ROW()-3); &quot;000&quot;)" office:value-type="string" office:string-value="285" calcext:value-type="string">
            <text:p>285</text:p>
          </table:table-cell>
          <table:table-cell office:value-type="string" calcext:value-type="string">
            <text:p>Doma Castle, Outside, Abandone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8]=&quot;Yes&quot;;32;0)" office:value-type="float" office:value="0" calcext:value-type="float">
            <text:p>0</text:p>
          </table:table-cell>
          <table:table-cell/>
          <table:table-cell table:formula="of:=IF([.$E28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E" calcext:value-type="string">
            <text:p>$11E</text:p>
          </table:table-cell>
          <table:table-cell table:formula="of:=TEXT((ROW()-3); &quot;000&quot;)" office:value-type="string" office:string-value="286" calcext:value-type="string">
            <text:p>286</text:p>
          </table:table-cell>
          <table:table-cell office:value-type="string" calcext:value-type="string">
            <text:p>___nothing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89]=&quot;Yes&quot;;64;0)" office:value-type="float" office:value="0" calcext:value-type="float">
            <text:p>0</text:p>
          </table:table-cell>
          <table:table-cell/>
          <table:table-cell table:formula="of:=IF([.$E28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1F" calcext:value-type="string">
            <text:p>$11F</text:p>
          </table:table-cell>
          <table:table-cell table:formula="of:=TEXT((ROW()-3); &quot;000&quot;)" office:value-type="string" office:string-value="287" calcext:value-type="string">
            <text:p>287</text:p>
          </table:table-cell>
          <table:table-cell office:value-type="string" calcext:value-type="string">
            <text:p>Kefka's Tower, Inside From Guardia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0]=&quot;Yes&quot;;128;0)" office:value-type="float" office:value="0" calcext:value-type="float">
            <text:p>0</text:p>
          </table:table-cell>
          <table:table-cell table:style-name="ce14" table:formula="of:=SUM([.F283:.F290])" office:value-type="float" office:value="0" calcext:value-type="float">
            <text:p>0</text:p>
          </table:table-cell>
          <table:table-cell table:formula="of:=IF([.$E290]=&quot;Yes&quot;;128;0)" office:value-type="float" office:value="0" calcext:value-type="float">
            <text:p>0</text:p>
          </table:table-cell>
          <table:table-cell table:formula="of:=SUM([.H283:.H29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20" calcext:value-type="string">
            <text:p>$120</text:p>
          </table:table-cell>
          <table:table-cell table:formula="of:=TEXT((ROW()-3); &quot;000&quot;)" office:value-type="string" office:string-value="288" calcext:value-type="string">
            <text:p>288</text:p>
          </table:table-cell>
          <table:table-cell office:value-type="string" calcext:value-type="string">
            <text:p>Maranda, Inn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1]=&quot;Yes&quot;;1;0)" office:value-type="float" office:value="0" calcext:value-type="float">
            <text:p>0</text:p>
          </table:table-cell>
          <table:table-cell/>
          <table:table-cell table:formula="of:=IF([.$E29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1" calcext:value-type="string">
            <text:p>$121</text:p>
          </table:table-cell>
          <table:table-cell table:formula="of:=TEXT((ROW()-3); &quot;000&quot;)" office:value-type="string" office:string-value="289" calcext:value-type="string">
            <text:p>289</text:p>
          </table:table-cell>
          <table:table-cell office:value-type="string" calcext:value-type="string">
            <text:p>Maranda, Weapon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2]=&quot;Yes&quot;;2;0)" office:value-type="float" office:value="0" calcext:value-type="float">
            <text:p>0</text:p>
          </table:table-cell>
          <table:table-cell/>
          <table:table-cell table:formula="of:=IF([.$E29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2" calcext:value-type="string">
            <text:p>$122</text:p>
          </table:table-cell>
          <table:table-cell table:formula="of:=TEXT((ROW()-3); &quot;000&quot;)" office:value-type="string" office:string-value="290" calcext:value-type="string">
            <text:p>290</text:p>
          </table:table-cell>
          <table:table-cell office:value-type="string" calcext:value-type="string">
            <text:p>Maranda, Armor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3]=&quot;Yes&quot;;4;0)" office:value-type="float" office:value="0" calcext:value-type="float">
            <text:p>0</text:p>
          </table:table-cell>
          <table:table-cell/>
          <table:table-cell table:formula="of:=IF([.$E29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3" calcext:value-type="string">
            <text:p>$123</text:p>
          </table:table-cell>
          <table:table-cell table:formula="of:=TEXT((ROW()-3); &quot;000&quot;)" office:value-type="string" office:string-value="291" calcext:value-type="string">
            <text:p>291</text:p>
          </table:table-cell>
          <table:table-cell office:value-type="string" calcext:value-type="string">
            <text:p>Kefka's Tower, Guardian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4]=&quot;Yes&quot;;8;0)" office:value-type="float" office:value="0" calcext:value-type="float">
            <text:p>0</text:p>
          </table:table-cell>
          <table:table-cell/>
          <table:table-cell table:formula="of:=IF([.$E29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4" calcext:value-type="string">
            <text:p>$124</text:p>
          </table:table-cell>
          <table:table-cell table:formula="of:=TEXT((ROW()-3); &quot;000&quot;)" office:value-type="string" office:string-value="292" calcext:value-type="string">
            <text:p>292</text:p>
          </table:table-cell>
          <table:table-cell office:value-type="string" calcext:value-type="string">
            <text:p>Kefka's Tower, Junk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5]=&quot;Yes&quot;;16;0)" office:value-type="float" office:value="0" calcext:value-type="float">
            <text:p>0</text:p>
          </table:table-cell>
          <table:table-cell/>
          <table:table-cell table:formula="of:=IF([.$E29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5" calcext:value-type="string">
            <text:p>$125</text:p>
          </table:table-cell>
          <table:table-cell table:formula="of:=TEXT((ROW()-3); &quot;000&quot;)" office:value-type="string" office:string-value="293" calcext:value-type="string">
            <text:p>293</text:p>
          </table:table-cell>
          <table:table-cell office:value-type="string" calcext:value-type="string">
            <text:p>Kefka's Tower, Inside from Factory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6]=&quot;Yes&quot;;32;0)" office:value-type="float" office:value="0" calcext:value-type="float">
            <text:p>0</text:p>
          </table:table-cell>
          <table:table-cell/>
          <table:table-cell table:formula="of:=IF([.$E29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6" calcext:value-type="string">
            <text:p>$126</text:p>
          </table:table-cell>
          <table:table-cell table:formula="of:=TEXT((ROW()-3); &quot;000&quot;)" office:value-type="string" office:string-value="294" calcext:value-type="string">
            <text:p>294</text:p>
          </table:table-cell>
          <table:table-cell office:value-type="string" calcext:value-type="string">
            <text:p>Kefka's Tower, In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7]=&quot;Yes&quot;;64;0)" office:value-type="float" office:value="0" calcext:value-type="float">
            <text:p>0</text:p>
          </table:table-cell>
          <table:table-cell/>
          <table:table-cell table:formula="of:=IF([.$E29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7" calcext:value-type="string">
            <text:p>$127</text:p>
          </table:table-cell>
          <table:table-cell table:formula="of:=TEXT((ROW()-3); &quot;000&quot;)" office:value-type="string" office:string-value="295" calcext:value-type="string">
            <text:p>295</text:p>
          </table:table-cell>
          <table:table-cell office:value-type="string" calcext:value-type="string">
            <text:p>Kefka's Tower, Inside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8]=&quot;Yes&quot;;128;0)" office:value-type="float" office:value="0" calcext:value-type="float">
            <text:p>0</text:p>
          </table:table-cell>
          <table:table-cell table:style-name="ce14" table:formula="of:=SUM([.F291:.F298])" office:value-type="float" office:value="0" calcext:value-type="float">
            <text:p>0</text:p>
          </table:table-cell>
          <table:table-cell table:formula="of:=IF([.$E298]=&quot;Yes&quot;;128;0)" office:value-type="float" office:value="0" calcext:value-type="float">
            <text:p>0</text:p>
          </table:table-cell>
          <table:table-cell table:formula="of:=SUM([.H291:.H29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28" calcext:value-type="string">
            <text:p>$128</text:p>
          </table:table-cell>
          <table:table-cell table:formula="of:=TEXT((ROW()-3); &quot;000&quot;)" office:value-type="string" office:string-value="296" calcext:value-type="string">
            <text:p>296</text:p>
          </table:table-cell>
          <table:table-cell office:value-type="string" calcext:value-type="string">
            <text:p>Kefka's Tower, Factory Room (Top Level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299]=&quot;Yes&quot;;1;0)" office:value-type="float" office:value="0" calcext:value-type="float">
            <text:p>0</text:p>
          </table:table-cell>
          <table:table-cell/>
          <table:table-cell table:formula="of:=IF([.$E29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9" calcext:value-type="string">
            <text:p>$129</text:p>
          </table:table-cell>
          <table:table-cell table:formula="of:=TEXT((ROW()-3); &quot;000&quot;)" office:value-type="string" office:string-value="297" calcext:value-type="string">
            <text:p>297</text:p>
          </table:table-cell>
          <table:table-cell office:value-type="string" calcext:value-type="string">
            <text:p>Darill's Tomb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0]=&quot;Yes&quot;;2;0)" office:value-type="float" office:value="0" calcext:value-type="float">
            <text:p>0</text:p>
          </table:table-cell>
          <table:table-cell/>
          <table:table-cell table:formula="of:=IF([.$E30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A" calcext:value-type="string">
            <text:p>$12A</text:p>
          </table:table-cell>
          <table:table-cell table:formula="of:=TEXT((ROW()-3); &quot;000&quot;)" office:value-type="string" office:string-value="298" calcext:value-type="string">
            <text:p>298</text:p>
          </table:table-cell>
          <table:table-cell office:value-type="string" calcext:value-type="string">
            <text:p>Darill's Tomb, Basemen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1]=&quot;Yes&quot;;4;0)" office:value-type="float" office:value="0" calcext:value-type="float">
            <text:p>0</text:p>
          </table:table-cell>
          <table:table-cell/>
          <table:table-cell table:formula="of:=IF([.$E30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B" calcext:value-type="string">
            <text:p>$12B</text:p>
          </table:table-cell>
          <table:table-cell table:formula="of:=TEXT((ROW()-3); &quot;000&quot;)" office:value-type="string" office:string-value="299" calcext:value-type="string">
            <text:p>299</text:p>
          </table:table-cell>
          <table:table-cell office:value-type="string" calcext:value-type="string">
            <text:p>Darill's Tomb, Basemen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2]=&quot;Yes&quot;;8;0)" office:value-type="float" office:value="0" calcext:value-type="float">
            <text:p>0</text:p>
          </table:table-cell>
          <table:table-cell/>
          <table:table-cell table:formula="of:=IF([.$E30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C" calcext:value-type="string">
            <text:p>$12C</text:p>
          </table:table-cell>
          <table:table-cell table:formula="of:=TEXT((ROW()-3); &quot;000&quot;)" office:value-type="string" office:string-value="300" calcext:value-type="string">
            <text:p>300</text:p>
          </table:table-cell>
          <table:table-cell office:value-type="string" calcext:value-type="string">
            <text:p>Darill's Tomb, Basement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3]=&quot;Yes&quot;;16;0)" office:value-type="float" office:value="0" calcext:value-type="float">
            <text:p>0</text:p>
          </table:table-cell>
          <table:table-cell/>
          <table:table-cell table:formula="of:=IF([.$E30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D" calcext:value-type="string">
            <text:p>$12D</text:p>
          </table:table-cell>
          <table:table-cell table:formula="of:=TEXT((ROW()-3); &quot;000&quot;)" office:value-type="string" office:string-value="301" calcext:value-type="string">
            <text:p>301</text:p>
          </table:table-cell>
          <table:table-cell office:value-type="string" calcext:value-type="string">
            <text:p>Darill's Tomb, Stairca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4]=&quot;Yes&quot;;32;0)" office:value-type="float" office:value="0" calcext:value-type="float">
            <text:p>0</text:p>
          </table:table-cell>
          <table:table-cell/>
          <table:table-cell table:formula="of:=IF([.$E30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E" calcext:value-type="string">
            <text:p>$12E</text:p>
          </table:table-cell>
          <table:table-cell table:formula="of:=TEXT((ROW()-3); &quot;000&quot;)" office:value-type="string" office:string-value="302" calcext:value-type="string">
            <text:p>302</text:p>
          </table:table-cell>
          <table:table-cell office:value-type="string" calcext:value-type="string">
            <text:p>Ending, Thamasa, Repairing burned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5]=&quot;Yes&quot;;64;0)" office:value-type="float" office:value="0" calcext:value-type="float">
            <text:p>0</text:p>
          </table:table-cell>
          <table:table-cell/>
          <table:table-cell table:formula="of:=IF([.$E30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2F" calcext:value-type="string">
            <text:p>$12F</text:p>
          </table:table-cell>
          <table:table-cell table:formula="of:=TEXT((ROW()-3); &quot;000&quot;)" office:value-type="string" office:string-value="303" calcext:value-type="string">
            <text:p>303</text:p>
          </table:table-cell>
          <table:table-cell office:value-type="string" calcext:value-type="string">
            <text:p>Kefka's Tower, In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6]=&quot;Yes&quot;;128;0)" office:value-type="float" office:value="0" calcext:value-type="float">
            <text:p>0</text:p>
          </table:table-cell>
          <table:table-cell table:style-name="ce14" table:formula="of:=SUM([.F299:.F306])" office:value-type="float" office:value="0" calcext:value-type="float">
            <text:p>0</text:p>
          </table:table-cell>
          <table:table-cell table:formula="of:=IF([.$E306]=&quot;Yes&quot;;128;0)" office:value-type="float" office:value="0" calcext:value-type="float">
            <text:p>0</text:p>
          </table:table-cell>
          <table:table-cell table:formula="of:=SUM([.H299:.H30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30" calcext:value-type="string">
            <text:p>$130</text:p>
          </table:table-cell>
          <table:table-cell table:formula="of:=TEXT((ROW()-3); &quot;000&quot;)" office:value-type="string" office:string-value="304" calcext:value-type="string">
            <text:p>304</text:p>
          </table:table-cell>
          <table:table-cell office:value-type="string" calcext:value-type="string">
            <text:p>Kefka's Tower, Assassi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7]=&quot;Yes&quot;;1;0)" office:value-type="float" office:value="0" calcext:value-type="float">
            <text:p>0</text:p>
          </table:table-cell>
          <table:table-cell/>
          <table:table-cell table:formula="of:=IF([.$E30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1" calcext:value-type="string">
            <text:p>$131</text:p>
          </table:table-cell>
          <table:table-cell table:formula="of:=TEXT((ROW()-3); &quot;000&quot;)" office:value-type="string" office:string-value="305" calcext:value-type="string">
            <text:p>305</text:p>
          </table:table-cell>
          <table:table-cell office:value-type="string" calcext:value-type="string">
            <text:p>Tzen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8]=&quot;Yes&quot;;2;0)" office:value-type="float" office:value="0" calcext:value-type="float">
            <text:p>0</text:p>
          </table:table-cell>
          <table:table-cell/>
          <table:table-cell table:formula="of:=IF([.$E30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2" calcext:value-type="string">
            <text:p>$132</text:p>
          </table:table-cell>
          <table:table-cell table:formula="of:=TEXT((ROW()-3); &quot;000&quot;)" office:value-type="string" office:string-value="306" calcext:value-type="string">
            <text:p>306</text:p>
          </table:table-cell>
          <table:table-cell office:value-type="string" calcext:value-type="string">
            <text:p>Tzen, Outside, Before House Collaps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09]=&quot;Yes&quot;;4;0)" office:value-type="float" office:value="0" calcext:value-type="float">
            <text:p>0</text:p>
          </table:table-cell>
          <table:table-cell/>
          <table:table-cell table:formula="of:=IF([.$E30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3" calcext:value-type="string">
            <text:p>$133</text:p>
          </table:table-cell>
          <table:table-cell table:formula="of:=TEXT((ROW()-3); &quot;000&quot;)" office:value-type="string" office:string-value="307" calcext:value-type="string">
            <text:p>307</text:p>
          </table:table-cell>
          <table:table-cell office:value-type="string" calcext:value-type="string">
            <text:p>Tzen, Item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0]=&quot;Yes&quot;;8;0)" office:value-type="float" office:value="0" calcext:value-type="float">
            <text:p>0</text:p>
          </table:table-cell>
          <table:table-cell/>
          <table:table-cell table:formula="of:=IF([.$E31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4" calcext:value-type="string">
            <text:p>$134</text:p>
          </table:table-cell>
          <table:table-cell table:formula="of:=TEXT((ROW()-3); &quot;000&quot;)" office:value-type="string" office:string-value="308" calcext:value-type="string">
            <text:p>308</text:p>
          </table:table-cell>
          <table:table-cell office:value-type="string" calcext:value-type="string">
            <text:p>Tzen, Inn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1]=&quot;Yes&quot;;16;0)" office:value-type="float" office:value="0" calcext:value-type="float">
            <text:p>0</text:p>
          </table:table-cell>
          <table:table-cell/>
          <table:table-cell table:formula="of:=IF([.$E31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5" calcext:value-type="string">
            <text:p>$135</text:p>
          </table:table-cell>
          <table:table-cell table:formula="of:=TEXT((ROW()-3); &quot;000&quot;)" office:value-type="string" office:string-value="309" calcext:value-type="string">
            <text:p>309</text:p>
          </table:table-cell>
          <table:table-cell office:value-type="string" calcext:value-type="string">
            <text:p>Tzen, Weapon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2]=&quot;Yes&quot;;32;0)" office:value-type="float" office:value="0" calcext:value-type="float">
            <text:p>0</text:p>
          </table:table-cell>
          <table:table-cell/>
          <table:table-cell table:formula="of:=IF([.$E31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6" calcext:value-type="string">
            <text:p>$136</text:p>
          </table:table-cell>
          <table:table-cell table:formula="of:=TEXT((ROW()-3); &quot;000&quot;)" office:value-type="string" office:string-value="310" calcext:value-type="string">
            <text:p>310</text:p>
          </table:table-cell>
          <table:table-cell office:value-type="string" calcext:value-type="string">
            <text:p>Tzen, Armor Shop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3]=&quot;Yes&quot;;64;0)" office:value-type="float" office:value="0" calcext:value-type="float">
            <text:p>0</text:p>
          </table:table-cell>
          <table:table-cell/>
          <table:table-cell table:formula="of:=IF([.$E31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7" calcext:value-type="string">
            <text:p>$137</text:p>
          </table:table-cell>
          <table:table-cell table:formula="of:=TEXT((ROW()-3); &quot;000&quot;)" office:value-type="string" office:string-value="311" calcext:value-type="string">
            <text:p>311</text:p>
          </table:table-cell>
          <table:table-cell office:value-type="string" calcext:value-type="string">
            <text:p>Tzen, Inside Collapsing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4]=&quot;Yes&quot;;128;0)" office:value-type="float" office:value="0" calcext:value-type="float">
            <text:p>0</text:p>
          </table:table-cell>
          <table:table-cell table:style-name="ce14" table:formula="of:=SUM([.F307:.F314])" office:value-type="float" office:value="0" calcext:value-type="float">
            <text:p>0</text:p>
          </table:table-cell>
          <table:table-cell table:formula="of:=IF([.$E314]=&quot;Yes&quot;;128;0)" office:value-type="float" office:value="0" calcext:value-type="float">
            <text:p>0</text:p>
          </table:table-cell>
          <table:table-cell table:formula="of:=SUM([.H307:.H31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38" calcext:value-type="string">
            <text:p>$138</text:p>
          </table:table-cell>
          <table:table-cell table:formula="of:=TEXT((ROW()-3); &quot;000&quot;)" office:value-type="string" office:string-value="312" calcext:value-type="string">
            <text:p>312</text:p>
          </table:table-cell>
          <table:table-cell office:value-type="string" calcext:value-type="string">
            <text:p>Tzen, Relics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5]=&quot;Yes&quot;;1;0)" office:value-type="float" office:value="0" calcext:value-type="float">
            <text:p>0</text:p>
          </table:table-cell>
          <table:table-cell/>
          <table:table-cell table:formula="of:=IF([.$E31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9" calcext:value-type="string">
            <text:p>$139</text:p>
          </table:table-cell>
          <table:table-cell table:formula="of:=TEXT((ROW()-3); &quot;000&quot;)" office:value-type="string" office:string-value="313" calcext:value-type="string">
            <text:p>313</text:p>
          </table:table-cell>
          <table:table-cell office:value-type="string" calcext:value-type="string">
            <text:p>Phoenix Cave, Big Lava Room, Draine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6]=&quot;Yes&quot;;2;0)" office:value-type="float" office:value="0" calcext:value-type="float">
            <text:p>0</text:p>
          </table:table-cell>
          <table:table-cell/>
          <table:table-cell table:formula="of:=IF([.$E31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A" calcext:value-type="string">
            <text:p>$13A</text:p>
          </table:table-cell>
          <table:table-cell table:formula="of:=TEXT((ROW()-3); &quot;000&quot;)" office:value-type="string" office:string-value="314" calcext:value-type="string">
            <text:p>314</text:p>
          </table:table-cell>
          <table:table-cell office:value-type="string" calcext:value-type="string">
            <text:p>Pheonix Cave, Big Lava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7]=&quot;Yes&quot;;4;0)" office:value-type="float" office:value="0" calcext:value-type="float">
            <text:p>0</text:p>
          </table:table-cell>
          <table:table-cell/>
          <table:table-cell table:formula="of:=IF([.$E31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B" calcext:value-type="string">
            <text:p>$13B</text:p>
          </table:table-cell>
          <table:table-cell table:formula="of:=TEXT((ROW()-3); &quot;000&quot;)" office:value-type="string" office:string-value="315" calcext:value-type="string">
            <text:p>315</text:p>
          </table:table-cell>
          <table:table-cell office:value-type="string" calcext:value-type="string">
            <text:p>Phoenix Cave, Main Room, Drained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8]=&quot;Yes&quot;;8;0)" office:value-type="float" office:value="0" calcext:value-type="float">
            <text:p>0</text:p>
          </table:table-cell>
          <table:table-cell/>
          <table:table-cell table:formula="of:=IF([.$E31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C" calcext:value-type="string">
            <text:p>$13C</text:p>
          </table:table-cell>
          <table:table-cell table:formula="of:=TEXT((ROW()-3); &quot;000&quot;)" office:value-type="string" office:string-value="316" calcext:value-type="string">
            <text:p>316</text:p>
          </table:table-cell>
          <table:table-cell office:value-type="string" calcext:value-type="string">
            <text:p>Phoenix Cave, Mai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19]=&quot;Yes&quot;;16;0)" office:value-type="float" office:value="0" calcext:value-type="float">
            <text:p>0</text:p>
          </table:table-cell>
          <table:table-cell/>
          <table:table-cell table:formula="of:=IF([.$E31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D" calcext:value-type="string">
            <text:p>$13D</text:p>
          </table:table-cell>
          <table:table-cell table:formula="of:=TEXT((ROW()-3); &quot;000&quot;)" office:value-type="string" office:string-value="317" calcext:value-type="string">
            <text:p>317</text:p>
          </table:table-cell>
          <table:table-cell office:value-type="string" calcext:value-type="string">
            <text:p>Cyan's Dream, Three Stoog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0]=&quot;Yes&quot;;32;0)" office:value-type="float" office:value="0" calcext:value-type="float">
            <text:p>0</text:p>
          </table:table-cell>
          <table:table-cell/>
          <table:table-cell table:formula="of:=IF([.$E32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E" calcext:value-type="string">
            <text:p>$13E</text:p>
          </table:table-cell>
          <table:table-cell table:formula="of:=TEXT((ROW()-3); &quot;000&quot;)" office:value-type="string" office:string-value="318" calcext:value-type="string">
            <text:p>318</text:p>
          </table:table-cell>
          <table:table-cell office:value-type="string" calcext:value-type="string">
            <text:p>Pheonix Cave, Outside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1]=&quot;Yes&quot;;64;0)" office:value-type="float" office:value="0" calcext:value-type="float">
            <text:p>0</text:p>
          </table:table-cell>
          <table:table-cell/>
          <table:table-cell table:formula="of:=IF([.$E32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3F" calcext:value-type="string">
            <text:p>$13F</text:p>
          </table:table-cell>
          <table:table-cell table:formula="of:=TEXT((ROW()-3); &quot;000&quot;)" office:value-type="string" office:string-value="319" calcext:value-type="string">
            <text:p>319</text:p>
          </table:table-cell>
          <table:table-cell office:value-type="string" calcext:value-type="string">
            <text:p>Cyan's Dream, Magitek Caves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2]=&quot;Yes&quot;;128;0)" office:value-type="float" office:value="0" calcext:value-type="float">
            <text:p>0</text:p>
          </table:table-cell>
          <table:table-cell table:style-name="ce14" table:formula="of:=SUM([.F315:.F322])" office:value-type="float" office:value="0" calcext:value-type="float">
            <text:p>0</text:p>
          </table:table-cell>
          <table:table-cell table:formula="of:=IF([.$E322]=&quot;Yes&quot;;128;0)" office:value-type="float" office:value="0" calcext:value-type="float">
            <text:p>0</text:p>
          </table:table-cell>
          <table:table-cell table:formula="of:=SUM([.H315:.H32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40" calcext:value-type="string">
            <text:p>$140</text:p>
          </table:table-cell>
          <table:table-cell table:formula="of:=TEXT((ROW()-3); &quot;000&quot;)" office:value-type="string" office:string-value="320" calcext:value-type="string">
            <text:p>320</text:p>
          </table:table-cell>
          <table:table-cell office:value-type="string" calcext:value-type="string">
            <text:p>Cyan's Dream, Magitek Caves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3]=&quot;Yes&quot;;1;0)" office:value-type="float" office:value="0" calcext:value-type="float">
            <text:p>0</text:p>
          </table:table-cell>
          <table:table-cell/>
          <table:table-cell table:formula="of:=IF([.$E32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1" calcext:value-type="string">
            <text:p>$141</text:p>
          </table:table-cell>
          <table:table-cell table:formula="of:=TEXT((ROW()-3); &quot;000&quot;)" office:value-type="string" office:string-value="321" calcext:value-type="string">
            <text:p>321</text:p>
          </table:table-cell>
          <table:table-cell office:value-type="string" calcext:value-type="string">
            <text:p>Cyan's Dream, Phantom Train, In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4]=&quot;Yes&quot;;2;0)" office:value-type="float" office:value="0" calcext:value-type="float">
            <text:p>0</text:p>
          </table:table-cell>
          <table:table-cell/>
          <table:table-cell table:formula="of:=IF([.$E32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2" calcext:value-type="string">
            <text:p>$142</text:p>
          </table:table-cell>
          <table:table-cell table:formula="of:=TEXT((ROW()-3); &quot;000&quot;)" office:value-type="string" office:string-value="322" calcext:value-type="string">
            <text:p>322</text:p>
          </table:table-cell>
          <table:table-cell office:value-type="string" calcext:value-type="string">
            <text:p>Cyan's Dream, Phantom Train, In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5]=&quot;Yes&quot;;4;0)" office:value-type="float" office:value="0" calcext:value-type="float">
            <text:p>0</text:p>
          </table:table-cell>
          <table:table-cell/>
          <table:table-cell table:formula="of:=IF([.$E32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3" calcext:value-type="string">
            <text:p>$143</text:p>
          </table:table-cell>
          <table:table-cell table:formula="of:=TEXT((ROW()-3); &quot;000&quot;)" office:value-type="string" office:string-value="323" calcext:value-type="string">
            <text:p>323</text:p>
          </table:table-cell>
          <table:table-cell office:value-type="string" calcext:value-type="string">
            <text:p>Albrook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6]=&quot;Yes&quot;;8;0)" office:value-type="float" office:value="0" calcext:value-type="float">
            <text:p>0</text:p>
          </table:table-cell>
          <table:table-cell/>
          <table:table-cell table:formula="of:=IF([.$E32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4" calcext:value-type="string">
            <text:p>$144</text:p>
          </table:table-cell>
          <table:table-cell table:formula="of:=TEXT((ROW()-3); &quot;000&quot;)" office:value-type="string" office:string-value="324" calcext:value-type="string">
            <text:p>324</text:p>
          </table:table-cell>
          <table:table-cell office:value-type="string" calcext:value-type="string">
            <text:p>Albrook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7]=&quot;Yes&quot;;16;0)" office:value-type="float" office:value="0" calcext:value-type="float">
            <text:p>0</text:p>
          </table:table-cell>
          <table:table-cell/>
          <table:table-cell table:formula="of:=IF([.$E32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5" calcext:value-type="string">
            <text:p>$145</text:p>
          </table:table-cell>
          <table:table-cell table:formula="of:=TEXT((ROW()-3); &quot;000&quot;)" office:value-type="string" office:string-value="325" calcext:value-type="string">
            <text:p>325</text:p>
          </table:table-cell>
          <table:table-cell office:value-type="string" calcext:value-type="string">
            <text:p>Albrook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8]=&quot;Yes&quot;;32;0)" office:value-type="float" office:value="0" calcext:value-type="float">
            <text:p>0</text:p>
          </table:table-cell>
          <table:table-cell/>
          <table:table-cell table:formula="of:=IF([.$E32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6" calcext:value-type="string">
            <text:p>$146</text:p>
          </table:table-cell>
          <table:table-cell table:formula="of:=TEXT((ROW()-3); &quot;000&quot;)" office:value-type="string" office:string-value="326" calcext:value-type="string">
            <text:p>326</text:p>
          </table:table-cell>
          <table:table-cell office:value-type="string" calcext:value-type="string">
            <text:p>Albrook, Weapon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29]=&quot;Yes&quot;;64;0)" office:value-type="float" office:value="0" calcext:value-type="float">
            <text:p>0</text:p>
          </table:table-cell>
          <table:table-cell/>
          <table:table-cell table:formula="of:=IF([.$E32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7" calcext:value-type="string">
            <text:p>$147</text:p>
          </table:table-cell>
          <table:table-cell table:formula="of:=TEXT((ROW()-3); &quot;000&quot;)" office:value-type="string" office:string-value="327" calcext:value-type="string">
            <text:p>327</text:p>
          </table:table-cell>
          <table:table-cell office:value-type="string" calcext:value-type="string">
            <text:p>Albrook, Armor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0]=&quot;Yes&quot;;128;0)" office:value-type="float" office:value="0" calcext:value-type="float">
            <text:p>0</text:p>
          </table:table-cell>
          <table:table-cell table:style-name="ce14" table:formula="of:=SUM([.F323:.F330])" office:value-type="float" office:value="0" calcext:value-type="float">
            <text:p>0</text:p>
          </table:table-cell>
          <table:table-cell table:formula="of:=IF([.$E330]=&quot;Yes&quot;;128;0)" office:value-type="float" office:value="0" calcext:value-type="float">
            <text:p>0</text:p>
          </table:table-cell>
          <table:table-cell table:formula="of:=SUM([.H323:.H33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48" calcext:value-type="string">
            <text:p>$148</text:p>
          </table:table-cell>
          <table:table-cell table:formula="of:=TEXT((ROW()-3); &quot;000&quot;)" office:value-type="string" office:string-value="328" calcext:value-type="string">
            <text:p>328</text:p>
          </table:table-cell>
          <table:table-cell office:value-type="string" calcext:value-type="string">
            <text:p>Albrook, Item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1]=&quot;Yes&quot;;1;0)" office:value-type="float" office:value="0" calcext:value-type="float">
            <text:p>0</text:p>
          </table:table-cell>
          <table:table-cell/>
          <table:table-cell table:formula="of:=IF([.$E33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9" calcext:value-type="string">
            <text:p>$149</text:p>
          </table:table-cell>
          <table:table-cell table:formula="of:=TEXT((ROW()-3); &quot;000&quot;)" office:value-type="string" office:string-value="329" calcext:value-type="string">
            <text:p>329</text:p>
          </table:table-cell>
          <table:table-cell office:value-type="string" calcext:value-type="string">
            <text:p>Kefka's Tower, Room with Mover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2]=&quot;Yes&quot;;2;0)" office:value-type="float" office:value="0" calcext:value-type="float">
            <text:p>0</text:p>
          </table:table-cell>
          <table:table-cell/>
          <table:table-cell table:formula="of:=IF([.$E33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A" calcext:value-type="string">
            <text:p>$14A</text:p>
          </table:table-cell>
          <table:table-cell table:formula="of:=TEXT((ROW()-3); &quot;000&quot;)" office:value-type="string" office:string-value="330" calcext:value-type="string">
            <text:p>330</text:p>
          </table:table-cell>
          <table:table-cell office:value-type="string" calcext:value-type="string">
            <text:p>Albrook, Pub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3]=&quot;Yes&quot;;4;0)" office:value-type="float" office:value="0" calcext:value-type="float">
            <text:p>0</text:p>
          </table:table-cell>
          <table:table-cell/>
          <table:table-cell table:formula="of:=IF([.$E33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B" calcext:value-type="string">
            <text:p>$14B</text:p>
          </table:table-cell>
          <table:table-cell table:formula="of:=TEXT((ROW()-3); &quot;000&quot;)" office:value-type="string" office:string-value="331" calcext:value-type="string">
            <text:p>331</text:p>
          </table:table-cell>
          <table:table-cell office:value-type="string" calcext:value-type="string">
            <text:p>Kefka's Tower, Atma's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4]=&quot;Yes&quot;;8;0)" office:value-type="float" office:value="0" calcext:value-type="float">
            <text:p>0</text:p>
          </table:table-cell>
          <table:table-cell/>
          <table:table-cell table:formula="of:=IF([.$E33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C" calcext:value-type="string">
            <text:p>$14C</text:p>
          </table:table-cell>
          <table:table-cell table:formula="of:=TEXT((ROW()-3); &quot;000&quot;)" office:value-type="string" office:string-value="332" calcext:value-type="string">
            <text:p>332</text:p>
          </table:table-cell>
          <table:table-cell office:value-type="string" calcext:value-type="string">
            <text:p>Albrook, Ship Deck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5]=&quot;Yes&quot;;16;0)" office:value-type="float" office:value="0" calcext:value-type="float">
            <text:p>0</text:p>
          </table:table-cell>
          <table:table-cell/>
          <table:table-cell table:formula="of:=IF([.$E33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D" calcext:value-type="string">
            <text:p>$14D</text:p>
          </table:table-cell>
          <table:table-cell table:formula="of:=TEXT((ROW()-3); &quot;000&quot;)" office:value-type="string" office:string-value="333" calcext:value-type="string">
            <text:p>333</text:p>
          </table:table-cell>
          <table:table-cell office:value-type="string" calcext:value-type="string">
            <text:p>___Kefka's Tower, factory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6]=&quot;Yes&quot;;32;0)" office:value-type="float" office:value="0" calcext:value-type="float">
            <text:p>0</text:p>
          </table:table-cell>
          <table:table-cell/>
          <table:table-cell table:formula="of:=IF([.$E33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E" calcext:value-type="string">
            <text:p>$14E</text:p>
          </table:table-cell>
          <table:table-cell table:formula="of:=TEXT((ROW()-3); &quot;000&quot;)" office:value-type="string" office:string-value="334" calcext:value-type="string">
            <text:p>334</text:p>
          </table:table-cell>
          <table:table-cell office:value-type="string" calcext:value-type="string">
            <text:p>Kefka's Tower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7]=&quot;Yes&quot;;64;0)" office:value-type="float" office:value="0" calcext:value-type="float">
            <text:p>0</text:p>
          </table:table-cell>
          <table:table-cell/>
          <table:table-cell table:formula="of:=IF([.$E33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4F" calcext:value-type="string">
            <text:p>$14F</text:p>
          </table:table-cell>
          <table:table-cell table:formula="of:=TEXT((ROW()-3); &quot;000&quot;)" office:value-type="string" office:string-value="335" calcext:value-type="string">
            <text:p>335</text:p>
          </table:table-cell>
          <table:table-cell office:value-type="string" calcext:value-type="string">
            <text:p>Kefka's Tower, Gold Drago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8]=&quot;Yes&quot;;128;0)" office:value-type="float" office:value="0" calcext:value-type="float">
            <text:p>0</text:p>
          </table:table-cell>
          <table:table-cell table:style-name="ce14" table:formula="of:=SUM([.F331:.F338])" office:value-type="float" office:value="0" calcext:value-type="float">
            <text:p>0</text:p>
          </table:table-cell>
          <table:table-cell table:formula="of:=IF([.$E338]=&quot;Yes&quot;;128;0)" office:value-type="float" office:value="0" calcext:value-type="float">
            <text:p>0</text:p>
          </table:table-cell>
          <table:table-cell table:formula="of:=SUM([.H331:.H33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50" calcext:value-type="string">
            <text:p>$150</text:p>
          </table:table-cell>
          <table:table-cell table:formula="of:=TEXT((ROW()-3); &quot;000&quot;)" office:value-type="string" office:string-value="336" calcext:value-type="string">
            <text:p>336</text:p>
          </table:table-cell>
          <table:table-cell office:value-type="string" calcext:value-type="string">
            <text:p>Kefka's Tower, Kefka's Lair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39]=&quot;Yes&quot;;1;0)" office:value-type="float" office:value="0" calcext:value-type="float">
            <text:p>0</text:p>
          </table:table-cell>
          <table:table-cell/>
          <table:table-cell table:formula="of:=IF([.$E33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1" calcext:value-type="string">
            <text:p>$151</text:p>
          </table:table-cell>
          <table:table-cell table:formula="of:=TEXT((ROW()-3); &quot;000&quot;)" office:value-type="string" office:string-value="337" calcext:value-type="string">
            <text:p>337</text:p>
          </table:table-cell>
          <table:table-cell office:value-type="string" calcext:value-type="string">
            <text:p>Kefka's Tower, 4Ton Switch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0]=&quot;Yes&quot;;2;0)" office:value-type="float" office:value="0" calcext:value-type="float">
            <text:p>0</text:p>
          </table:table-cell>
          <table:table-cell/>
          <table:table-cell table:formula="of:=IF([.$E34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2" calcext:value-type="string">
            <text:p>$152</text:p>
          </table:table-cell>
          <table:table-cell table:formula="of:=TEXT((ROW()-3); &quot;000&quot;)" office:value-type="string" office:string-value="338" calcext:value-type="string">
            <text:p>338</text:p>
          </table:table-cell>
          <table:table-cell office:value-type="string" calcext:value-type="string">
            <text:p>Kefka's Tower, Inside from Central Grou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1]=&quot;Yes&quot;;4;0)" office:value-type="float" office:value="0" calcext:value-type="float">
            <text:p>0</text:p>
          </table:table-cell>
          <table:table-cell/>
          <table:table-cell table:formula="of:=IF([.$E34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3" calcext:value-type="string">
            <text:p>$153</text:p>
          </table:table-cell>
          <table:table-cell table:formula="of:=TEXT((ROW()-3); &quot;000&quot;)" office:value-type="string" office:string-value="339" calcext:value-type="string">
            <text:p>339</text:p>
          </table:table-cell>
          <table:table-cell office:value-type="string" calcext:value-type="string">
            <text:p>Kefka's Tower, Inside from Eastern Grou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2]=&quot;Yes&quot;;8;0)" office:value-type="float" office:value="0" calcext:value-type="float">
            <text:p>0</text:p>
          </table:table-cell>
          <table:table-cell/>
          <table:table-cell table:formula="of:=IF([.$E34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4" calcext:value-type="string">
            <text:p>$154</text:p>
          </table:table-cell>
          <table:table-cell table:formula="of:=TEXT((ROW()-3); &quot;000&quot;)" office:value-type="string" office:string-value="340" calcext:value-type="string">
            <text:p>340</text:p>
          </table:table-cell>
          <table:table-cell office:value-type="string" calcext:value-type="string">
            <text:p>Thamasa, Outside, at Leo's Gr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3]=&quot;Yes&quot;;16;0)" office:value-type="float" office:value="0" calcext:value-type="float">
            <text:p>0</text:p>
          </table:table-cell>
          <table:table-cell/>
          <table:table-cell table:formula="of:=IF([.$E34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5" calcext:value-type="string">
            <text:p>$155</text:p>
          </table:table-cell>
          <table:table-cell table:formula="of:=TEXT((ROW()-3); &quot;000&quot;)" office:value-type="string" office:string-value="341" calcext:value-type="string">
            <text:p>341</text:p>
          </table:table-cell>
          <table:table-cell office:value-type="string" calcext:value-type="string">
            <text:p>Thamasa, Outside, Kefka attack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4]=&quot;Yes&quot;;32;0)" office:value-type="float" office:value="0" calcext:value-type="float">
            <text:p>0</text:p>
          </table:table-cell>
          <table:table-cell/>
          <table:table-cell table:formula="of:=IF([.$E34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6" calcext:value-type="string">
            <text:p>$156</text:p>
          </table:table-cell>
          <table:table-cell table:formula="of:=TEXT((ROW()-3); &quot;000&quot;)" office:value-type="string" office:string-value="342" calcext:value-type="string">
            <text:p>342</text:p>
          </table:table-cell>
          <table:table-cell office:value-type="string" calcext:value-type="string">
            <text:p>___Thamasa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5]=&quot;Yes&quot;;64;0)" office:value-type="float" office:value="0" calcext:value-type="float">
            <text:p>0</text:p>
          </table:table-cell>
          <table:table-cell/>
          <table:table-cell table:formula="of:=IF([.$E34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7" calcext:value-type="string">
            <text:p>$157</text:p>
          </table:table-cell>
          <table:table-cell table:formula="of:=TEXT((ROW()-3); &quot;000&quot;)" office:value-type="string" office:string-value="343" calcext:value-type="string">
            <text:p>343</text:p>
          </table:table-cell>
          <table:table-cell office:value-type="string" calcext:value-type="string">
            <text:p>Thamasa, Outside (WOB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6]=&quot;Yes&quot;;128;0)" office:value-type="float" office:value="0" calcext:value-type="float">
            <text:p>0</text:p>
          </table:table-cell>
          <table:table-cell table:style-name="ce14" table:formula="of:=SUM([.F339:.F346])" office:value-type="float" office:value="0" calcext:value-type="float">
            <text:p>0</text:p>
          </table:table-cell>
          <table:table-cell table:formula="of:=IF([.$E346]=&quot;Yes&quot;;128;0)" office:value-type="float" office:value="0" calcext:value-type="float">
            <text:p>0</text:p>
          </table:table-cell>
          <table:table-cell table:formula="of:=SUM([.H339:.H34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58" calcext:value-type="string">
            <text:p>$158</text:p>
          </table:table-cell>
          <table:table-cell table:formula="of:=TEXT((ROW()-3); &quot;000&quot;)" office:value-type="string" office:string-value="344" calcext:value-type="string">
            <text:p>344</text:p>
          </table:table-cell>
          <table:table-cell office:value-type="string" calcext:value-type="string">
            <text:p>Thamasa, Outside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7]=&quot;Yes&quot;;1;0)" office:value-type="float" office:value="0" calcext:value-type="float">
            <text:p>0</text:p>
          </table:table-cell>
          <table:table-cell/>
          <table:table-cell table:formula="of:=IF([.$E34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9" calcext:value-type="string">
            <text:p>$159</text:p>
          </table:table-cell>
          <table:table-cell table:formula="of:=TEXT((ROW()-3); &quot;000&quot;)" office:value-type="string" office:string-value="345" calcext:value-type="string">
            <text:p>345</text:p>
          </table:table-cell>
          <table:table-cell office:value-type="string" calcext:value-type="string">
            <text:p>Thamasa, Arsenal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8]=&quot;Yes&quot;;2;0)" office:value-type="float" office:value="0" calcext:value-type="float">
            <text:p>0</text:p>
          </table:table-cell>
          <table:table-cell/>
          <table:table-cell table:formula="of:=IF([.$E34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A" calcext:value-type="string">
            <text:p>$15A</text:p>
          </table:table-cell>
          <table:table-cell table:formula="of:=TEXT((ROW()-3); &quot;000&quot;)" office:value-type="string" office:string-value="346" calcext:value-type="string">
            <text:p>346</text:p>
          </table:table-cell>
          <table:table-cell office:value-type="string" calcext:value-type="string">
            <text:p>Thamasa, In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49]=&quot;Yes&quot;;4;0)" office:value-type="float" office:value="0" calcext:value-type="float">
            <text:p>0</text:p>
          </table:table-cell>
          <table:table-cell/>
          <table:table-cell table:formula="of:=IF([.$E34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B" calcext:value-type="string">
            <text:p>$15B</text:p>
          </table:table-cell>
          <table:table-cell table:formula="of:=TEXT((ROW()-3); &quot;000&quot;)" office:value-type="string" office:string-value="347" calcext:value-type="string">
            <text:p>347</text:p>
          </table:table-cell>
          <table:table-cell office:value-type="string" calcext:value-type="string">
            <text:p>Thamasa, Item Sho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0]=&quot;Yes&quot;;8;0)" office:value-type="float" office:value="0" calcext:value-type="float">
            <text:p>0</text:p>
          </table:table-cell>
          <table:table-cell/>
          <table:table-cell table:formula="of:=IF([.$E35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C" calcext:value-type="string">
            <text:p>$15C</text:p>
          </table:table-cell>
          <table:table-cell table:formula="of:=TEXT((ROW()-3); &quot;000&quot;)" office:value-type="string" office:string-value="348" calcext:value-type="string">
            <text:p>348</text:p>
          </table:table-cell>
          <table:table-cell office:value-type="string" calcext:value-type="string">
            <text:p>Thamasa, Elder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1]=&quot;Yes&quot;;16;0)" office:value-type="float" office:value="0" calcext:value-type="float">
            <text:p>0</text:p>
          </table:table-cell>
          <table:table-cell/>
          <table:table-cell table:formula="of:=IF([.$E35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D" calcext:value-type="string">
            <text:p>$15D</text:p>
          </table:table-cell>
          <table:table-cell table:formula="of:=TEXT((ROW()-3); &quot;000&quot;)" office:value-type="string" office:string-value="349" calcext:value-type="string">
            <text:p>349</text:p>
          </table:table-cell>
          <table:table-cell office:value-type="string" calcext:value-type="string">
            <text:p>Thamasa, Strago's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2]=&quot;Yes&quot;;32;0)" office:value-type="float" office:value="0" calcext:value-type="float">
            <text:p>0</text:p>
          </table:table-cell>
          <table:table-cell/>
          <table:table-cell table:formula="of:=IF([.$E35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E" calcext:value-type="string">
            <text:p>$15E</text:p>
          </table:table-cell>
          <table:table-cell table:formula="of:=TEXT((ROW()-3); &quot;000&quot;)" office:value-type="string" office:string-value="350" calcext:value-type="string">
            <text:p>350</text:p>
          </table:table-cell>
          <table:table-cell office:value-type="string" calcext:value-type="string">
            <text:p>Thamasa, Relic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3]=&quot;Yes&quot;;64;0)" office:value-type="float" office:value="0" calcext:value-type="float">
            <text:p>0</text:p>
          </table:table-cell>
          <table:table-cell/>
          <table:table-cell table:formula="of:=IF([.$E35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5F" calcext:value-type="string">
            <text:p>$15F</text:p>
          </table:table-cell>
          <table:table-cell table:formula="of:=TEXT((ROW()-3); &quot;000&quot;)" office:value-type="string" office:string-value="351" calcext:value-type="string">
            <text:p>351</text:p>
          </table:table-cell>
          <table:table-cell office:value-type="string" calcext:value-type="string">
            <text:p>Thamasa, Inside Burning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4]=&quot;Yes&quot;;128;0)" office:value-type="float" office:value="0" calcext:value-type="float">
            <text:p>0</text:p>
          </table:table-cell>
          <table:table-cell table:style-name="ce14" table:formula="of:=SUM([.F347:.F354])" office:value-type="float" office:value="0" calcext:value-type="float">
            <text:p>0</text:p>
          </table:table-cell>
          <table:table-cell table:formula="of:=IF([.$E354]=&quot;Yes&quot;;128;0)" office:value-type="float" office:value="0" calcext:value-type="float">
            <text:p>0</text:p>
          </table:table-cell>
          <table:table-cell table:formula="of:=SUM([.H347:.H35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60" calcext:value-type="string">
            <text:p>$160</text:p>
          </table:table-cell>
          <table:table-cell table:formula="of:=TEXT((ROW()-3); &quot;000&quot;)" office:value-type="string" office:string-value="352" calcext:value-type="string">
            <text:p>352</text:p>
          </table:table-cell>
          <table:table-cell office:value-type="string" calcext:value-type="string">
            <text:p>Kefka's Tower, Broken Capsule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5]=&quot;Yes&quot;;1;0)" office:value-type="float" office:value="0" calcext:value-type="float">
            <text:p>0</text:p>
          </table:table-cell>
          <table:table-cell/>
          <table:table-cell table:formula="of:=IF([.$E35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1" calcext:value-type="string">
            <text:p>$161</text:p>
          </table:table-cell>
          <table:table-cell table:formula="of:=TEXT((ROW()-3); &quot;000&quot;)" office:value-type="string" office:string-value="353" calcext:value-type="string">
            <text:p>353</text:p>
          </table:table-cell>
          <table:table-cell office:value-type="string" calcext:value-type="string">
            <text:p>Cave in the Veldt (WOR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6]=&quot;Yes&quot;;2;0)" office:value-type="float" office:value="0" calcext:value-type="float">
            <text:p>0</text:p>
          </table:table-cell>
          <table:table-cell/>
          <table:table-cell table:formula="of:=IF([.$E35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2" calcext:value-type="string">
            <text:p>$162</text:p>
          </table:table-cell>
          <table:table-cell table:formula="of:=TEXT((ROW()-3); &quot;000&quot;)" office:value-type="string" office:string-value="354" calcext:value-type="string">
            <text:p>354</text:p>
          </table:table-cell>
          <table:table-cell office:value-type="string" calcext:value-type="string">
            <text:p>Kefka's Tower, Red Carpet Rooms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7]=&quot;Yes&quot;;4;0)" office:value-type="float" office:value="0" calcext:value-type="float">
            <text:p>0</text:p>
          </table:table-cell>
          <table:table-cell/>
          <table:table-cell table:formula="of:=IF([.$E35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3" calcext:value-type="string">
            <text:p>$163</text:p>
          </table:table-cell>
          <table:table-cell table:formula="of:=TEXT((ROW()-3); &quot;000&quot;)" office:value-type="string" office:string-value="355" calcext:value-type="string">
            <text:p>355</text:p>
          </table:table-cell>
          <table:table-cell office:value-type="string" calcext:value-type="string">
            <text:p>Kefka's Tower, Three Switch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8]=&quot;Yes&quot;;8;0)" office:value-type="float" office:value="0" calcext:value-type="float">
            <text:p>0</text:p>
          </table:table-cell>
          <table:table-cell/>
          <table:table-cell table:formula="of:=IF([.$E35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4" calcext:value-type="string">
            <text:p>$164</text:p>
          </table:table-cell>
          <table:table-cell table:formula="of:=TEXT((ROW()-3); &quot;000&quot;)" office:value-type="string" office:string-value="356" calcext:value-type="string">
            <text:p>356</text:p>
          </table:table-cell>
          <table:table-cell office:value-type="string" calcext:value-type="string">
            <text:p>Kefka's Tower, Left Statu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59]=&quot;Yes&quot;;16;0)" office:value-type="float" office:value="0" calcext:value-type="float">
            <text:p>0</text:p>
          </table:table-cell>
          <table:table-cell/>
          <table:table-cell table:formula="of:=IF([.$E35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5" calcext:value-type="string">
            <text:p>$165</text:p>
          </table:table-cell>
          <table:table-cell table:formula="of:=TEXT((ROW()-3); &quot;000&quot;)" office:value-type="string" office:string-value="357" calcext:value-type="string">
            <text:p>357</text:p>
          </table:table-cell>
          <table:table-cell office:value-type="string" calcext:value-type="string">
            <text:p>Kefka's Tower, Kefka's Lair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0]=&quot;Yes&quot;;32;0)" office:value-type="float" office:value="0" calcext:value-type="float">
            <text:p>0</text:p>
          </table:table-cell>
          <table:table-cell/>
          <table:table-cell table:formula="of:=IF([.$E36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6" calcext:value-type="string">
            <text:p>$166</text:p>
          </table:table-cell>
          <table:table-cell table:formula="of:=TEXT((ROW()-3); &quot;000&quot;)" office:value-type="string" office:string-value="358" calcext:value-type="string">
            <text:p>358</text:p>
          </table:table-cell>
          <table:table-cell office:value-type="string" calcext:value-type="string">
            <text:p>Floating Continent, Save Poi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1]=&quot;Yes&quot;;64;0)" office:value-type="float" office:value="0" calcext:value-type="float">
            <text:p>0</text:p>
          </table:table-cell>
          <table:table-cell/>
          <table:table-cell table:formula="of:=IF([.$E36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7" calcext:value-type="string">
            <text:p>$167</text:p>
          </table:table-cell>
          <table:table-cell table:formula="of:=TEXT((ROW()-3); &quot;000&quot;)" office:value-type="string" office:string-value="359" calcext:value-type="string">
            <text:p>359</text:p>
          </table:table-cell>
          <table:table-cell office:value-type="string" calcext:value-type="string">
            <text:p>Fanatic's Tower, Level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2]=&quot;Yes&quot;;128;0)" office:value-type="float" office:value="0" calcext:value-type="float">
            <text:p>0</text:p>
          </table:table-cell>
          <table:table-cell table:style-name="ce14" table:formula="of:=SUM([.F355:.F362])" office:value-type="float" office:value="0" calcext:value-type="float">
            <text:p>0</text:p>
          </table:table-cell>
          <table:table-cell table:formula="of:=IF([.$E362]=&quot;Yes&quot;;128;0)" office:value-type="float" office:value="0" calcext:value-type="float">
            <text:p>0</text:p>
          </table:table-cell>
          <table:table-cell table:formula="of:=SUM([.H355:.H36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68" calcext:value-type="string">
            <text:p>$168</text:p>
          </table:table-cell>
          <table:table-cell table:formula="of:=TEXT((ROW()-3); &quot;000&quot;)" office:value-type="string" office:string-value="360" calcext:value-type="string">
            <text:p>360</text:p>
          </table:table-cell>
          <table:table-cell office:value-type="string" calcext:value-type="string">
            <text:p>Fanatic's Tower, Level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3]=&quot;Yes&quot;;1;0)" office:value-type="float" office:value="0" calcext:value-type="float">
            <text:p>0</text:p>
          </table:table-cell>
          <table:table-cell/>
          <table:table-cell table:formula="of:=IF([.$E36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9" calcext:value-type="string">
            <text:p>$169</text:p>
          </table:table-cell>
          <table:table-cell table:formula="of:=TEXT((ROW()-3); &quot;000&quot;)" office:value-type="string" office:string-value="361" calcext:value-type="string">
            <text:p>361</text:p>
          </table:table-cell>
          <table:table-cell office:value-type="string" calcext:value-type="string">
            <text:p>Fanatic's Tower, Level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4]=&quot;Yes&quot;;2;0)" office:value-type="float" office:value="0" calcext:value-type="float">
            <text:p>0</text:p>
          </table:table-cell>
          <table:table-cell/>
          <table:table-cell table:formula="of:=IF([.$E36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A" calcext:value-type="string">
            <text:p>$16A</text:p>
          </table:table-cell>
          <table:table-cell table:formula="of:=TEXT((ROW()-3); &quot;000&quot;)" office:value-type="string" office:string-value="362" calcext:value-type="string">
            <text:p>362</text:p>
          </table:table-cell>
          <table:table-cell office:value-type="string" calcext:value-type="string">
            <text:p>Fanatic's Tower,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5]=&quot;Yes&quot;;4;0)" office:value-type="float" office:value="0" calcext:value-type="float">
            <text:p>0</text:p>
          </table:table-cell>
          <table:table-cell/>
          <table:table-cell table:formula="of:=IF([.$E36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B" calcext:value-type="string">
            <text:p>$16B</text:p>
          </table:table-cell>
          <table:table-cell table:formula="of:=TEXT((ROW()-3); &quot;000&quot;)" office:value-type="string" office:string-value="363" calcext:value-type="string">
            <text:p>363</text:p>
          </table:table-cell>
          <table:table-cell office:value-type="string" calcext:value-type="string">
            <text:p>Fanatic's Tower, Level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6]=&quot;Yes&quot;;8;0)" office:value-type="float" office:value="0" calcext:value-type="float">
            <text:p>0</text:p>
          </table:table-cell>
          <table:table-cell/>
          <table:table-cell table:formula="of:=IF([.$E36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C" calcext:value-type="string">
            <text:p>$16C</text:p>
          </table:table-cell>
          <table:table-cell table:formula="of:=TEXT((ROW()-3); &quot;000&quot;)" office:value-type="string" office:string-value="364" calcext:value-type="string">
            <text:p>364</text:p>
          </table:table-cell>
          <table:table-cell office:value-type="string" calcext:value-type="string">
            <text:p>Fanatic's Tower, Roo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7]=&quot;Yes&quot;;16;0)" office:value-type="float" office:value="0" calcext:value-type="float">
            <text:p>0</text:p>
          </table:table-cell>
          <table:table-cell/>
          <table:table-cell table:formula="of:=IF([.$E36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D" calcext:value-type="string">
            <text:p>$16D</text:p>
          </table:table-cell>
          <table:table-cell table:formula="of:=TEXT((ROW()-3); &quot;000&quot;)" office:value-type="string" office:string-value="365" calcext:value-type="string">
            <text:p>365</text:p>
          </table:table-cell>
          <table:table-cell office:value-type="string" calcext:value-type="string">
            <text:p>Fanatic's Tower, Treasure Room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8]=&quot;Yes&quot;;32;0)" office:value-type="float" office:value="0" calcext:value-type="float">
            <text:p>0</text:p>
          </table:table-cell>
          <table:table-cell/>
          <table:table-cell table:formula="of:=IF([.$E36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E" calcext:value-type="string">
            <text:p>$16E</text:p>
          </table:table-cell>
          <table:table-cell table:formula="of:=TEXT((ROW()-3); &quot;000&quot;)" office:value-type="string" office:string-value="366" calcext:value-type="string">
            <text:p>366</text:p>
          </table:table-cell>
          <table:table-cell office:value-type="string" calcext:value-type="string">
            <text:p>Fanatic's Tower, Gem Box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69]=&quot;Yes&quot;;64;0)" office:value-type="float" office:value="0" calcext:value-type="float">
            <text:p>0</text:p>
          </table:table-cell>
          <table:table-cell/>
          <table:table-cell table:formula="of:=IF([.$E36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6F" calcext:value-type="string">
            <text:p>$16F</text:p>
          </table:table-cell>
          <table:table-cell table:formula="of:=TEXT((ROW()-3); &quot;000&quot;)" office:value-type="string" office:string-value="367" calcext:value-type="string">
            <text:p>367</text:p>
          </table:table-cell>
          <table:table-cell office:value-type="string" calcext:value-type="string">
            <text:p>Fanatic's Tower, Treasure Room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0]=&quot;Yes&quot;;128;0)" office:value-type="float" office:value="0" calcext:value-type="float">
            <text:p>0</text:p>
          </table:table-cell>
          <table:table-cell table:style-name="ce14" table:formula="of:=SUM([.F363:.F370])" office:value-type="float" office:value="0" calcext:value-type="float">
            <text:p>0</text:p>
          </table:table-cell>
          <table:table-cell table:formula="of:=IF([.$E370]=&quot;Yes&quot;;128;0)" office:value-type="float" office:value="0" calcext:value-type="float">
            <text:p>0</text:p>
          </table:table-cell>
          <table:table-cell table:formula="of:=SUM([.H363:.H37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70" calcext:value-type="string">
            <text:p>$170</text:p>
          </table:table-cell>
          <table:table-cell table:formula="of:=TEXT((ROW()-3); &quot;000&quot;)" office:value-type="string" office:string-value="368" calcext:value-type="string">
            <text:p>368</text:p>
          </table:table-cell>
          <table:table-cell office:value-type="string" calcext:value-type="string">
            <text:p>Fanatic's Tower, Treasure Room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1]=&quot;Yes&quot;;1;0)" office:value-type="float" office:value="0" calcext:value-type="float">
            <text:p>0</text:p>
          </table:table-cell>
          <table:table-cell/>
          <table:table-cell table:formula="of:=IF([.$E37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1" calcext:value-type="string">
            <text:p>$171</text:p>
          </table:table-cell>
          <table:table-cell table:formula="of:=TEXT((ROW()-3); &quot;000&quot;)" office:value-type="string" office:string-value="369" calcext:value-type="string">
            <text:p>369</text:p>
          </table:table-cell>
          <table:table-cell office:value-type="string" calcext:value-type="string">
            <text:p>Fanatic's Tower, Treasure Room 5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2]=&quot;Yes&quot;;2;0)" office:value-type="float" office:value="0" calcext:value-type="float">
            <text:p>0</text:p>
          </table:table-cell>
          <table:table-cell/>
          <table:table-cell table:formula="of:=IF([.$E37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2" calcext:value-type="string">
            <text:p>$172</text:p>
          </table:table-cell>
          <table:table-cell table:formula="of:=TEXT((ROW()-3); &quot;000&quot;)" office:value-type="string" office:string-value="370" calcext:value-type="string">
            <text:p>370</text:p>
          </table:table-cell>
          <table:table-cell office:value-type="string" calcext:value-type="string">
            <text:p>Fanatic's Tower, Treasure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3]=&quot;Yes&quot;;4;0)" office:value-type="float" office:value="0" calcext:value-type="float">
            <text:p>0</text:p>
          </table:table-cell>
          <table:table-cell/>
          <table:table-cell table:formula="of:=IF([.$E37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3" calcext:value-type="string">
            <text:p>$173</text:p>
          </table:table-cell>
          <table:table-cell table:formula="of:=TEXT((ROW()-3); &quot;000&quot;)" office:value-type="string" office:string-value="371" calcext:value-type="string">
            <text:p>371</text:p>
          </table:table-cell>
          <table:table-cell office:value-type="string" calcext:value-type="string">
            <text:p>Esper Cave, Statu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4]=&quot;Yes&quot;;8;0)" office:value-type="float" office:value="0" calcext:value-type="float">
            <text:p>0</text:p>
          </table:table-cell>
          <table:table-cell/>
          <table:table-cell table:formula="of:=IF([.$E37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4" calcext:value-type="string">
            <text:p>$174</text:p>
          </table:table-cell>
          <table:table-cell table:formula="of:=TEXT((ROW()-3); &quot;000&quot;)" office:value-type="string" office:string-value="372" calcext:value-type="string">
            <text:p>372</text:p>
          </table:table-cell>
          <table:table-cell office:value-type="string" calcext:value-type="string">
            <text:p>Esper Cave, Outsid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5]=&quot;Yes&quot;;16;0)" office:value-type="float" office:value="0" calcext:value-type="float">
            <text:p>0</text:p>
          </table:table-cell>
          <table:table-cell/>
          <table:table-cell table:formula="of:=IF([.$E37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5" calcext:value-type="string">
            <text:p>$175</text:p>
          </table:table-cell>
          <table:table-cell table:formula="of:=TEXT((ROW()-3); &quot;000&quot;)" office:value-type="string" office:string-value="373" calcext:value-type="string">
            <text:p>373</text:p>
          </table:table-cell>
          <table:table-cell office:value-type="string" calcext:value-type="string">
            <text:p>Esper Cave, Outsid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6]=&quot;Yes&quot;;32;0)" office:value-type="float" office:value="0" calcext:value-type="float">
            <text:p>0</text:p>
          </table:table-cell>
          <table:table-cell/>
          <table:table-cell table:formula="of:=IF([.$E37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6" calcext:value-type="string">
            <text:p>$176</text:p>
          </table:table-cell>
          <table:table-cell table:formula="of:=TEXT((ROW()-3); &quot;000&quot;)" office:value-type="string" office:string-value="374" calcext:value-type="string">
            <text:p>374</text:p>
          </table:table-cell>
          <table:table-cell office:value-type="string" calcext:value-type="string">
            <text:p>Esper Cave, Outside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7]=&quot;Yes&quot;;64;0)" office:value-type="float" office:value="0" calcext:value-type="float">
            <text:p>0</text:p>
          </table:table-cell>
          <table:table-cell/>
          <table:table-cell table:formula="of:=IF([.$E37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7" calcext:value-type="string">
            <text:p>$177</text:p>
          </table:table-cell>
          <table:table-cell table:formula="of:=TEXT((ROW()-3); &quot;000&quot;)" office:value-type="string" office:string-value="375" calcext:value-type="string">
            <text:p>375</text:p>
          </table:table-cell>
          <table:table-cell office:value-type="string" calcext:value-type="string">
            <text:p>Esper C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8]=&quot;Yes&quot;;128;0)" office:value-type="float" office:value="0" calcext:value-type="float">
            <text:p>0</text:p>
          </table:table-cell>
          <table:table-cell table:style-name="ce14" table:formula="of:=SUM([.F371:.F378])" office:value-type="float" office:value="0" calcext:value-type="float">
            <text:p>0</text:p>
          </table:table-cell>
          <table:table-cell table:formula="of:=IF([.$E378]=&quot;Yes&quot;;128;0)" office:value-type="float" office:value="0" calcext:value-type="float">
            <text:p>0</text:p>
          </table:table-cell>
          <table:table-cell table:formula="of:=SUM([.H371:.H37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78" calcext:value-type="string">
            <text:p>$178</text:p>
          </table:table-cell>
          <table:table-cell table:formula="of:=TEXT((ROW()-3); &quot;000&quot;)" office:value-type="string" office:string-value="376" calcext:value-type="string">
            <text:p>376</text:p>
          </table:table-cell>
          <table:table-cell office:value-type="string" calcext:value-type="string">
            <text:p>Floating Continent, Destructio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79]=&quot;Yes&quot;;1;0)" office:value-type="float" office:value="0" calcext:value-type="float">
            <text:p>0</text:p>
          </table:table-cell>
          <table:table-cell/>
          <table:table-cell table:formula="of:=IF([.$E379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9" calcext:value-type="string">
            <text:p>$179</text:p>
          </table:table-cell>
          <table:table-cell table:formula="of:=TEXT((ROW()-3); &quot;000&quot;)" office:value-type="string" office:string-value="377" calcext:value-type="string">
            <text:p>377</text:p>
          </table:table-cell>
          <table:table-cell office:value-type="string" calcext:value-type="string">
            <text:p>Imperial Ba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0]=&quot;Yes&quot;;2;0)" office:value-type="float" office:value="0" calcext:value-type="float">
            <text:p>0</text:p>
          </table:table-cell>
          <table:table-cell/>
          <table:table-cell table:formula="of:=IF([.$E380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A" calcext:value-type="string">
            <text:p>$17A</text:p>
          </table:table-cell>
          <table:table-cell table:formula="of:=TEXT((ROW()-3); &quot;000&quot;)" office:value-type="string" office:string-value="378" calcext:value-type="string">
            <text:p>378</text:p>
          </table:table-cell>
          <table:table-cell office:value-type="string" calcext:value-type="string">
            <text:p>Imperial Base,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1]=&quot;Yes&quot;;4;0)" office:value-type="float" office:value="0" calcext:value-type="float">
            <text:p>0</text:p>
          </table:table-cell>
          <table:table-cell/>
          <table:table-cell table:formula="of:=IF([.$E381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B" calcext:value-type="string">
            <text:p>$17B</text:p>
          </table:table-cell>
          <table:table-cell table:formula="of:=TEXT((ROW()-3); &quot;000&quot;)" office:value-type="string" office:string-value="379" calcext:value-type="string">
            <text:p>379</text:p>
          </table:table-cell>
          <table:table-cell office:value-type="string" calcext:value-type="string">
            <text:p>___Imperial Ba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2]=&quot;Yes&quot;;8;0)" office:value-type="float" office:value="0" calcext:value-type="float">
            <text:p>0</text:p>
          </table:table-cell>
          <table:table-cell/>
          <table:table-cell table:formula="of:=IF([.$E382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C" calcext:value-type="string">
            <text:p>$17C</text:p>
          </table:table-cell>
          <table:table-cell table:formula="of:=TEXT((ROW()-3); &quot;000&quot;)" office:value-type="string" office:string-value="380" calcext:value-type="string">
            <text:p>380</text:p>
          </table:table-cell>
          <table:table-cell office:value-type="string" calcext:value-type="string">
            <text:p>Overhead View of World Map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3]=&quot;Yes&quot;;16;0)" office:value-type="float" office:value="0" calcext:value-type="float">
            <text:p>0</text:p>
          </table:table-cell>
          <table:table-cell/>
          <table:table-cell table:formula="of:=IF([.$E383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D" calcext:value-type="string">
            <text:p>$17D</text:p>
          </table:table-cell>
          <table:table-cell table:formula="of:=TEXT((ROW()-3); &quot;000&quot;)" office:value-type="string" office:string-value="381" calcext:value-type="string">
            <text:p>381</text:p>
          </table:table-cell>
          <table:table-cell office:value-type="string" calcext:value-type="string">
            <text:p>Mountains Destructio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4]=&quot;Yes&quot;;32;0)" office:value-type="float" office:value="0" calcext:value-type="float">
            <text:p>0</text:p>
          </table:table-cell>
          <table:table-cell/>
          <table:table-cell table:formula="of:=IF([.$E384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E" calcext:value-type="string">
            <text:p>$17E</text:p>
          </table:table-cell>
          <table:table-cell table:formula="of:=TEXT((ROW()-3); &quot;000&quot;)" office:value-type="string" office:string-value="382" calcext:value-type="string">
            <text:p>382</text:p>
          </table:table-cell>
          <table:table-cell office:value-type="string" calcext:value-type="string">
            <text:p>Cave to the Sealed Gate, Room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5]=&quot;Yes&quot;;64;0)" office:value-type="float" office:value="0" calcext:value-type="float">
            <text:p>0</text:p>
          </table:table-cell>
          <table:table-cell/>
          <table:table-cell table:formula="of:=IF([.$E385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7F" calcext:value-type="string">
            <text:p>$17F</text:p>
          </table:table-cell>
          <table:table-cell table:formula="of:=TEXT((ROW()-3); &quot;000&quot;)" office:value-type="string" office:string-value="383" calcext:value-type="string">
            <text:p>383</text:p>
          </table:table-cell>
          <table:table-cell office:value-type="string" calcext:value-type="string">
            <text:p>Cave to the Sealed Gate, Basement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6]=&quot;Yes&quot;;128;0)" office:value-type="float" office:value="0" calcext:value-type="float">
            <text:p>0</text:p>
          </table:table-cell>
          <table:table-cell table:style-name="ce14" table:formula="of:=SUM([.F379:.F386])" office:value-type="float" office:value="0" calcext:value-type="float">
            <text:p>0</text:p>
          </table:table-cell>
          <table:table-cell table:formula="of:=IF([.$E386]=&quot;Yes&quot;;128;0)" office:value-type="float" office:value="0" calcext:value-type="float">
            <text:p>0</text:p>
          </table:table-cell>
          <table:table-cell table:formula="of:=SUM([.H379:.H386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80" calcext:value-type="string">
            <text:p>$180</text:p>
          </table:table-cell>
          <table:table-cell table:formula="of:=TEXT((ROW()-3); &quot;000&quot;)" office:value-type="string" office:string-value="384" calcext:value-type="string">
            <text:p>384</text:p>
          </table:table-cell>
          <table:table-cell office:value-type="string" calcext:value-type="string">
            <text:p>Cave to the Sealed Gate, Basement 3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7]=&quot;Yes&quot;;1;0)" office:value-type="float" office:value="0" calcext:value-type="float">
            <text:p>0</text:p>
          </table:table-cell>
          <table:table-cell/>
          <table:table-cell table:formula="of:=IF([.$E387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1" calcext:value-type="string">
            <text:p>$181</text:p>
          </table:table-cell>
          <table:table-cell table:formula="of:=TEXT((ROW()-3); &quot;000&quot;)" office:value-type="string" office:string-value="385" calcext:value-type="string">
            <text:p>385</text:p>
          </table:table-cell>
          <table:table-cell office:value-type="string" calcext:value-type="string">
            <text:p>Cave to the Sealed Gate, Basement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8]=&quot;Yes&quot;;2;0)" office:value-type="float" office:value="0" calcext:value-type="float">
            <text:p>0</text:p>
          </table:table-cell>
          <table:table-cell/>
          <table:table-cell table:formula="of:=IF([.$E388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2" calcext:value-type="string">
            <text:p>$182</text:p>
          </table:table-cell>
          <table:table-cell table:formula="of:=TEXT((ROW()-3); &quot;000&quot;)" office:value-type="string" office:string-value="386" calcext:value-type="string">
            <text:p>386</text:p>
          </table:table-cell>
          <table:table-cell office:value-type="string" calcext:value-type="string">
            <text:p>Cave to the Sealed Gate, Save Poi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89]=&quot;Yes&quot;;4;0)" office:value-type="float" office:value="0" calcext:value-type="float">
            <text:p>0</text:p>
          </table:table-cell>
          <table:table-cell/>
          <table:table-cell table:formula="of:=IF([.$E389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3" calcext:value-type="string">
            <text:p>$183</text:p>
          </table:table-cell>
          <table:table-cell table:formula="of:=TEXT((ROW()-3); &quot;000&quot;)" office:value-type="string" office:string-value="387" calcext:value-type="string">
            <text:p>387</text:p>
          </table:table-cell>
          <table:table-cell office:value-type="string" calcext:value-type="string">
            <text:p>___Cave to the Sealed Gate, Basement 4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0]=&quot;Yes&quot;;8;0)" office:value-type="float" office:value="0" calcext:value-type="float">
            <text:p>0</text:p>
          </table:table-cell>
          <table:table-cell/>
          <table:table-cell table:formula="of:=IF([.$E390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4" calcext:value-type="string">
            <text:p>$184</text:p>
          </table:table-cell>
          <table:table-cell table:formula="of:=TEXT((ROW()-3); &quot;000&quot;)" office:value-type="string" office:string-value="388" calcext:value-type="string">
            <text:p>388</text:p>
          </table:table-cell>
          <table:table-cell office:value-type="string" calcext:value-type="string">
            <text:p>___Cave to the Sealed Gat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1]=&quot;Yes&quot;;16;0)" office:value-type="float" office:value="0" calcext:value-type="float">
            <text:p>0</text:p>
          </table:table-cell>
          <table:table-cell/>
          <table:table-cell table:formula="of:=IF([.$E391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5" calcext:value-type="string">
            <text:p>$185</text:p>
          </table:table-cell>
          <table:table-cell table:formula="of:=TEXT((ROW()-3); &quot;000&quot;)" office:value-type="string" office:string-value="389" calcext:value-type="string">
            <text:p>389</text:p>
          </table:table-cell>
          <table:table-cell office:value-type="string" calcext:value-type="string">
            <text:p>Grasslands Destructio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2]=&quot;Yes&quot;;32;0)" office:value-type="float" office:value="0" calcext:value-type="float">
            <text:p>0</text:p>
          </table:table-cell>
          <table:table-cell/>
          <table:table-cell table:formula="of:=IF([.$E392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6" calcext:value-type="string">
            <text:p>$186</text:p>
          </table:table-cell>
          <table:table-cell table:formula="of:=TEXT((ROW()-3); &quot;000&quot;)" office:value-type="string" office:string-value="390" calcext:value-type="string">
            <text:p>390</text:p>
          </table:table-cell>
          <table:table-cell office:value-type="string" calcext:value-type="string">
            <text:p>Highlands Destruction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3]=&quot;Yes&quot;;64;0)" office:value-type="float" office:value="0" calcext:value-type="float">
            <text:p>0</text:p>
          </table:table-cell>
          <table:table-cell/>
          <table:table-cell table:formula="of:=IF([.$E393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7" calcext:value-type="string">
            <text:p>$187</text:p>
          </table:table-cell>
          <table:table-cell table:formula="of:=TEXT((ROW()-3); &quot;000&quot;)" office:value-type="string" office:string-value="391" calcext:value-type="string">
            <text:p>391</text:p>
          </table:table-cell>
          <table:table-cell office:value-type="string" calcext:value-type="string">
            <text:p>Sealed Gat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4]=&quot;Yes&quot;;128;0)" office:value-type="float" office:value="0" calcext:value-type="float">
            <text:p>0</text:p>
          </table:table-cell>
          <table:table-cell table:style-name="ce14" table:formula="of:=SUM([.F387:.F394])" office:value-type="float" office:value="0" calcext:value-type="float">
            <text:p>0</text:p>
          </table:table-cell>
          <table:table-cell table:formula="of:=IF([.$E394]=&quot;Yes&quot;;128;0)" office:value-type="float" office:value="0" calcext:value-type="float">
            <text:p>0</text:p>
          </table:table-cell>
          <table:table-cell table:formula="of:=SUM([.H387:.H394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88" calcext:value-type="string">
            <text:p>$188</text:p>
          </table:table-cell>
          <table:table-cell table:formula="of:=TEXT((ROW()-3); &quot;000&quot;)" office:value-type="string" office:string-value="392" calcext:value-type="string">
            <text:p>392</text:p>
          </table:table-cell>
          <table:table-cell office:value-type="string" calcext:value-type="string">
            <text:p>Floating Continent shadow cast above Jidoor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5]=&quot;Yes&quot;;1;0)" office:value-type="float" office:value="0" calcext:value-type="float">
            <text:p>0</text:p>
          </table:table-cell>
          <table:table-cell/>
          <table:table-cell table:formula="of:=IF([.$E395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9" calcext:value-type="string">
            <text:p>$189</text:p>
          </table:table-cell>
          <table:table-cell table:formula="of:=TEXT((ROW()-3); &quot;000&quot;)" office:value-type="string" office:string-value="393" calcext:value-type="string">
            <text:p>393</text:p>
          </table:table-cell>
          <table:table-cell office:value-type="string" calcext:value-type="string">
            <text:p>Floating Continent, Breaking Apar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6]=&quot;Yes&quot;;2;0)" office:value-type="float" office:value="0" calcext:value-type="float">
            <text:p>0</text:p>
          </table:table-cell>
          <table:table-cell/>
          <table:table-cell table:formula="of:=IF([.$E396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A" calcext:value-type="string">
            <text:p>$18A</text:p>
          </table:table-cell>
          <table:table-cell table:formula="of:=TEXT((ROW()-3); &quot;000&quot;)" office:value-type="string" office:string-value="394" calcext:value-type="string">
            <text:p>394</text:p>
          </table:table-cell>
          <table:table-cell office:value-type="string" calcext:value-type="string">
            <text:p>Floating Continent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7]=&quot;Yes&quot;;4;0)" office:value-type="float" office:value="0" calcext:value-type="float">
            <text:p>0</text:p>
          </table:table-cell>
          <table:table-cell/>
          <table:table-cell table:formula="of:=IF([.$E397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B" calcext:value-type="string">
            <text:p>$18B</text:p>
          </table:table-cell>
          <table:table-cell table:formula="of:=TEXT((ROW()-3); &quot;000&quot;)" office:value-type="string" office:string-value="395" calcext:value-type="string">
            <text:p>395</text:p>
          </table:table-cell>
          <table:table-cell office:value-type="string" calcext:value-type="string">
            <text:p>Floating Continent Breakaway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8]=&quot;Yes&quot;;8;0)" office:value-type="float" office:value="0" calcext:value-type="float">
            <text:p>0</text:p>
          </table:table-cell>
          <table:table-cell/>
          <table:table-cell table:formula="of:=IF([.$E398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C" calcext:value-type="string">
            <text:p>$18C</text:p>
          </table:table-cell>
          <table:table-cell table:formula="of:=TEXT((ROW()-3); &quot;000&quot;)" office:value-type="string" office:string-value="396" calcext:value-type="string">
            <text:p>396</text:p>
          </table:table-cell>
          <table:table-cell office:value-type="string" calcext:value-type="string">
            <text:p>Cid's Island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399]=&quot;Yes&quot;;16;0)" office:value-type="float" office:value="0" calcext:value-type="float">
            <text:p>0</text:p>
          </table:table-cell>
          <table:table-cell/>
          <table:table-cell table:formula="of:=IF([.$E399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D" calcext:value-type="string">
            <text:p>$18D</text:p>
          </table:table-cell>
          <table:table-cell table:formula="of:=TEXT((ROW()-3); &quot;000&quot;)" office:value-type="string" office:string-value="397" calcext:value-type="string">
            <text:p>397</text:p>
          </table:table-cell>
          <table:table-cell office:value-type="string" calcext:value-type="string">
            <text:p>Cid's Island, Inside Hous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0]=&quot;Yes&quot;;32;0)" office:value-type="float" office:value="0" calcext:value-type="float">
            <text:p>0</text:p>
          </table:table-cell>
          <table:table-cell/>
          <table:table-cell table:formula="of:=IF([.$E400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E" calcext:value-type="string">
            <text:p>$18E</text:p>
          </table:table-cell>
          <table:table-cell table:formula="of:=TEXT((ROW()-3); &quot;000&quot;)" office:value-type="string" office:string-value="398" calcext:value-type="string">
            <text:p>398</text:p>
          </table:table-cell>
          <table:table-cell office:value-type="string" calcext:value-type="string">
            <text:p>Cid's Island, Beach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1]=&quot;Yes&quot;;64;0)" office:value-type="float" office:value="0" calcext:value-type="float">
            <text:p>0</text:p>
          </table:table-cell>
          <table:table-cell/>
          <table:table-cell table:formula="of:=IF([.$E401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8F" calcext:value-type="string">
            <text:p>$18F</text:p>
          </table:table-cell>
          <table:table-cell table:formula="of:=TEXT((ROW()-3); &quot;000&quot;)" office:value-type="string" office:string-value="399" calcext:value-type="string">
            <text:p>399</text:p>
          </table:table-cell>
          <table:table-cell office:value-type="string" calcext:value-type="string">
            <text:p>Cid's Island, Cliff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2]=&quot;Yes&quot;;128;0)" office:value-type="float" office:value="0" calcext:value-type="float">
            <text:p>0</text:p>
          </table:table-cell>
          <table:table-cell table:style-name="ce14" table:formula="of:=SUM([.F395:.F402])" office:value-type="float" office:value="0" calcext:value-type="float">
            <text:p>0</text:p>
          </table:table-cell>
          <table:table-cell table:formula="of:=IF([.$E402]=&quot;Yes&quot;;128;0)" office:value-type="float" office:value="0" calcext:value-type="float">
            <text:p>0</text:p>
          </table:table-cell>
          <table:table-cell table:formula="of:=SUM([.H395:.H402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90" calcext:value-type="string">
            <text:p>$190</text:p>
          </table:table-cell>
          <table:table-cell table:formula="of:=TEXT((ROW()-3); &quot;000&quot;)" office:value-type="string" office:string-value="400" calcext:value-type="string">
            <text:p>400</text:p>
          </table:table-cell>
          <table:table-cell office:value-type="string" calcext:value-type="string">
            <text:p>Cid's Island, Beach, no fish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3]=&quot;Yes&quot;;1;0)" office:value-type="float" office:value="0" calcext:value-type="float">
            <text:p>0</text:p>
          </table:table-cell>
          <table:table-cell/>
          <table:table-cell table:formula="of:=IF([.$E403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1" calcext:value-type="string">
            <text:p>$191</text:p>
          </table:table-cell>
          <table:table-cell table:formula="of:=TEXT((ROW()-3); &quot;000&quot;)" office:value-type="string" office:string-value="401" calcext:value-type="string">
            <text:p>401</text:p>
          </table:table-cell>
          <table:table-cell office:value-type="string" calcext:value-type="string">
            <text:p>Ancient Cave 1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4]=&quot;Yes&quot;;2;0)" office:value-type="float" office:value="0" calcext:value-type="float">
            <text:p>0</text:p>
          </table:table-cell>
          <table:table-cell/>
          <table:table-cell table:formula="of:=IF([.$E404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2" calcext:value-type="string">
            <text:p>$192</text:p>
          </table:table-cell>
          <table:table-cell table:formula="of:=TEXT((ROW()-3); &quot;000&quot;)" office:value-type="string" office:string-value="402" calcext:value-type="string">
            <text:p>402</text:p>
          </table:table-cell>
          <table:table-cell office:value-type="string" calcext:value-type="string">
            <text:p>Ancient Cave 2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5]=&quot;Yes&quot;;4;0)" office:value-type="float" office:value="0" calcext:value-type="float">
            <text:p>0</text:p>
          </table:table-cell>
          <table:table-cell/>
          <table:table-cell table:formula="of:=IF([.$E405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3" calcext:value-type="string">
            <text:p>$193</text:p>
          </table:table-cell>
          <table:table-cell table:formula="of:=TEXT((ROW()-3); &quot;000&quot;)" office:value-type="string" office:string-value="403" calcext:value-type="string">
            <text:p>403</text:p>
          </table:table-cell>
          <table:table-cell office:value-type="string" calcext:value-type="string">
            <text:p>___Cid's Island, Beach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6]=&quot;Yes&quot;;8;0)" office:value-type="float" office:value="0" calcext:value-type="float">
            <text:p>0</text:p>
          </table:table-cell>
          <table:table-cell/>
          <table:table-cell table:formula="of:=IF([.$E406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4" calcext:value-type="string">
            <text:p>$194</text:p>
          </table:table-cell>
          <table:table-cell table:formula="of:=TEXT((ROW()-3); &quot;000&quot;)" office:value-type="string" office:string-value="404" calcext:value-type="string">
            <text:p>404</text:p>
          </table:table-cell>
          <table:table-cell office:value-type="string" calcext:value-type="string">
            <text:p>Hidon's Cav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7]=&quot;Yes&quot;;16;0)" office:value-type="float" office:value="0" calcext:value-type="float">
            <text:p>0</text:p>
          </table:table-cell>
          <table:table-cell/>
          <table:table-cell table:formula="of:=IF([.$E407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5" calcext:value-type="string">
            <text:p>$195</text:p>
          </table:table-cell>
          <table:table-cell table:formula="of:=TEXT((ROW()-3); &quot;000&quot;)" office:value-type="string" office:string-value="405" calcext:value-type="string">
            <text:p>405</text:p>
          </table:table-cell>
          <table:table-cell office:value-type="string" calcext:value-type="string">
            <text:p>Hidon's Cave, Entranc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8]=&quot;Yes&quot;;32;0)" office:value-type="float" office:value="0" calcext:value-type="float">
            <text:p>0</text:p>
          </table:table-cell>
          <table:table-cell/>
          <table:table-cell table:formula="of:=IF([.$E408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6" calcext:value-type="string">
            <text:p>$196</text:p>
          </table:table-cell>
          <table:table-cell table:formula="of:=TEXT((ROW()-3); &quot;000&quot;)" office:value-type="string" office:string-value="406" calcext:value-type="string">
            <text:p>406</text:p>
          </table:table-cell>
          <table:table-cell office:value-type="string" calcext:value-type="string">
            <text:p>Ancient Castle, In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09]=&quot;Yes&quot;;64;0)" office:value-type="float" office:value="0" calcext:value-type="float">
            <text:p>0</text:p>
          </table:table-cell>
          <table:table-cell/>
          <table:table-cell table:formula="of:=IF([.$E409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7" calcext:value-type="string">
            <text:p>$197</text:p>
          </table:table-cell>
          <table:table-cell table:formula="of:=TEXT((ROW()-3); &quot;000&quot;)" office:value-type="string" office:string-value="407" calcext:value-type="string">
            <text:p>407</text:p>
          </table:table-cell>
          <table:table-cell office:value-type="string" calcext:value-type="string">
            <text:p>Ancient Castle, Outside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0]=&quot;Yes&quot;;128;0)" office:value-type="float" office:value="0" calcext:value-type="float">
            <text:p>0</text:p>
          </table:table-cell>
          <table:table-cell table:style-name="ce14" table:formula="of:=SUM([.F403:.F410])" office:value-type="float" office:value="0" calcext:value-type="float">
            <text:p>0</text:p>
          </table:table-cell>
          <table:table-cell table:formula="of:=IF([.$E410]=&quot;Yes&quot;;128;0)" office:value-type="float" office:value="0" calcext:value-type="float">
            <text:p>0</text:p>
          </table:table-cell>
          <table:table-cell table:formula="of:=SUM([.H403:.H410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&quot;$&quot;&amp;(DEC2HEX((ROW()-3);3))" office:value-type="string" office:string-value="$198" calcext:value-type="string">
            <text:p>$198</text:p>
          </table:table-cell>
          <table:table-cell table:formula="of:=TEXT((ROW()-3); &quot;000&quot;)" office:value-type="string" office:string-value="408" calcext:value-type="string">
            <text:p>408</text:p>
          </table:table-cell>
          <table:table-cell office:value-type="string" calcext:value-type="string">
            <text:p>Ancient Castle, Eastern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1]=&quot;Yes&quot;;1;0)" office:value-type="float" office:value="0" calcext:value-type="float">
            <text:p>0</text:p>
          </table:table-cell>
          <table:table-cell/>
          <table:table-cell table:formula="of:=IF([.$E411]=&quot;Yes&quot;;1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9" calcext:value-type="string">
            <text:p>$199</text:p>
          </table:table-cell>
          <table:table-cell table:formula="of:=TEXT((ROW()-3); &quot;000&quot;)" office:value-type="string" office:string-value="409" calcext:value-type="string">
            <text:p>409</text:p>
          </table:table-cell>
          <table:table-cell office:value-type="string" calcext:value-type="string">
            <text:p>Kefka's Tower, Pipe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2]=&quot;Yes&quot;;2;0)" office:value-type="float" office:value="0" calcext:value-type="float">
            <text:p>0</text:p>
          </table:table-cell>
          <table:table-cell/>
          <table:table-cell table:formula="of:=IF([.$E412]=&quot;Yes&quot;;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A" calcext:value-type="string">
            <text:p>$19A</text:p>
          </table:table-cell>
          <table:table-cell table:formula="of:=TEXT((ROW()-3); &quot;000&quot;)" office:value-type="string" office:string-value="410" calcext:value-type="string">
            <text:p>410</text:p>
          </table:table-cell>
          <table:table-cell office:value-type="string" calcext:value-type="string">
            <text:p>Kefka's Tower, Factory Room (Bottom Level)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3]=&quot;Yes&quot;;4;0)" office:value-type="float" office:value="0" calcext:value-type="float">
            <text:p>0</text:p>
          </table:table-cell>
          <table:table-cell/>
          <table:table-cell table:formula="of:=IF([.$E413]=&quot;Yes&quot;;4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B" calcext:value-type="string">
            <text:p>$19B</text:p>
          </table:table-cell>
          <table:table-cell table:formula="of:=TEXT((ROW()-3); &quot;000&quot;)" office:value-type="string" office:string-value="411" calcext:value-type="string">
            <text:p>411</text:p>
          </table:table-cell>
          <table:table-cell office:value-type="string" calcext:value-type="string">
            <text:p>Kefka's Tower, Final Roo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4]=&quot;Yes&quot;;8;0)" office:value-type="float" office:value="0" calcext:value-type="float">
            <text:p>0</text:p>
          </table:table-cell>
          <table:table-cell/>
          <table:table-cell table:formula="of:=IF([.$E414]=&quot;Yes&quot;;8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C" calcext:value-type="string">
            <text:p>$19C</text:p>
          </table:table-cell>
          <table:table-cell table:formula="of:=TEXT((ROW()-3); &quot;000&quot;)" office:value-type="string" office:string-value="412" calcext:value-type="string">
            <text:p>412</text:p>
          </table:table-cell>
          <table:table-cell office:value-type="string" calcext:value-type="string">
            <text:p>Kefka's Tower, Guardian Path Save Point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5]=&quot;Yes&quot;;16;0)" office:value-type="float" office:value="0" calcext:value-type="float">
            <text:p>0</text:p>
          </table:table-cell>
          <table:table-cell/>
          <table:table-cell table:formula="of:=IF([.$E415]=&quot;Yes&quot;;16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D" calcext:value-type="string">
            <text:p>$19D</text:p>
          </table:table-cell>
          <table:table-cell table:formula="of:=TEXT((ROW()-3); &quot;000&quot;)" office:value-type="string" office:string-value="413" calcext:value-type="string">
            <text:p>413</text:p>
          </table:table-cell>
          <table:table-cell office:value-type="string" calcext:value-type="string">
            <text:p>Colosseum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6]=&quot;Yes&quot;;32;0)" office:value-type="float" office:value="0" calcext:value-type="float">
            <text:p>0</text:p>
          </table:table-cell>
          <table:table-cell/>
          <table:table-cell table:formula="of:=IF([.$E416]=&quot;Yes&quot;;32;0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formula="of:=&quot;$&quot;&amp;(DEC2HEX((ROW()-3);3))" office:value-type="string" office:string-value="$19E" calcext:value-type="string">
            <text:p>$19E</text:p>
          </table:table-cell>
          <table:table-cell table:formula="of:=TEXT((ROW()-3); &quot;000&quot;)" office:value-type="string" office:string-value="414" calcext:value-type="string">
            <text:p>414</text:p>
          </table:table-cell>
          <table:table-cell office:value-type="string" calcext:value-type="string">
            <text:p>___</text:p>
          </table:table-cell>
          <table:table-cell table:number-columns-repeated="2" table:content-validation-name="val1" office:value-type="string" calcext:value-type="string">
            <text:p>No</text:p>
          </table:table-cell>
          <table:table-cell table:formula="of:=IF([.$D417]=&quot;Yes&quot;;64;0)" office:value-type="float" office:value="0" calcext:value-type="float">
            <text:p>0</text:p>
          </table:table-cell>
          <table:table-cell/>
          <table:table-cell table:formula="of:=IF([.$E417]=&quot;Yes&quot;;64;0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style-name="ce4" table:number-columns-repeated="2"/>
          <table:table-cell table:style-name="ce9"/>
          <table:table-cell table:style-name="ce13" table:number-columns-repeated="3"/>
          <table:table-cell table:style-name="ce14" table:formula="of:=SUM([.F411:.F417])" office:value-type="float" office:value="0" calcext:value-type="float">
            <text:p>0</text:p>
          </table:table-cell>
          <table:table-cell/>
          <table:table-cell table:formula="of:=SUM([.H411:.H417])" office:value-type="float" office:value="0" calcext:value-type="float">
            <text:p>0</text:p>
          </table:table-cell>
          <table:table-cell table:number-columns-repeated="6"/>
        </table:table-row>
      </table:table>
      <table:table table:name="background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2" form:id="control2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Backgrounds?language=Basic&amp;location=document" xlink:type="simple"/>
              </office:event-listeners>
            </form:button>
          </form:form>
        </office:forms>
        <table:shapes>
          <draw:control draw:z-index="0" draw:name="export_backgrounds" draw:style-name="gr1" draw:text-style-name="P1" svg:width="3.739cm" svg:height="0.871cm" svg:x="21.367cm" svg:y="0.237cm" draw:control="control2"/>
        </table:shapes>
        <table:table-column table:style-name="co1" table:number-columns-repeated="2" table:default-cell-style-name="ce3"/>
        <table:table-column table:style-name="co3" table:default-cell-style-name="ce8"/>
        <table:table-column table:style-name="co1" table:number-columns-repeated="2" table:default-cell-style-name="ce12"/>
        <table:table-column table:style-name="co1" table:visibility="collapse" table:default-cell-style-name="ce14"/>
        <table:table-column table:style-name="co1" table:visibility="collapse" table:default-cell-style-name="ce13"/>
        <table:table-column table:style-name="co1" table:number-columns-repeated="2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Battle Backgrounds</text:p>
          </table:table-cell>
          <table:covered-table-cell table:style-name="ce5"/>
          <table:covered-table-cell table:style-name="ce6"/>
          <table:covered-table-cell table:number-columns-repeated="2" table:style-name="ce10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ce11" office:value-type="string" calcext:value-type="string">
            <text:p>Palette ID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Grass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IF([.$D3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Brown Fores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" calcext:value-type="float">
            <text:p>1</text:p>
          </table:table-cell>
          <table:table-cell table:formula="of:=IF([.$D4]=&quot;Yes&quot;;2;0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Deser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" calcext:value-type="float">
            <text:p>2</text:p>
          </table:table-cell>
          <table:table-cell table:formula="of:=IF([.$D5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Green Fores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3" calcext:value-type="float">
            <text:p>3</text:p>
          </table:table-cell>
          <table:table-cell table:formula="of:=IF([.$D6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Building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4" calcext:value-type="float">
            <text:p>4</text:p>
          </table:table-cell>
          <table:table-cell table:formula="of:=IF([.$D7]=&quot;Yes&quot;;16;0)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World of Ruin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5" calcext:value-type="float">
            <text:p>5</text:p>
          </table:table-cell>
          <table:table-cell table:formula="of:=IF([.$D8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The Veld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6" calcext:value-type="float">
            <text:p>6</text:p>
          </table:table-cell>
          <table:table-cell table:formula="of:=IF([.$D9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Falling through the Clouds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7" calcext:value-type="float">
            <text:p>7</text:p>
          </table:table-cell>
          <table:table-cell table:formula="of:=IF([.$D10]=&quot;Yes&quot;;128;0)" office:value-type="float" office:value="128" calcext:value-type="float">
            <text:p>128</text:p>
          </table:table-cell>
          <table:table-cell table:style-name="ce14" table:formula="of:=SUM([.F3:.F10])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Narshe Exterio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8" calcext:value-type="float">
            <text:p>8</text:p>
          </table:table-cell>
          <table:table-cell table:formula="of:=IF([.$D1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Grey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Brown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3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Mountain Top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9" calcext:value-type="float">
            <text:p>9</text:p>
          </table:table-cell>
          <table:table-cell table:formula="of:=IF([.$D14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Mountain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Raft on a Rive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0" calcext:value-type="float">
            <text:p>10</text:p>
          </table:table-cell>
          <table:table-cell table:formula="of:=IF([.$D16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Imperial Bas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1" calcext:value-type="float">
            <text:p>11</text:p>
          </table:table-cell>
          <table:table-cell table:formula="of:=IF([.$D17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On Top of Train Car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2" calcext:value-type="float">
            <text:p>12</text:p>
          </table:table-cell>
          <table:table-cell table:formula="of:=IF([.$D18]=&quot;Yes&quot;;128;0)" office:value-type="float" office:value="128" calcext:value-type="float">
            <text:p>128</text:p>
          </table:table-cell>
          <table:table-cell table:style-name="ce14" table:formula="of:=SUM([.F11:.F18])" office:value-type="float" office:value="233" calcext:value-type="float">
            <text:p>233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Inside of Train Ca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19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Blue/Purple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0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Icy Fiel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3" calcext:value-type="float">
            <text:p>13</text:p>
          </table:table-cell>
          <table:table-cell table:formula="of:=IF([.$D21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Bright Town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4" calcext:value-type="float">
            <text:p>14</text:p>
          </table:table-cell>
          <table:table-cell table:formula="of:=IF([.$D22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Imperial Cast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3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Floating Islan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5" calcext:value-type="float">
            <text:p>15</text:p>
          </table:table-cell>
          <table:table-cell table:formula="of:=IF([.$D24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Kefka's Domain (exterior)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6" calcext:value-type="float">
            <text:p>16</text:p>
          </table:table-cell>
          <table:table-cell table:formula="of:=IF([.$D25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Opera Stag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6]=&quot;Yes&quot;;128;0)" office:value-type="float" office:value="0" calcext:value-type="float">
            <text:p>0</text:p>
          </table:table-cell>
          <table:table-cell table:style-name="ce14" table:formula="of:=SUM([.F19:.F26])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Opera House Rafter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7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9" calcext:value-type="string">
            <text:p>$019</text:p>
          </table:table-cell>
          <table:table-cell table:formula="of:=TEXT((ROW()-3); &quot;000&quot;)" office:value-type="string" office:string-value="025" calcext:value-type="string">
            <text:p>025</text:p>
          </table:table-cell>
          <table:table-cell office:value-type="string" calcext:value-type="string">
            <text:p>Flaming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8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A" calcext:value-type="string">
            <text:p>$01A</text:p>
          </table:table-cell>
          <table:table-cell table:formula="of:=TEXT((ROW()-3); &quot;000&quot;)" office:value-type="string" office:string-value="026" calcext:value-type="string">
            <text:p>026</text:p>
          </table:table-cell>
          <table:table-cell office:value-type="string" calcext:value-type="string">
            <text:p>Castl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29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B" calcext:value-type="string">
            <text:p>$01B</text:p>
          </table:table-cell>
          <table:table-cell table:formula="of:=TEXT((ROW()-3); &quot;000&quot;)" office:value-type="string" office:string-value="027" calcext:value-type="string">
            <text:p>027</text:p>
          </table:table-cell>
          <table:table-cell office:value-type="string" calcext:value-type="string">
            <text:p>Magitek Research Facilit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0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C" calcext:value-type="string">
            <text:p>$01C</text:p>
          </table:table-cell>
          <table:table-cell table:formula="of:=TEXT((ROW()-3); &quot;000&quot;)" office:value-type="string" office:string-value="028" calcext:value-type="string">
            <text:p>028</text:p>
          </table:table-cell>
          <table:table-cell office:value-type="string" calcext:value-type="string">
            <text:p>Colosseum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7" calcext:value-type="float">
            <text:p>17</text:p>
          </table:table-cell>
          <table:table-cell table:formula="of:=IF([.$D31]=&quot;Yes&quot;;16;0)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D" calcext:value-type="string">
            <text:p>$01D</text:p>
          </table:table-cell>
          <table:table-cell table:formula="of:=TEXT((ROW()-3); &quot;000&quot;)" office:value-type="string" office:string-value="029" calcext:value-type="string">
            <text:p>029</text:p>
          </table:table-cell>
          <table:table-cell office:value-type="string" calcext:value-type="string">
            <text:p>Magitek Factory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2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E" calcext:value-type="string">
            <text:p>$01E</text:p>
          </table:table-cell>
          <table:table-cell table:formula="of:=TEXT((ROW()-3); &quot;000&quot;)" office:value-type="string" office:string-value="030" calcext:value-type="string">
            <text:p>030</text:p>
          </table:table-cell>
          <table:table-cell office:value-type="string" calcext:value-type="string">
            <text:p>Villag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8" calcext:value-type="float">
            <text:p>18</text:p>
          </table:table-cell>
          <table:table-cell table:formula="of:=IF([.$D33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F" calcext:value-type="string">
            <text:p>$01F</text:p>
          </table:table-cell>
          <table:table-cell table:formula="of:=TEXT((ROW()-3); &quot;000&quot;)" office:value-type="string" office:string-value="031" calcext:value-type="string">
            <text:p>031</text:p>
          </table:table-cell>
          <table:table-cell office:value-type="string" calcext:value-type="string">
            <text:p>Waterfall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19" calcext:value-type="float">
            <text:p>19</text:p>
          </table:table-cell>
          <table:table-cell table:formula="of:=IF([.$D34]=&quot;Yes&quot;;128;0)" office:value-type="float" office:value="128" calcext:value-type="float">
            <text:p>128</text:p>
          </table:table-cell>
          <table:table-cell table:style-name="ce14" table:formula="of:=SUM([.F27:.F34])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20" calcext:value-type="string">
            <text:p>$020</text:p>
          </table:table-cell>
          <table:table-cell table:formula="of:=TEXT((ROW()-3); &quot;000&quot;)" office:value-type="string" office:string-value="032" calcext:value-type="string">
            <text:p>032</text:p>
          </table:table-cell>
          <table:table-cell office:value-type="string" calcext:value-type="string">
            <text:p>Owzer's Hous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5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1" calcext:value-type="string">
            <text:p>$021</text:p>
          </table:table-cell>
          <table:table-cell table:formula="of:=TEXT((ROW()-3); &quot;000&quot;)" office:value-type="string" office:string-value="033" calcext:value-type="string">
            <text:p>033</text:p>
          </table:table-cell>
          <table:table-cell office:value-type="string" calcext:value-type="string">
            <text:p>Running on Train Track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6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2" calcext:value-type="string">
            <text:p>$022</text:p>
          </table:table-cell>
          <table:table-cell table:formula="of:=TEXT((ROW()-3); &quot;000&quot;)" office:value-type="string" office:string-value="034" calcext:value-type="string">
            <text:p>034</text:p>
          </table:table-cell>
          <table:table-cell office:value-type="string" calcext:value-type="string">
            <text:p>Bridge near Sealed Gate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0" calcext:value-type="float">
            <text:p>20</text:p>
          </table:table-cell>
          <table:table-cell table:formula="of:=IF([.$D37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3" calcext:value-type="string">
            <text:p>$023</text:p>
          </table:table-cell>
          <table:table-cell table:formula="of:=TEXT((ROW()-3); &quot;000&quot;)" office:value-type="string" office:string-value="035" calcext:value-type="string">
            <text:p>035</text:p>
          </table:table-cell>
          <table:table-cell office:value-type="string" calcext:value-type="string">
            <text:p>Underwat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8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4" calcext:value-type="string">
            <text:p>$024</text:p>
          </table:table-cell>
          <table:table-cell table:formula="of:=TEXT((ROW()-3); &quot;000&quot;)" office:value-type="string" office:string-value="036" calcext:value-type="string">
            <text:p>036</text:p>
          </table:table-cell>
          <table:table-cell office:value-type="string" calcext:value-type="string">
            <text:p>Zozo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39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5" calcext:value-type="string">
            <text:p>$025</text:p>
          </table:table-cell>
          <table:table-cell table:formula="of:=TEXT((ROW()-3); &quot;000&quot;)" office:value-type="string" office:string-value="037" calcext:value-type="string">
            <text:p>037</text:p>
          </table:table-cell>
          <table:table-cell office:value-type="string" calcext:value-type="string">
            <text:p>Airship, WoB, centered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1" calcext:value-type="float">
            <text:p>21</text:p>
          </table:table-cell>
          <table:table-cell table:formula="of:=IF([.$D40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6" calcext:value-type="string">
            <text:p>$026</text:p>
          </table:table-cell>
          <table:table-cell table:formula="of:=TEXT((ROW()-3); &quot;000&quot;)" office:value-type="string" office:string-value="038" calcext:value-type="string">
            <text:p>038</text:p>
          </table:table-cell>
          <table:table-cell office:value-type="string" calcext:value-type="string">
            <text:p>Tomb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1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7" calcext:value-type="string">
            <text:p>$027</text:p>
          </table:table-cell>
          <table:table-cell table:formula="of:=TEXT((ROW()-3); &quot;000&quot;)" office:value-type="string" office:string-value="039" calcext:value-type="string">
            <text:p>039</text:p>
          </table:table-cell>
          <table:table-cell office:value-type="string" calcext:value-type="string">
            <text:p>Doma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2" calcext:value-type="float">
            <text:p>22</text:p>
          </table:table-cell>
          <table:table-cell table:formula="of:=IF([.$D42]=&quot;Yes&quot;;128;0)" office:value-type="float" office:value="128" calcext:value-type="float">
            <text:p>128</text:p>
          </table:table-cell>
          <table:table-cell table:style-name="ce14" table:formula="of:=SUM([.F35:.F42])" office:value-type="float" office:value="164" calcext:value-type="float">
            <text:p>164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28" calcext:value-type="string">
            <text:p>$028</text:p>
          </table:table-cell>
          <table:table-cell table:formula="of:=TEXT((ROW()-3); &quot;000&quot;)" office:value-type="string" office:string-value="040" calcext:value-type="string">
            <text:p>040</text:p>
          </table:table-cell>
          <table:table-cell office:value-type="string" calcext:value-type="string">
            <text:p>Kefka's Domain (interior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3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9" calcext:value-type="string">
            <text:p>$029</text:p>
          </table:table-cell>
          <table:table-cell table:formula="of:=TEXT((ROW()-3); &quot;000&quot;)" office:value-type="string" office:string-value="041" calcext:value-type="string">
            <text:p>041</text:p>
          </table:table-cell>
          <table:table-cell office:value-type="string" calcext:value-type="string">
            <text:p>Airship, WoR, righ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3" calcext:value-type="float">
            <text:p>23</text:p>
          </table:table-cell>
          <table:table-cell table:formula="of:=IF([.$D44]=&quot;Yes&quot;;2;0)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A" calcext:value-type="string">
            <text:p>$02A</text:p>
          </table:table-cell>
          <table:table-cell table:formula="of:=TEXT((ROW()-3); &quot;000&quot;)" office:value-type="string" office:string-value="042" calcext:value-type="string">
            <text:p>042</text:p>
          </table:table-cell>
          <table:table-cell office:value-type="string" calcext:value-type="string">
            <text:p>Red Cav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5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B" calcext:value-type="string">
            <text:p>$02B</text:p>
          </table:table-cell>
          <table:table-cell table:formula="of:=TEXT((ROW()-3); &quot;000&quot;)" office:value-type="string" office:string-value="043" calcext:value-type="string">
            <text:p>043</text:p>
          </table:table-cell>
          <table:table-cell office:value-type="string" calcext:value-type="string">
            <text:p>Light Building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6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C" calcext:value-type="string">
            <text:p>$02C</text:p>
          </table:table-cell>
          <table:table-cell table:formula="of:=TEXT((ROW()-3); &quot;000&quot;)" office:value-type="string" office:string-value="044" calcext:value-type="string">
            <text:p>044</text:p>
          </table:table-cell>
          <table:table-cell office:value-type="string" calcext:value-type="string">
            <text:p>Riding Car out of MagResFac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7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D" calcext:value-type="string">
            <text:p>$02D</text:p>
          </table:table-cell>
          <table:table-cell table:formula="of:=TEXT((ROW()-3); &quot;000&quot;)" office:value-type="string" office:string-value="045" calcext:value-type="string">
            <text:p>045</text:p>
          </table:table-cell>
          <table:table-cell office:value-type="string" calcext:value-type="string">
            <text:p>Fanatics' Tower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8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E" calcext:value-type="string">
            <text:p>$02E</text:p>
          </table:table-cell>
          <table:table-cell table:formula="of:=TEXT((ROW()-3); &quot;000&quot;)" office:value-type="string" office:string-value="046" calcext:value-type="string">
            <text:p>046</text:p>
          </table:table-cell>
          <table:table-cell office:value-type="string" calcext:value-type="string">
            <text:p>Cyan's Dream Worl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49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2F" calcext:value-type="string">
            <text:p>$02F</text:p>
          </table:table-cell>
          <table:table-cell table:formula="of:=TEXT((ROW()-3); &quot;000&quot;)" office:value-type="string" office:string-value="047" calcext:value-type="string">
            <text:p>047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0]=&quot;Yes&quot;;128;0)" office:value-type="float" office:value="0" calcext:value-type="float">
            <text:p>0</text:p>
          </table:table-cell>
          <table:table-cell table:style-name="ce14" table:formula="of:=SUM([.F43:.F50]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30" calcext:value-type="string">
            <text:p>$030</text:p>
          </table:table-cell>
          <table:table-cell table:formula="of:=TEXT((ROW()-3); &quot;000&quot;)" office:value-type="string" office:string-value="048" calcext:value-type="string">
            <text:p>048</text:p>
          </table:table-cell>
          <table:table-cell office:value-type="string" calcext:value-type="string">
            <text:p>Airship, WoB, right</text:p>
          </table:table-cell>
          <table:table-cell table:content-validation-name="val1" office:value-type="string" calcext:value-type="string">
            <text:p>Yes</text:p>
          </table:table-cell>
          <table:table-cell table:content-validation-name="val2" office:value-type="float" office:value="24" calcext:value-type="float">
            <text:p>24</text:p>
          </table:table-cell>
          <table:table-cell table:formula="of:=IF([.$D5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1" calcext:value-type="string">
            <text:p>$031</text:p>
          </table:table-cell>
          <table:table-cell table:formula="of:=TEXT((ROW()-3); &quot;000&quot;)" office:value-type="string" office:string-value="049" calcext:value-type="string">
            <text:p>049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2" calcext:value-type="string">
            <text:p>$032</text:p>
          </table:table-cell>
          <table:table-cell table:formula="of:=TEXT((ROW()-3); &quot;000&quot;)" office:value-type="string" office:string-value="050" calcext:value-type="string">
            <text:p>050</text:p>
          </table:table-cell>
          <table:table-cell office:value-type="string" calcext:value-type="string">
            <text:p>none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3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3" calcext:value-type="string">
            <text:p>$033</text:p>
          </table:table-cell>
          <table:table-cell table:formula="of:=TEXT((ROW()-3); &quot;000&quot;)" office:value-type="string" office:string-value="051" calcext:value-type="string">
            <text:p>051</text:p>
          </table:table-cell>
          <table:table-cell office:value-type="string" calcext:value-type="string">
            <text:p>Statue 1 (Doom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4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4" calcext:value-type="string">
            <text:p>$034</text:p>
          </table:table-cell>
          <table:table-cell table:formula="of:=TEXT((ROW()-3); &quot;000&quot;)" office:value-type="string" office:string-value="052" calcext:value-type="string">
            <text:p>052</text:p>
          </table:table-cell>
          <table:table-cell office:value-type="string" calcext:value-type="string">
            <text:p>Statue 2 (Poltergeist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5" calcext:value-type="string">
            <text:p>$035</text:p>
          </table:table-cell>
          <table:table-cell table:formula="of:=TEXT((ROW()-3); &quot;000&quot;)" office:value-type="string" office:string-value="053" calcext:value-type="string">
            <text:p>053</text:p>
          </table:table-cell>
          <table:table-cell office:value-type="string" calcext:value-type="string">
            <text:p>Statue 3 (Goddess)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6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6" calcext:value-type="string">
            <text:p>$036</text:p>
          </table:table-cell>
          <table:table-cell table:formula="of:=TEXT((ROW()-3); &quot;000&quot;)" office:value-type="string" office:string-value="054" calcext:value-type="string">
            <text:p>054</text:p>
          </table:table-cell>
          <table:table-cell office:value-type="string" calcext:value-type="string">
            <text:p>Kefka's Background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7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37" calcext:value-type="string">
            <text:p>$037</text:p>
          </table:table-cell>
          <table:table-cell table:formula="of:=TEXT((ROW()-3); &quot;000&quot;)" office:value-type="string" office:string-value="055" calcext:value-type="string">
            <text:p>055</text:p>
          </table:table-cell>
          <table:table-cell office:value-type="string" calcext:value-type="string">
            <text:p>Tentacles</text:p>
          </table:table-cell>
          <table:table-cell table:content-validation-name="val1" office:value-type="string" calcext:value-type="string">
            <text:p>No</text:p>
          </table:table-cell>
          <table:table-cell table:content-validation-name="val2" office:value-type="float" office:value="255" calcext:value-type="float">
            <text:p>255</text:p>
          </table:table-cell>
          <table:table-cell table:formula="of:=IF([.$D58]=&quot;Yes&quot;;128;0)" office:value-type="float" office:value="0" calcext:value-type="float">
            <text:p>0</text:p>
          </table:table-cell>
          <table:table-cell table:style-name="ce14" table:formula="of:=SUM([.F51:.F58])" office:value-type="float" office:value="1" calcext:value-type="float">
            <text:p>1</text:p>
          </table:table-cell>
          <table:table-cell table:number-columns-repeated="2"/>
        </table:table-row>
      </table:table>
      <table:table table:name="events" table:style-name="ta1" table:protected="true" table:protection-key="2656+I+2dLze939FWrZXrbPgwkI=" table:protection-key-digest-algorithm="http://www.w3.org/2000/09/xmldsig#sha1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_maps" form:control-implementation="ooo:com.sun.star.form.component.CommandButton" xml:id="control3" form:id="control3" form:label="Export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var/home/madsiur/projects/romhacking/day_night_cycle/project/ff6-day-night-cycle/data/data-test.ods/content.xml"/>
              </form:properties>
              <office:event-listeners>
                <script:event-listener script:language="ooo:script" script:event-name="dom:mousedown" xlink:href="vnd.sun.star.script:Standard.export.Events?language=Basic&amp;location=document" xlink:type="simple"/>
              </office:event-listeners>
            </form:button>
          </form:form>
        </office:forms>
        <table:shapes>
          <draw:control draw:z-index="0" draw:name="export_events" draw:style-name="gr1" draw:text-style-name="P1" svg:width="3.739cm" svg:height="0.871cm" svg:x="26.6cm" svg:y="0.237cm" draw:control="control3"/>
        </table:shapes>
        <table:table-column table:style-name="co1" table:number-columns-repeated="2" table:default-cell-style-name="ce3"/>
        <table:table-column table:style-name="co4" table:default-cell-style-name="ce8"/>
        <table:table-column table:style-name="co1" table:default-cell-style-name="ce12"/>
        <table:table-column table:style-name="co1" table:visibility="collapse" table:number-columns-repeated="2" table:default-cell-style-name="ce16"/>
        <table:table-column table:style-name="co1" table:number-columns-repeated="2" table:default-cell-style-name="ce31"/>
        <table:table-row table:style-name="ro1">
          <table:table-cell table:style-name="ce1" office:value-type="string" calcext:value-type="string" table:number-columns-spanned="4" table:number-rows-spanned="1">
            <text:p>World Map Events</text:p>
          </table:table-cell>
          <table:covered-table-cell table:style-name="ce5"/>
          <table:covered-table-cell table:style-name="ce6"/>
          <table:covered-table-cell table:style-name="ce10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ID (Hex)</text:p>
          </table:table-cell>
          <table:table-cell table:style-name="ce2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11" office:value-type="string" calcext:value-type="string">
            <text:p>Enabled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0" calcext:value-type="string">
            <text:p>$000</text:p>
          </table:table-cell>
          <table:table-cell table:formula="of:=TEXT((ROW()-3); &quot;000&quot;)" office:value-type="string" office:string-value="000" calcext:value-type="string">
            <text:p>000</text:p>
          </table:table-cell>
          <table:table-cell office:value-type="string" calcext:value-type="string">
            <text:p>Blank entry</text:p>
          </table:table-cell>
          <table:table-cell table:content-validation-name="val1" office:value-type="string" calcext:value-type="string">
            <text:p>No</text:p>
          </table:table-cell>
          <table:table-cell table:formula="of:=IF([.$D3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1" calcext:value-type="string">
            <text:p>$001</text:p>
          </table:table-cell>
          <table:table-cell table:formula="of:=TEXT((ROW()-3); &quot;000&quot;)" office:value-type="string" office:string-value="001" calcext:value-type="string">
            <text:p>001</text:p>
          </table:table-cell>
          <table:table-cell office:value-type="string" calcext:value-type="string">
            <text:p>Draw a fly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4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2" calcext:value-type="string">
            <text:p>$002</text:p>
          </table:table-cell>
          <table:table-cell table:formula="of:=TEXT((ROW()-3); &quot;000&quot;)" office:value-type="string" office:string-value="002" calcext:value-type="string">
            <text:p>002</text:p>
          </table:table-cell>
          <table:table-cell office:value-type="string" calcext:value-type="string">
            <text:p>Draw a chocobo and its rider</text:p>
          </table:table-cell>
          <table:table-cell table:content-validation-name="val1" office:value-type="string" calcext:value-type="string">
            <text:p>No</text:p>
          </table:table-cell>
          <table:table-cell table:formula="of:=IF([.$D5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3" calcext:value-type="string">
            <text:p>$003</text:p>
          </table:table-cell>
          <table:table-cell table:formula="of:=TEXT((ROW()-3); &quot;000&quot;)" office:value-type="string" office:string-value="003" calcext:value-type="string">
            <text:p>003</text:p>
          </table:table-cell>
          <table:table-cell office:value-type="string" calcext:value-type="string">
            <text:p>Draw a map character and landed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6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4" calcext:value-type="string">
            <text:p>$004</text:p>
          </table:table-cell>
          <table:table-cell table:formula="of:=TEXT((ROW()-3); &quot;000&quot;)" office:value-type="string" office:string-value="004" calcext:value-type="string">
            <text:p>004</text:p>
          </table:table-cell>
          <table:table-cell office:value-type="string" calcext:value-type="string">
            <text:p>Draw the flashing arrows from the Serpent Trench</text:p>
          </table:table-cell>
          <table:table-cell table:content-validation-name="val1" office:value-type="string" calcext:value-type="string">
            <text:p>No</text:p>
          </table:table-cell>
          <table:table-cell table:formula="of:=IF([.$D7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5" calcext:value-type="string">
            <text:p>$005</text:p>
          </table:table-cell>
          <table:table-cell table:formula="of:=TEXT((ROW()-3); &quot;000&quot;)" office:value-type="string" office:string-value="005" calcext:value-type="string">
            <text:p>005</text:p>
          </table:table-cell>
          <table:table-cell office:value-type="string" calcext:value-type="string">
            <text:p>Draw a 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8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6" calcext:value-type="string">
            <text:p>$006</text:p>
          </table:table-cell>
          <table:table-cell table:formula="of:=TEXT((ROW()-3); &quot;000&quot;)" office:value-type="string" office:string-value="006" calcext:value-type="string">
            <text:p>006</text:p>
          </table:table-cell>
          <table:table-cell office:value-type="string" calcext:value-type="string">
            <text:p>Draw an airship taking off</text:p>
          </table:table-cell>
          <table:table-cell table:content-validation-name="val1" office:value-type="string" calcext:value-type="string">
            <text:p>Yes</text:p>
          </table:table-cell>
          <table:table-cell table:formula="of:=IF([.$D9]=&quot;Yes&quot;;64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7" calcext:value-type="string">
            <text:p>$007</text:p>
          </table:table-cell>
          <table:table-cell table:formula="of:=TEXT((ROW()-3); &quot;000&quot;)" office:value-type="string" office:string-value="007" calcext:value-type="string">
            <text:p>007</text:p>
          </table:table-cell>
          <table:table-cell office:value-type="string" calcext:value-type="string">
            <text:p>Initialize a flying airship after the airship has taken off</text:p>
          </table:table-cell>
          <table:table-cell table:content-validation-name="val1" office:value-type="string" calcext:value-type="string">
            <text:p>No</text:p>
          </table:table-cell>
          <table:table-cell table:formula="of:=IF([.$D10]=&quot;Yes&quot;;128;0)" office:value-type="float" office:value="0" calcext:value-type="float">
            <text:p>0</text:p>
          </table:table-cell>
          <table:table-cell table:formula="of:=SUM([.E3:.E10])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08" calcext:value-type="string">
            <text:p>$008</text:p>
          </table:table-cell>
          <table:table-cell table:formula="of:=TEXT((ROW()-3); &quot;000&quot;)" office:value-type="string" office:string-value="008" calcext:value-type="string">
            <text:p>008</text:p>
          </table:table-cell>
          <table:table-cell office:value-type="string" calcext:value-type="string">
            <text:p>Draw a landing airship</text:p>
          </table:table-cell>
          <table:table-cell table:content-validation-name="val1" office:value-type="string" calcext:value-type="string">
            <text:p>Yes</text:p>
          </table:table-cell>
          <table:table-cell table:formula="of:=IF([.$D11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9" calcext:value-type="string">
            <text:p>$009</text:p>
          </table:table-cell>
          <table:table-cell table:formula="of:=TEXT((ROW()-3); &quot;000&quot;)" office:value-type="string" office:string-value="009" calcext:value-type="string">
            <text:p>009</text:p>
          </table:table-cell>
          <table:table-cell office:value-type="string" calcext:value-type="string">
            <text:p>Initialize the map character and landed airship after the airship has landed</text:p>
          </table:table-cell>
          <table:table-cell table:content-validation-name="val1" office:value-type="string" calcext:value-type="string">
            <text:p>No</text:p>
          </table:table-cell>
          <table:table-cell table:formula="of:=IF([.$D12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A" calcext:value-type="string">
            <text:p>$00A</text:p>
          </table:table-cell>
          <table:table-cell table:formula="of:=TEXT((ROW()-3); &quot;000&quot;)" office:value-type="string" office:string-value="010" calcext:value-type="string">
            <text:p>010</text:p>
          </table:table-cell>
          <table:table-cell office:value-type="string" calcext:value-type="string">
            <text:p>Draw the dismounting from a chocobo</text:p>
          </table:table-cell>
          <table:table-cell table:content-validation-name="val1" office:value-type="string" calcext:value-type="string">
            <text:p>Yes</text:p>
          </table:table-cell>
          <table:table-cell table:formula="of:=IF([.$D13]=&quot;Yes&quot;;4;0)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B" calcext:value-type="string">
            <text:p>$00B</text:p>
          </table:table-cell>
          <table:table-cell table:formula="of:=TEXT((ROW()-3); &quot;000&quot;)" office:value-type="string" office:string-value="011" calcext:value-type="string">
            <text:p>011</text:p>
          </table:table-cell>
          <table:table-cell office:value-type="string" calcext:value-type="string">
            <text:p>Finalize the dismounting from a chocobo</text:p>
          </table:table-cell>
          <table:table-cell table:content-validation-name="val1" office:value-type="string" calcext:value-type="string">
            <text:p>No</text:p>
          </table:table-cell>
          <table:table-cell table:formula="of:=IF([.$D14]=&quot;Yes&quot;;8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C" calcext:value-type="string">
            <text:p>$00C</text:p>
          </table:table-cell>
          <table:table-cell table:formula="of:=TEXT((ROW()-3); &quot;000&quot;)" office:value-type="string" office:string-value="012" calcext:value-type="string">
            <text:p>012</text:p>
          </table:table-cell>
          <table:table-cell office:value-type="string" calcext:value-type="string">
            <text:p>Initialize flying Esper Terra</text:p>
          </table:table-cell>
          <table:table-cell table:content-validation-name="val1" office:value-type="string" calcext:value-type="string">
            <text:p>No</text:p>
          </table:table-cell>
          <table:table-cell table:formula="of:=IF([.$D15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D" calcext:value-type="string">
            <text:p>$00D</text:p>
          </table:table-cell>
          <table:table-cell table:formula="of:=TEXT((ROW()-3); &quot;000&quot;)" office:value-type="string" office:string-value="013" calcext:value-type="string">
            <text:p>013</text:p>
          </table:table-cell>
          <table:table-cell office:value-type="string" calcext:value-type="string">
            <text:p>Draw flying Esper Terra</text:p>
          </table:table-cell>
          <table:table-cell table:content-validation-name="val1" office:value-type="string" calcext:value-type="string">
            <text:p>Yes</text:p>
          </table:table-cell>
          <table:table-cell table:formula="of:=IF([.$D16]=&quot;Yes&quot;;32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E" calcext:value-type="string">
            <text:p>$00E</text:p>
          </table:table-cell>
          <table:table-cell table:formula="of:=TEXT((ROW()-3); &quot;000&quot;)" office:value-type="string" office:string-value="014" calcext:value-type="string">
            <text:p>014</text:p>
          </table:table-cell>
          <table:table-cell office:value-type="string" calcext:value-type="string">
            <text:p>Initialize an airship emerging from the ocean</text:p>
          </table:table-cell>
          <table:table-cell table:content-validation-name="val1" office:value-type="string" calcext:value-type="string">
            <text:p>No</text:p>
          </table:table-cell>
          <table:table-cell table:formula="of:=IF([.$D17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0F" calcext:value-type="string">
            <text:p>$00F</text:p>
          </table:table-cell>
          <table:table-cell table:formula="of:=TEXT((ROW()-3); &quot;000&quot;)" office:value-type="string" office:string-value="015" calcext:value-type="string">
            <text:p>015</text:p>
          </table:table-cell>
          <table:table-cell office:value-type="string" calcext:value-type="string">
            <text:p>Draw an airship emerging from the ocean</text:p>
          </table:table-cell>
          <table:table-cell table:content-validation-name="val1" office:value-type="string" calcext:value-type="string">
            <text:p>Yes</text:p>
          </table:table-cell>
          <table:table-cell table:formula="of:=IF([.$D18]=&quot;Yes&quot;;128;0)" office:value-type="float" office:value="128" calcext:value-type="float">
            <text:p>128</text:p>
          </table:table-cell>
          <table:table-cell table:formula="of:=SUM([.E11:.E18])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0" calcext:value-type="string">
            <text:p>$010</text:p>
          </table:table-cell>
          <table:table-cell table:formula="of:=TEXT((ROW()-3); &quot;000&quot;)" office:value-type="string" office:string-value="016" calcext:value-type="string">
            <text:p>016</text:p>
          </table:table-cell>
          <table:table-cell office:value-type="string" calcext:value-type="string">
            <text:p>Initialize a smok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19]=&quot;Yes&quot;;1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1" calcext:value-type="string">
            <text:p>$011</text:p>
          </table:table-cell>
          <table:table-cell table:formula="of:=TEXT((ROW()-3); &quot;000&quot;)" office:value-type="string" office:string-value="017" calcext:value-type="string">
            <text:p>017</text:p>
          </table:table-cell>
          <table:table-cell office:value-type="string" calcext:value-type="string">
            <text:p>Draw a smoking airship</text:p>
          </table:table-cell>
          <table:table-cell table:content-validation-name="val1" office:value-type="string" calcext:value-type="string">
            <text:p>No</text:p>
          </table:table-cell>
          <table:table-cell table:formula="of:=IF([.$D20]=&quot;Yes&quot;;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2" calcext:value-type="string">
            <text:p>$012</text:p>
          </table:table-cell>
          <table:table-cell table:formula="of:=TEXT((ROW()-3); &quot;000&quot;)" office:value-type="string" office:string-value="018" calcext:value-type="string">
            <text:p>018</text:p>
          </table:table-cell>
          <table:table-cell office:value-type="string" calcext:value-type="string">
            <text:p>Initialize a flying pigeon</text:p>
          </table:table-cell>
          <table:table-cell table:content-validation-name="val1" office:value-type="string" calcext:value-type="string">
            <text:p>No</text:p>
          </table:table-cell>
          <table:table-cell table:formula="of:=IF([.$D21]=&quot;Yes&quot;;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3" calcext:value-type="string">
            <text:p>$013</text:p>
          </table:table-cell>
          <table:table-cell table:formula="of:=TEXT((ROW()-3); &quot;000&quot;)" office:value-type="string" office:string-value="019" calcext:value-type="string">
            <text:p>019</text:p>
          </table:table-cell>
          <table:table-cell office:value-type="string" calcext:value-type="string">
            <text:p>Draw a flying pigeon</text:p>
          </table:table-cell>
          <table:table-cell table:content-validation-name="val1" office:value-type="string" calcext:value-type="string">
            <text:p>Yes</text:p>
          </table:table-cell>
          <table:table-cell table:formula="of:=IF([.$D22]=&quot;Yes&quot;;8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4" calcext:value-type="string">
            <text:p>$014</text:p>
          </table:table-cell>
          <table:table-cell table:formula="of:=TEXT((ROW()-3); &quot;000&quot;)" office:value-type="string" office:string-value="020" calcext:value-type="string">
            <text:p>020</text:p>
          </table:table-cell>
          <table:table-cell office:value-type="string" calcext:value-type="string">
            <text:p>Propel the airship leftward after it has emerged from the ocean</text:p>
          </table:table-cell>
          <table:table-cell table:content-validation-name="val1" office:value-type="string" calcext:value-type="string">
            <text:p>No</text:p>
          </table:table-cell>
          <table:table-cell table:formula="of:=IF([.$D23]=&quot;Yes&quot;;16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5" calcext:value-type="string">
            <text:p>$015</text:p>
          </table:table-cell>
          <table:table-cell table:formula="of:=TEXT((ROW()-3); &quot;000&quot;)" office:value-type="string" office:string-value="021" calcext:value-type="string">
            <text:p>021</text:p>
          </table:table-cell>
          <table:table-cell office:value-type="string" calcext:value-type="string">
            <text:p>Initialize the fire objects displayed when the world is getting zapped</text:p>
          </table:table-cell>
          <table:table-cell table:content-validation-name="val1" office:value-type="string" calcext:value-type="string">
            <text:p>No</text:p>
          </table:table-cell>
          <table:table-cell table:formula="of:=IF([.$D24]=&quot;Yes&quot;;32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6" calcext:value-type="string">
            <text:p>$016</text:p>
          </table:table-cell>
          <table:table-cell table:formula="of:=TEXT((ROW()-3); &quot;000&quot;)" office:value-type="string" office:string-value="022" calcext:value-type="string">
            <text:p>022</text:p>
          </table:table-cell>
          <table:table-cell office:value-type="string" calcext:value-type="string">
            <text:p>Draw the fire objects displayed when the world is getting zapped</text:p>
          </table:table-cell>
          <table:table-cell table:content-validation-name="val1" office:value-type="string" calcext:value-type="string">
            <text:p>No</text:p>
          </table:table-cell>
          <table:table-cell table:formula="of:=IF([.$D25]=&quot;Yes&quot;;64;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&quot;$&quot;&amp;(DEC2HEX((ROW()-3);3))" office:value-type="string" office:string-value="$017" calcext:value-type="string">
            <text:p>$017</text:p>
          </table:table-cell>
          <table:table-cell table:formula="of:=TEXT((ROW()-3); &quot;000&quot;)" office:value-type="string" office:string-value="023" calcext:value-type="string">
            <text:p>023</text:p>
          </table:table-cell>
          <table:table-cell office:value-type="string" calcext:value-type="string">
            <text:p>Initialize the airship for the scene from the ending</text:p>
          </table:table-cell>
          <table:table-cell table:content-validation-name="val1" office:value-type="string" calcext:value-type="string">
            <text:p>No</text:p>
          </table:table-cell>
          <table:table-cell table:formula="of:=IF([.$D26]=&quot;Yes&quot;;128;0)" office:value-type="float" office:value="0" calcext:value-type="float">
            <text:p>0</text:p>
          </table:table-cell>
          <table:table-cell table:formula="of:=SUM([.E19:.E26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formula="of:=&quot;$&quot;&amp;(DEC2HEX((ROW()-3);3))" office:value-type="string" office:string-value="$018" calcext:value-type="string">
            <text:p>$018</text:p>
          </table:table-cell>
          <table:table-cell table:formula="of:=TEXT((ROW()-3); &quot;000&quot;)" office:value-type="string" office:string-value="024" calcext:value-type="string">
            <text:p>024</text:p>
          </table:table-cell>
          <table:table-cell office:value-type="string" calcext:value-type="string">
            <text:p>Animate the airship for the scene from the ending</text:p>
          </table:table-cell>
          <table:table-cell table:content-validation-name="val1" office:value-type="string" calcext:value-type="string">
            <text:p>Yes</text:p>
          </table:table-cell>
          <table:table-cell table:formula="of:=IF([.$D27]=&quot;Yes&quot;;1;0)" office:value-type="float" office:value="1" calcext:value-type="float">
            <text:p>1</text:p>
          </table:table-cell>
          <table:table-cell table:number-columns-repeated="3"/>
        </table:table-row>
        <table:table-row table:style-name="ro4" table:number-rows-repeated="6">
          <table:table-cell table:style-name="Default" table:number-columns-repeated="4"/>
          <table:table-cell table:style-name="ce15" table:number-columns-repeated="2"/>
          <table:table-cell table:style-name="Default" table:number-columns-repeated="2"/>
        </table:table-row>
        <table:table-row table:style-name="ro4">
          <table:table-cell table:style-name="Default" table:number-columns-repeated="4"/>
          <table:table-cell table:style-name="ce15"/>
          <table:table-cell table:style-name="ce15" table:formula="of:=[.E27]" office:value-type="float" office:value="1" calcext:value-type="float">
            <text:p>1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0" number:min-decimal-places="0" number:min-integer-digits="1" number:grouping="true"/>
      <number:text> </number:text>
      <number:currency-symbol/>
      <number:text loext:blank-width-char=")"> </number:text>
    </number:currency-style>
    <number:currency-style style:name="N115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/>
      <number:text loext:blank-width-char=")"> </number:text>
    </number:currency-style>
    <number:currency-style style:name="N116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/>
      <number:text loext:blank-width-char=")"> </number:text>
    </number:currency-style>
    <number:currency-style style:name="N118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/>
      <number:text loext:blank-width-char=")"> </number:text>
    </number:currency-style>
    <number:currency-style style:name="N119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6P0" style:volatile="true">
      <number:number number:decimal-places="0" number:min-decimal-places="0" number:min-integer-digits="1" number:grouping="true"/>
      <number:text loext:blank-width-char="$1_)3">    </number:text>
    </number:currency-style>
    <number:currency-style style:name="N126">
      <number:text>(</number:text>
      <number:number number:decimal-places="0" number:min-decimal-places="0" number:min-integer-digits="1" number:grouping="true"/>
      <number:text loext:blank-width-char="$1">   )</number:text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 loext:blank-width-char="$1_)3">    </number:text>
    </number:currency-style>
    <number:currency-style style:name="N127">
      <style:text-properties fo:color="#ff0000"/>
      <number:text>(</number:text>
      <number:number number:decimal-places="0" number:min-decimal-places="0" number:min-integer-digits="1" number:grouping="true"/>
      <number:text loext:blank-width-char="$1">   )</number:text>
      <style:map style:condition="value()&gt;=0" style:apply-style-name="N127P0"/>
    </number:currency-style>
    <number:currency-style style:name="N129P0" style:volatile="true">
      <number:number number:decimal-places="2" number:min-decimal-places="2" number:min-integer-digits="1" number:grouping="true"/>
      <number:text loext:blank-width-char="$1_)3">    </number:text>
    </number:currency-style>
    <number:currency-style style:name="N129">
      <number:text>(</number:text>
      <number:number number:decimal-places="2" number:min-decimal-places="2" number:min-integer-digits="1" number:grouping="true"/>
      <number:text loext:blank-width-char="$1">   )</number:text>
      <style:map style:condition="value()&gt;=0" style:apply-style-name="N129P0"/>
    </number:currency-style>
    <number:currency-style style:name="N130P0" style:volatile="true">
      <number:number number:decimal-places="2" number:min-decimal-places="2" number:min-integer-digits="1" number:grouping="true"/>
      <number:text loext:blank-width-char="$1_)3">    </number:text>
    </number:currency-style>
    <number:currency-style style:name="N130">
      <style:text-properties fo:color="#ff0000"/>
      <number:text>(</number:text>
      <number:number number:decimal-places="2" number:min-decimal-places="2" number:min-integer-digits="1" number:grouping="true"/>
      <number:text loext:blank-width-char="$1">   )</number:text>
      <style:map style:condition="value()&gt;=0" style:apply-style-name="N130P0"/>
    </number:currency-style>
    <number:currency-style style:name="N134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_$2_ 4">     </number:text>
    </number:currency-style>
    <number:currency-style style:name="N134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 loext:blank-width-char="$2_ 4">)    </number:text>
    </number:currency-style>
    <number:currency-style style:name="N134P2" style:volatile="true">
      <number:text loext:blank-width-char=" "> </number:text>
      <number:fill-character> </number:fill-character>
      <number:text loext:blank-width-char=")1_$3_ 5">-     </number:text>
    </number:currency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)">  </number:text>
      <number:currency-symbol/>
      <number:text loext:blank-width-char=" "> </number:text>
    </number:currency-style>
    <number:currency-style style:name="N138P1" style:volatile="true">
      <number:text loext:blank-width-char=" "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 loext:blank-width-char=" "> </number:text>
    </number:currency-style>
    <number:currency-style style:name="N138P2" style:volatile="true">
      <number:text loext:blank-width-char=" "> </number:text>
      <number:fill-character> </number:fill-character>
      <number:text loext:blank-width-char=")1">-  </number:text>
      <number:currency-symbol/>
      <number:text loext:blank-width-char=" "> </number:text>
    </number:currency-style>
    <number:text-style style:name="N138">
      <number:text loext:blank-width-char=" "> </number:text>
      <number:text-content/>
      <number:text loext:blank-width-char=" 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_$2_ 4">     </number:text>
    </number:currency-style>
    <number:currency-style style:name="N142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$2_ 4">)    </number:text>
    </number:currency-style>
    <number:currency-style style:name="N14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_$2_ 4">     </number:text>
    </number:currency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">  </number:text>
      <number:currency-symbol/>
      <number:text loext:blank-width-char=" "> </number:text>
    </number:currency-style>
    <number:currency-style style:name="N146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 loext:blank-width-char=" "> </number:text>
    </number:currency-style>
    <number:currency-style style:name="N14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 </number:text>
      <number:currency-symbol/>
      <number:text loext:blank-width-char=" "> </number:text>
    </number:currency-style>
    <number:text-style style:name="N146">
      <number:text loext:blank-width-char=" "> </number:text>
      <number:text-content/>
      <number:text loext:blank-width-char=" 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-00-00</text:date>, <text:time style:data-style-name="N2" text:time-value="18:50:06.378815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4T17:53:41.651870647</meta:creation-date>
    <dc:date>2025-05-04T19:01:34.503218892</dc:date>
    <meta:editing-duration>PT54M56S</meta:editing-duration>
    <meta:editing-cycles>16</meta:editing-cycles>
    <meta:generator>LibreOffice/25.2.3.2$Linux_X86_64 LibreOffice_project/bbb074479178df812d175f709636b368952c2ce3</meta:generator>
    <meta:document-statistic meta:table-count="3" meta:cell-count="3498" meta:object-count="3"/>
  </office:meta>
</office:document-meta>
</file>

<file path=Basic/Standard/export.xml><?xml version="1.0" encoding="utf-8"?>
<!DOCTYPE module  PUBLIC '-//OpenOffice.org//DTD OfficeDocument 1.0//EN'  'module.dtd'>
<script:module xmlns:script="http://openoffice.org/2000/script" script:name="export" script:language="StarBasic" script:moduleType="normal">Sub Maps
    Dim oSheet As Object
    Dim oCell As Object
    Dim i As Integer
    Dim rowIndex As Integer
    Dim fileAccess As Object
    Dim fileOut1 As Object
    Dim fileOut2 As Object
    Dim basePath As String

    basePath = GetParentDirectory(GetParentDirectory(ThisComponent.URL))
    fileAccess = createUnoService("com.sun.star.ucb.SimpleFileAccess")

    fileOut1 = fileAccess.openFileWrite(basePath &amp; "/asm/data/map_enable.bin")
    fileOut2 = fileAccess.openFileWrite(basePath &amp; "/asm/data/map_freeze.bin")

    oSheet = ThisComponent.Sheets(0)

    For i = 0 To 51
        rowIndex = 9 + i * 8
        WriteByte fileOut1, oSheet.getCellByPosition(6, rowIndex), rowIndex + 1, "G"
        WriteByte fileOut2, oSheet.getCellByPosition(8, rowIndex), rowIndex + 1, "I"
    Next i

    fileOut1.closeOutput()
    fileOut2.closeOutput()
    MsgBox "Maps binary files written successfully."
End Sub

Sub Backgrounds
    Dim oSheet As Object
    Dim oCell As Object
    Dim i As Integer
    Dim rowIndex As Integer
    Dim fileAccess As Object
    Dim fileOut1 As Object
    Dim fileOut2 As Object
    Dim basePath As String

    basePath = GetParentDirectory(GetParentDirectory(ThisComponent.URL))
    fileAccess = createUnoService("com.sun.star.ucb.SimpleFileAccess")

    fileOut1 = fileAccess.openFileWrite(basePath &amp; "/asm/data/bg_enable.bin")
    fileOut2 = fileAccess.openFileWrite(basePath &amp; "/asm/data/bg_palette.bin")

    oSheet = ThisComponent.Sheets(1)

    For i = 0 To 6
        rowIndex = 9 + i * 8
        WriteByte fileOut1, oSheet.getCellByPosition(6, rowIndex), rowIndex + 1, "G"
    Next i
    
    fileOut1.closeOutput()
    
    For i = 0 To 54
        rowIndex = 2 + i
        WriteByte fileOut2, oSheet.getCellByPosition(4, rowIndex), rowIndex + 1, "E"
    Next i
   
    fileOut2.closeOutput()
    
    MsgBox "Battle backgrounds binary files written successfully."
End Sub

Sub Events
    Dim oSheet As Object
    Dim oCell As Object
    Dim i As Integer
    Dim rowIndex As Integer
    Dim fileAccess As Object
    Dim fileOut1 As Object
    Dim basePath As String

    basePath = GetParentDirectory(GetParentDirectory(ThisComponent.URL))
    fileAccess = createUnoService("com.sun.star.ucb.SimpleFileAccess")

    fileOut1 = fileAccess.openFileWrite(basePath &amp; "/asm/data/events.bin")

    oSheet = ThisComponent.Sheets(2)

    For i = 0 To 3
        rowIndex = 9 + i * 8
        WriteByte fileOut1, oSheet.getCellByPosition(5, rowIndex), rowIndex + 1, "F"
    Next i
    
    fileOut1.closeOutput()
    
    MsgBox "World map events binary file written successfully."
End Sub

Function GetParentDirectory(path As String) As String
    Dim i As Integer
    For i = Len(path) To 1 Step -1
        If Mid$(path, i, 1) = "/" Then
            GetParentDirectory = Left$(path, i - 1)
            Exit Function
        End If
    Next i
    GetParentDirectory = path ' fallback: return unchanged
End Function

Sub WriteByte(fileOut As Object, oCell As Object, rowNum As Integer, colLetter As String)
    Dim value As Integer
    value = oCell.Value
    If value &lt; 0 Or value &gt; 255 Then
        MsgBox "Invalid value in " &amp; colLetter &amp; rowNum
        fileOut.closeOutput()
        End
    End If

    Dim byteArray(0) As Byte
    byteArray(0) = value
    fileOut.writeBytes(byteArray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